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
  <manifest:file-entry manifest:full-path="ObjectReplacements/Object 114" manifest:media-type="application/x-openoffice-gdimetafile;windows_formatname=&quot;GDIMetaFile&quot;"/>
  <manifest:file-entry manifest:full-path="ObjectReplacements/Object 115" manifest:media-type=""/>
  <manifest:file-entry manifest:full-path="ObjectReplacements/Object 116" manifest:media-type="application/x-openoffice-gdimetafile;windows_formatname=&quot;GDIMetaFile&quot;"/>
  <manifest:file-entry manifest:full-path="ObjectReplacements/Object 117" manifest:media-type=""/>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
  <manifest:file-entry manifest:full-path="ObjectReplacements/Object 136" manifest:media-type=""/>
  <manifest:file-entry manifest:full-path="ObjectReplacements/Object 137" manifest:media-type=""/>
  <manifest:file-entry manifest:full-path="ObjectReplacements/Object 138" manifest:media-type=""/>
  <manifest:file-entry manifest:full-path="ObjectReplacements/Object 139" manifest:media-type=""/>
  <manifest:file-entry manifest:full-path="ObjectReplacements/Object 140" manifest:media-type=""/>
  <manifest:file-entry manifest:full-path="ObjectReplacements/Object 141" manifest:media-type=""/>
  <manifest:file-entry manifest:full-path="ObjectReplacements/Object 142" manifest:media-type=""/>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
  <manifest:file-entry manifest:full-path="ObjectReplacements/Object 147" manifest:media-type=""/>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Configurations2/" manifest:media-type="application/vnd.sun.xml.ui.configuration"/>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P1" style:family="paragraph" style:parent-style-name="Standard">
      <style:text-properties officeooo:paragraph-rsid="000340df"/>
    </style:style>
    <style:style style:name="P2" style:family="paragraph" style:parent-style-name="Standard">
      <style:text-properties officeooo:paragraph-rsid="0006ee7a"/>
    </style:style>
    <style:style style:name="P3" style:family="paragraph" style:parent-style-name="Standard">
      <style:text-properties officeooo:paragraph-rsid="000c5d7b"/>
    </style:style>
    <style:style style:name="P4" style:family="paragraph" style:parent-style-name="Standard">
      <style:text-properties officeooo:paragraph-rsid="000d0e89"/>
    </style:style>
    <style:style style:name="P5" style:family="paragraph" style:parent-style-name="Standard">
      <style:text-properties officeooo:paragraph-rsid="00101fa6"/>
    </style:style>
    <style:style style:name="P6" style:family="paragraph" style:parent-style-name="Standard">
      <style:text-properties officeooo:rsid="00101fa6" officeooo:paragraph-rsid="00101fa6"/>
    </style:style>
    <style:style style:name="P7" style:family="paragraph" style:parent-style-name="Standard">
      <style:text-properties officeooo:paragraph-rsid="0011cb73"/>
    </style:style>
    <style:style style:name="P8" style:family="paragraph" style:parent-style-name="Standard">
      <style:text-properties officeooo:rsid="0011cb73" officeooo:paragraph-rsid="0011cb73"/>
    </style:style>
    <style:style style:name="P9" style:family="paragraph" style:parent-style-name="Standard">
      <style:text-properties officeooo:paragraph-rsid="0017c6ca"/>
    </style:style>
    <style:style style:name="P10" style:family="paragraph" style:parent-style-name="Standard">
      <style:text-properties officeooo:paragraph-rsid="001a4256"/>
    </style:style>
    <style:style style:name="P11" style:family="paragraph" style:parent-style-name="Standard">
      <style:text-properties officeooo:rsid="001a4256" officeooo:paragraph-rsid="001a4256"/>
    </style:style>
    <style:style style:name="P12" style:family="paragraph" style:parent-style-name="Standard">
      <style:text-properties officeooo:paragraph-rsid="001b352d"/>
    </style:style>
    <style:style style:name="P13" style:family="paragraph" style:parent-style-name="Standard">
      <style:text-properties officeooo:paragraph-rsid="001bf412"/>
    </style:style>
    <style:style style:name="P14" style:family="paragraph" style:parent-style-name="Standard">
      <style:text-properties officeooo:paragraph-rsid="001dce7a"/>
    </style:style>
    <style:style style:name="P15" style:family="paragraph" style:parent-style-name="Standard">
      <style:text-properties officeooo:paragraph-rsid="001dde89"/>
    </style:style>
    <style:style style:name="P16" style:family="paragraph" style:parent-style-name="Standard">
      <style:text-properties officeooo:paragraph-rsid="001e7231"/>
    </style:style>
    <style:style style:name="P17" style:family="paragraph" style:parent-style-name="Standard">
      <style:text-properties officeooo:paragraph-rsid="0020213a"/>
    </style:style>
    <style:style style:name="P18" style:family="paragraph" style:parent-style-name="Standard">
      <style:text-properties officeooo:rsid="00235a8e" officeooo:paragraph-rsid="00235a8e"/>
    </style:style>
    <style:style style:name="P19" style:family="paragraph" style:parent-style-name="Standard">
      <style:text-properties officeooo:paragraph-rsid="00235a8e"/>
    </style:style>
    <style:style style:name="P20" style:family="paragraph" style:parent-style-name="Standard">
      <style:text-properties officeooo:paragraph-rsid="00264931"/>
    </style:style>
    <style:style style:name="P21" style:family="paragraph" style:parent-style-name="Standard">
      <style:text-properties officeooo:paragraph-rsid="00289d43"/>
    </style:style>
    <style:style style:name="P22" style:family="paragraph" style:parent-style-name="Standard">
      <style:text-properties officeooo:paragraph-rsid="0029e709"/>
    </style:style>
    <style:style style:name="P23" style:family="paragraph" style:parent-style-name="Standard">
      <style:text-properties officeooo:rsid="0029e709" officeooo:paragraph-rsid="0029e709"/>
    </style:style>
    <style:style style:name="P24" style:family="paragraph" style:parent-style-name="Standard">
      <style:text-properties officeooo:paragraph-rsid="002d8ed1"/>
    </style:style>
    <style:style style:name="P25" style:family="paragraph" style:parent-style-name="Standard">
      <style:text-properties officeooo:rsid="002d8ed1" officeooo:paragraph-rsid="002d8ed1"/>
    </style:style>
    <style:style style:name="P26" style:family="paragraph" style:parent-style-name="Standard">
      <style:text-properties officeooo:paragraph-rsid="002e3596"/>
    </style:style>
    <style:style style:name="P27" style:family="paragraph" style:parent-style-name="Standard">
      <style:text-properties officeooo:rsid="002e3596" officeooo:paragraph-rsid="002e3596"/>
    </style:style>
    <style:style style:name="P28" style:family="paragraph" style:parent-style-name="Standard">
      <style:text-properties officeooo:paragraph-rsid="002fee6b"/>
    </style:style>
    <style:style style:name="P29" style:family="paragraph" style:parent-style-name="Standard">
      <style:text-properties officeooo:rsid="00304a0b" officeooo:paragraph-rsid="00304a0b"/>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Standard">
      <style:text-properties officeooo:paragraph-rsid="00326c86"/>
    </style:style>
    <style:style style:name="P33" style:family="paragraph" style:parent-style-name="Standard">
      <style:text-properties officeooo:rsid="00326c86" officeooo:paragraph-rsid="00326c86"/>
    </style:style>
    <style:style style:name="P34" style:family="paragraph" style:parent-style-name="Standard">
      <style:text-properties officeooo:paragraph-rsid="00330fbc"/>
    </style:style>
    <style:style style:name="P35" style:family="paragraph" style:parent-style-name="Standard">
      <style:text-properties officeooo:rsid="00330fbc" officeooo:paragraph-rsid="00330fbc"/>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end" style:justify-single-word="false"/>
    </style:style>
    <style:style style:name="P38" style:family="paragraph">
      <loext:graphic-properties draw:opacity="0%"/>
    </style:style>
    <style:style style:name="T1" style:family="text">
      <style:text-properties officeooo:rsid="00050e60"/>
    </style:style>
    <style:style style:name="T2" style:family="text">
      <style:text-properties officeooo:rsid="0005ad3e"/>
    </style:style>
    <style:style style:name="T3" style:family="text">
      <style:text-properties officeooo:rsid="0006ee7a"/>
    </style:style>
    <style:style style:name="T4" style:family="text">
      <style:text-properties officeooo:rsid="000c5d7b"/>
    </style:style>
    <style:style style:name="T5" style:family="text">
      <style:text-properties officeooo:rsid="00101fa6"/>
    </style:style>
    <style:style style:name="T6" style:family="text">
      <style:text-properties officeooo:rsid="00119906"/>
    </style:style>
    <style:style style:name="T7" style:family="text">
      <style:text-properties officeooo:rsid="0011c3a4"/>
    </style:style>
    <style:style style:name="T8" style:family="text">
      <style:text-properties officeooo:rsid="0011cb73"/>
    </style:style>
    <style:style style:name="T9" style:family="text">
      <style:text-properties officeooo:rsid="0012a208"/>
    </style:style>
    <style:style style:name="T10" style:family="text">
      <style:text-properties officeooo:rsid="0017c6ca"/>
    </style:style>
    <style:style style:name="T11" style:family="text">
      <style:text-properties officeooo:rsid="001a4256"/>
    </style:style>
    <style:style style:name="T12" style:family="text">
      <style:text-properties officeooo:rsid="001b352d"/>
    </style:style>
    <style:style style:name="T13" style:family="text">
      <style:text-properties officeooo:rsid="001bf412"/>
    </style:style>
    <style:style style:name="T14" style:family="text">
      <style:text-properties officeooo:rsid="001dce7a"/>
    </style:style>
    <style:style style:name="T15" style:family="text">
      <style:text-properties officeooo:rsid="001dde89"/>
    </style:style>
    <style:style style:name="T16" style:family="text">
      <style:text-properties officeooo:rsid="001e7231"/>
    </style:style>
    <style:style style:name="T17" style:family="text">
      <style:text-properties officeooo:rsid="0020213a"/>
    </style:style>
    <style:style style:name="T18" style:family="text">
      <style:text-properties fo:font-style="italic" style:font-style-asian="italic" style:font-style-complex="italic"/>
    </style:style>
    <style:style style:name="T19" style:family="text">
      <style:text-properties officeooo:rsid="00235a8e"/>
    </style:style>
    <style:style style:name="T20" style:family="text">
      <style:text-properties officeooo:rsid="00264931"/>
    </style:style>
    <style:style style:name="T21" style:family="text">
      <style:text-properties officeooo:rsid="002770da"/>
    </style:style>
    <style:style style:name="T22" style:family="text">
      <style:text-properties officeooo:rsid="00289d43"/>
    </style:style>
    <style:style style:name="T23" style:family="text">
      <style:text-properties officeooo:rsid="0029e709"/>
    </style:style>
    <style:style style:name="T24" style:family="text">
      <style:text-properties officeooo:rsid="002bee00"/>
    </style:style>
    <style:style style:name="T25" style:family="text">
      <style:text-properties officeooo:rsid="002c1167"/>
    </style:style>
    <style:style style:name="T26" style:family="text">
      <style:text-properties officeooo:rsid="002d8ed1"/>
    </style:style>
    <style:style style:name="T27" style:family="text">
      <style:text-properties officeooo:rsid="002e3596"/>
    </style:style>
    <style:style style:name="T28" style:family="text">
      <style:text-properties officeooo:rsid="002fee6b"/>
    </style:style>
    <style:style style:name="T29" style:family="text">
      <style:text-properties officeooo:rsid="00324674"/>
    </style:style>
    <style:style style:name="T30" style:family="text">
      <style:text-properties officeooo:rsid="00326c86"/>
    </style:style>
    <style:style style:name="T31" style:family="text">
      <style:text-properties officeooo:rsid="00330fbc"/>
    </style:style>
    <style:style style:name="T32" style:family="text">
      <style:text-properties officeooo:rsid="0034ec40"/>
    </style:style>
    <style:style style:name="T33" style:family="text">
      <style:text-properties officeooo:rsid="003503fd"/>
    </style:style>
    <style:style style:name="T34" style:family="text">
      <style:text-properties officeooo:rsid="00364134"/>
    </style:style>
    <style:style style:name="fr1" style:family="graphic" style:parent-style-name="Frame">
      <style:graphic-properties style:vertical-pos="top" style:vertical-rel="paragraph-content" style:horizontal-pos="left" style:horizontal-rel="paragraph"/>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style:vertical-rel="frame" style:horizontal-pos="from-left" style:horizontal-rel="frame" draw:ole-draw-aspect="1"/>
    </style:style>
    <style:style style:name="gr1" style:family="graphic">
      <style:graphic-properties draw:opacity="0%" draw:textarea-horizontal-align="justify" draw:textarea-vertical-align="middle" draw:auto-grow-height="false" fo:min-height="0.322in" fo:min-width="0.2429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opacity="0%" draw:textarea-horizontal-align="justify" draw:textarea-vertical-align="middle" draw:auto-grow-height="false" fo:min-height="0.3917in" fo:min-width="0.6346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youtube.com/watch?v=MJwWKBSHyrE" text:style-name="Internet_20_link" text:visited-style-name="Visited_20_Internet_20_Link">Geometric Algebra 4: The anti-symmetric part</text:a></text:p>
      <text:p text:style-name="P1"/>
      <text:p text:style-name="P2"><text:span text:style-name="T2">L</text:span>et us continue our exploration of the space-time algebra I'm going to try to talk about Geometric algebra in general as well in this lesson in these lessons the space-time algebra is always going to be our anchor as one our favorite <text:span text:style-name="T2">e</text:span>xemplar but there are other ones that there are other <text:span text:style-name="T2">G</text:span>eometric algebras that are important, probably the most important is the just the standard three-dimensional Geometric algebra and I do want to take a quick diversion to understand what this word <text:span text:style-name="T3">d</text:span>imension means in the story of Geometric algebra so we'll probably do that first and then we'll continue on because we were working on the space-time product, we're working on this guy, we're on Section 3.2 and we've done half of that so let's begin.</text:p>
      <text:p text:style-name="P2"/>
      <text:p text:style-name="P2"><draw:frame draw:style-name="fr1" draw:name="Frame1" text:anchor-type="paragraph" svg:width="2.5in" draw:z-index="1"><draw:text-box fo:min-height="1.7965in"><draw:frame draw:style-name="fr4" draw:name="Object2" text:anchor-type="frame" svg:x="1.4299in" svg:y="0.3091in" svg:width="0.172in" svg:height="0.1228in" draw:z-index="6"><draw:object xlink:href="./Object 2" xlink:type="simple" xlink:show="embed" xlink:actuate="onLoad"/><draw:image xlink:href="./ObjectReplacements/Object 2" xlink:type="simple" xlink:show="embed" xlink:actuate="onLoad"/></draw:frame><draw:frame draw:style-name="fr4" draw:name="Object3" text:anchor-type="frame" svg:x="1.85in" svg:y="0.7634in" svg:width="0.172in" svg:height="0.1228in" draw:z-index="7"><draw:object xlink:href="./Object 3" xlink:type="simple" xlink:show="embed" xlink:actuate="onLoad"/><draw:image xlink:href="./ObjectReplacements/Object 3" xlink:type="simple" xlink:show="embed" xlink:actuate="onLoad"/><svg:desc>formula</svg:desc></draw:frame><draw:frame draw:style-name="fr4" draw:name="Object4" text:anchor-type="frame" svg:x="1.411in" svg:y="1.1866in" svg:width="0.172in" svg:height="0.1228in" draw:z-index="8"><draw:object xlink:href="./Object 4" xlink:type="simple" xlink:show="embed" xlink:actuate="onLoad"/><draw:image xlink:href="./ObjectReplacements/Object 4" xlink:type="simple" xlink:show="embed" xlink:actuate="onLoad"/><svg:desc>formula</svg:desc></draw:frame><draw:frame draw:style-name="fr4" draw:name="Object5" text:anchor-type="frame" svg:x="0.5047in" svg:y="0.3945in" svg:width="0.172in" svg:height="0.1228in" draw:z-index="9"><draw:object xlink:href="./Object 5" xlink:type="simple" xlink:show="embed" xlink:actuate="onLoad"/><draw:image xlink:href="./ObjectReplacements/Object 5" xlink:type="simple" xlink:show="embed" xlink:actuate="onLoad"/><svg:desc>formula</svg:desc></draw:frame><draw:frame draw:style-name="fr4" draw:name="Object6" text:anchor-type="frame" svg:x="0.7689in" svg:y="0.2146in" svg:width="0.2917in" svg:height="0.139in" draw:z-index="11"><draw:object xlink:href="./Object 6" xlink:type="simple" xlink:show="embed" xlink:actuate="onLoad"/><draw:image xlink:href="./ObjectReplacements/Object 6" xlink:type="simple" xlink:show="embed" xlink:actuate="onLoad"/></draw:frame><draw:frame draw:style-name="fr4" draw:name="Object7" text:anchor-type="frame" svg:x="0.8008in" svg:y="0.4453in" svg:width="0.5354in" svg:height="0.1047in" draw:z-index="12"><draw:object xlink:href="./Object 7" xlink:type="simple" xlink:show="embed" xlink:actuate="onLoad"/><draw:image xlink:href="./ObjectReplacements/Object 7" xlink:type="simple" xlink:show="embed" xlink:actuate="onLoad"/><svg:desc>formula</svg:desc></draw:frame><draw:frame draw:style-name="fr4" draw:name="Object8" text:anchor-type="frame" svg:x="0.2327in" svg:y="0.2984in" svg:width="0.1638in" svg:height="0.1008in" draw:z-index="13"><draw:object xlink:href="./Object 8" xlink:type="simple" xlink:show="embed" xlink:actuate="onLoad"/><draw:image xlink:href="./ObjectReplacements/Object 8" xlink:type="simple" xlink:show="embed" xlink:actuate="onLoad"/><svg:desc>formula</svg:desc></draw:frame><draw:frame draw:style-name="fr4" draw:name="Object9" text:anchor-type="frame" svg:x="0.2362in" svg:y="0.4752in" svg:width="0.1339in" svg:height="0.1228in" draw:z-index="14"><draw:object xlink:href="./Object 9" xlink:type="simple" xlink:show="embed" xlink:actuate="onLoad"/><draw:image xlink:href="./ObjectReplacements/Object 9" xlink:type="simple" xlink:show="embed" xlink:actuate="onLoad"/><svg:desc>formula</svg:desc></draw:frame><draw:frame draw:style-name="fr4" draw:name="Object10" text:anchor-type="frame" svg:x="1.6874in" svg:y="0.2398in" svg:width="0.2811in" svg:height="0.1228in" draw:z-index="15"><draw:object xlink:href="./Object 10" xlink:type="simple" xlink:show="embed" xlink:actuate="onLoad"/><draw:image xlink:href="./ObjectReplacements/Object 10" xlink:type="simple" xlink:show="embed" xlink:actuate="onLoad"/><svg:desc>formula</svg:desc></draw:frame><draw:frame draw:style-name="fr4" draw:name="Object11" text:anchor-type="frame" svg:x="1.6661in" svg:y="1.0917in" svg:width="0.2811in" svg:height="0.1228in" draw:z-index="16"><draw:object xlink:href="./Object 11" xlink:type="simple" xlink:show="embed" xlink:actuate="onLoad"/><draw:image xlink:href="./ObjectReplacements/Object 11" xlink:type="simple" xlink:show="embed" xlink:actuate="onLoad"/><svg:desc>formula</svg:desc></draw:frame><draw:frame draw:style-name="fr4" draw:name="Object12" text:anchor-type="frame" svg:x="0.7945in" svg:y="1.1043in" svg:width="0.2811in" svg:height="0.1228in" draw:z-index="17"><draw:object xlink:href="./Object 12" xlink:type="simple" xlink:show="embed" xlink:actuate="onLoad"/><draw:image xlink:href="./ObjectReplacements/Object 12" xlink:type="simple" xlink:show="embed" xlink:actuate="onLoad"/><svg:desc>formula</svg:desc></draw:frame><draw:frame draw:style-name="fr4" draw:name="Object13" text:anchor-type="frame" svg:x="0.3764in" svg:y="0.8in" svg:width="0.2626in" svg:height="0.1402in" draw:z-index="18"><draw:object xlink:href="./Object 13" xlink:type="simple" xlink:show="embed" xlink:actuate="onLoad"/><draw:image xlink:href="./ObjectReplacements/Object 13" xlink:type="simple" xlink:show="embed" xlink:actuate="onLoad"/><svg:desc>formula</svg:desc></draw:frame><text:p text:style-name="Frame_20_contents"><draw:custom-shape text:anchor-type="paragraph" draw:z-index="2" draw:name="Shape1" draw:style-name="gr2" draw:text-style-name="P38" svg:width="0.635in" svg:height="0.3921in" svg:x="0.6862in" svg:y="0.1402in"><text:p/><draw:enhanced-geometry svg:viewBox="0 0 21600 21600" draw:type="rectangle" draw:enhanced-path="M 0 0 L 21600 0 21600 21600 0 21600 0 0 Z N"/></draw:custom-shape><draw:custom-shape text:anchor-type="paragraph" draw:z-index="3" draw:name="Shape1_0" draw:style-name="gr2" draw:text-style-name="P38" svg:width="0.635in" svg:height="0.3921in" svg:x="1.5819in" svg:y="0.1465in"><text:p/><draw:enhanced-geometry svg:viewBox="0 0 21600 21600" draw:type="rectangle" draw:enhanced-path="M 0 0 L 21600 0 21600 21600 0 21600 0 0 Z N"/></draw:custom-shape><draw:custom-shape text:anchor-type="paragraph" draw:z-index="4" draw:name="Shape1_1" draw:style-name="gr2" draw:text-style-name="P38" svg:width="0.635in" svg:height="0.3921in" svg:x="0.6799in" svg:y="1.0209in"><text:p/><draw:enhanced-geometry svg:viewBox="0 0 21600 21600" draw:type="rectangle" draw:enhanced-path="M 0 0 L 21600 0 21600 21600 0 21600 0 0 Z N"/></draw:custom-shape><draw:custom-shape text:anchor-type="paragraph" draw:z-index="5" draw:name="Shape1_2" draw:style-name="gr2" draw:text-style-name="P38" svg:width="0.635in" svg:height="0.3921in" svg:x="1.5701in" svg:y="0.9984in"><text:p/><draw:enhanced-geometry svg:viewBox="0 0 21600 21600" draw:type="rectangle" draw:enhanced-path="M 0 0 L 21600 0 21600 21600 0 21600 0 0 Z N"/></draw:custom-shape><draw:custom-shape text:anchor-type="paragraph" draw:z-index="10" draw:name="Shape2" draw:style-name="gr1" draw:text-style-name="P38" svg:width="0.2433in" svg:height="0.3224in" svg:x="0.1465in" svg:y="0.2165in"><text:p/><draw:enhanced-geometry svg:viewBox="0 0 21600 21600" draw:type="rectangle" draw:enhanced-path="M 0 0 L 21600 0 21600 21600 0 21600 0 0 Z N"/></draw:custom-shape></text:p></draw:text-box></draw:frame></text:p>
      <text:p text:style-name="P2"><text:span text:style-name="T3">T</text:span>his is our picture of our total space-time algebra the total algebra is everything all the elements are inside this outer box</text:p>
      <text:p text:style-name="P3">and this box is eventually, this algebra is called<draw:frame draw:style-name="fr3" draw:name="Object1" text:anchor-type="as-char" svg:y="-0.1508in" svg:width="0.3193in" svg:height="0.211in" draw:z-index="0"><draw:object xlink:href="./Object 1" xlink:type="simple" xlink:show="embed" xlink:actuate="onLoad"/><draw:image xlink:href="./ObjectReplacements/Object 1" xlink:type="simple" xlink:show="embed" xlink:actuate="onLoad"/></draw:frame>eventually the paper is going to call it<draw:frame draw:style-name="fr3" draw:name="Object14" text:anchor-type="as-char" svg:y="-0.1508in" svg:width="0.3193in" svg:height="0.211in" draw:z-index="19"><draw:object xlink:href="./Object 14" xlink:type="simple" xlink:show="embed" xlink:actuate="onLoad"/><draw:image xlink:href="./ObjectReplacements/Object 14" xlink:type="simple" xlink:show="embed" xlink:actuate="onLoad"/><svg:desc>formula</svg:desc></draw:frame>we haven't gotten there yet but that<draw:frame draw:style-name="fr3" draw:name="Object15" text:anchor-type="as-char" svg:y="-0.1484in" svg:width="0.1992in" svg:height="0.1839in" draw:z-index="20"><draw:object xlink:href="./Object 15" xlink:type="simple" xlink:show="embed" xlink:actuate="onLoad"/><draw:image xlink:href="./ObjectReplacements/Object 15" xlink:type="simple" xlink:show="embed" xlink:actuate="onLoad"/></draw:frame>stands for <text:a xlink:type="simple" xlink:href="https://en.wikipedia.org/wiki/William_Kingdon_Clifford" text:style-name="Internet_20_link" text:visited-style-name="Visited_20_Internet_20_Link">William Kingdon Clifford</text:a>, the historical figure that's most associated with this analysis and inside of the <text:a xlink:type="simple" xlink:href="https://en.wikipedia.org/wiki/Clifford_algebra" text:style-name="Internet_20_link" text:visited-style-name="Visited_20_Internet_20_Link">Clifford algebra</text:a> we have four, essentially they are sub algebras meaning each one is actually <text:span text:style-name="T9">a</text:span>n algebra and</text:p>
      <text:p text:style-name="P3"/>
      <text:p text:style-name="P4">therefore a vector space unto itself and the Clifford algebra is the literal direct sum of these four sub-<text:span text:style-name="T4">a</text:span>lgebras and ultimately the word for this, by the way, is a <text:a xlink:type="simple" xlink:href="https://en.wikipedia.org/wiki/Graded_ring#Graded_algebra" text:style-name="Internet_20_link" text:visited-style-name="Visited_20_Internet_20_Link"><text:span text:style-name="T4">G</text:span></text:a><text:a xlink:type="simple" xlink:href="https://en.wikipedia.org/wiki/Graded_ring#Graded_algebra" text:style-name="Internet_20_link" text:visited-style-name="Visited_20_Internet_20_Link">raded algebra</text:a>, that means if you can take an algebra and make it the direct sum of several sub algebras you call that thing a Graded algebra so that's an important point we're going to study how this sum works a little bit later once we've understood all of these different vector spaces that are inside the Clifford algebra and the Minkowski vector space, this is the vector space of four vectors and we already learned that we need to augment the vector space of four vectors with real numbers and we haven't quite looked at <text:span text:style-name="T4">the other</text:span> guys yet or we're going to hopefully learn at least <text:span text:style-name="T4">one of them</text:span> today but probably not these <text:span text:style-name="T4">other </text:span>two.</text:p>
      <text:p text:style-name="P4"/>
      <text:p text:style-name="P5"><text:span text:style-name="T5">W</text:span>hat makes the Clifford algebra a Clifford algebra is that we can take any two elements of the algebra and multiply them together to get a third element of the algebra and in particular right now we are studying just the space-time multiplication<draw:frame draw:style-name="fr3" draw:name="Object19" text:anchor-type="as-char" svg:y="-0.1484in" svg:width="0.4953in" svg:height="0.1839in" draw:z-index="23"><draw:object xlink:href="./Object 19" xlink:type="simple" xlink:show="embed" xlink:actuate="onLoad"/><draw:image xlink:href="./ObjectReplacements/Object 19" xlink:type="simple" xlink:show="embed" xlink:actuate="onLoad"/></draw:frame>is called space-time multiplication and right now we are just considering the space-time multiplication of objects in<draw:frame draw:style-name="fr3" draw:name="Object20" text:anchor-type="as-char" svg:y="-0.1484in" svg:width="0.3984in" svg:height="0.2091in" draw:z-index="24"><draw:object xlink:href="./Object 20" xlink:type="simple" xlink:show="embed" xlink:actuate="onLoad"/><draw:image xlink:href="./ObjectReplacements/Object 20" xlink:type="simple" xlink:show="embed" xlink:actuate="onLoad"/><svg:desc>formula</svg:desc></draw:frame>. <text:span text:style-name="T5">T</text:span>he way the paper is presenting this is it's telling us that if we take the space-time product of two elements of<draw:frame draw:style-name="fr3" draw:name="Object21" text:anchor-type="as-char" svg:y="-0.1484in" svg:width="0.3984in" svg:height="0.2091in" draw:z-index="25"><draw:object xlink:href="./Object 21" xlink:type="simple" xlink:show="embed" xlink:actuate="onLoad"/><draw:image xlink:href="./ObjectReplacements/Object 21" xlink:type="simple" xlink:show="embed" xlink:actuate="onLoad"/><svg:desc>formula</svg:desc></draw:frame>we can think of it in terms of this dot product<draw:frame draw:style-name="fr3" draw:name="Object22" text:anchor-type="as-char" svg:y="-0.1484in" svg:width="0.1752in" svg:height="0.1839in" draw:z-index="26"><draw:object xlink:href="./Object 22" xlink:type="simple" xlink:show="embed" xlink:actuate="onLoad"/><draw:image xlink:href="./ObjectReplacements/Object 22" xlink:type="simple" xlink:show="embed" xlink:actuate="onLoad"/></draw:frame>and this other thing that we're going to study today the wedge product<draw:frame draw:style-name="fr3" draw:name="Object23" text:anchor-type="as-char" svg:y="-0.1484in" svg:width="0.2181in" svg:height="0.1839in" draw:z-index="27"><draw:object xlink:href="./Object 23" xlink:type="simple" xlink:show="embed" xlink:actuate="onLoad"/><draw:image xlink:href="./ObjectReplacements/Object 23" xlink:type="simple" xlink:show="embed" xlink:actuate="onLoad"/><svg:desc>formula</svg:desc></draw:frame>and we can associate those pretty unambiguously with the symmetric part and the anti-symmetric part.</text:p>
      <text:p text:style-name="P6"/>
      <table:table table:name="Table1" table:style-name="Table1">
        <table:table-column table:style-name="Table1.A"/>
        <table:table-column table:style-name="Table1.B"/>
        <table:table-header-rows>
          <table:table-row>
            <table:table-cell table:style-name="Table1.A1" office:value-type="string">
              <text:p text:style-name="P30"><draw:frame draw:style-name="fr3" draw:name="Object24" text:anchor-type="as-char" svg:y="-0.2744in" svg:width="2.5772in" svg:height="0.4898in" draw:z-index="28"><draw:object xlink:href="./Object 24" xlink:type="simple" xlink:show="embed" xlink:actuate="onLoad"/><draw:image xlink:href="./ObjectReplacements/Object 24" xlink:type="simple" xlink:show="embed" xlink:actuate="onLoad"/><svg:desc>formula</svg:desc></draw:frame><text:span text:style-name="T5">where</text:span><text:span text:style-name="T5"><draw:frame draw:style-name="fr3" draw:name="Object25" text:anchor-type="as-char" svg:y="-0.1854in" svg:width="0.9583in" svg:height="0.261in" draw:z-index="29"><draw:object xlink:href="./Object 25" xlink:type="simple" xlink:show="embed" xlink:actuate="onLoad"/><draw:image xlink:href="./ObjectReplacements/Object 25" xlink:type="simple" xlink:show="embed" xlink:actuate="onLoad"/><svg:desc>formula</svg:desc></draw:frame></text:span></text:p>
            </table:table-cell>
            <table:table-cell table:style-name="Table1.A1" office:value-type="string">
              <text:p text:style-name="P31">(<text:sequence text:ref-name="refText0" text:name="Text" text:formula="ooow:Text+1" style:num-format="1">1</text:sequence>)</text:p>
            </table:table-cell>
          </table:table-row>
        </table:table-header-rows>
      </table:table>
      <text:p text:style-name="P5"/>
      <text:p text:style-name="P5"><text:span text:style-name="T6">T</text:span>his rule does not apply to all things in<draw:frame draw:style-name="fr3" draw:name="Object16" text:anchor-type="as-char" svg:y="-0.1508in" svg:width="0.3193in" svg:height="0.211in" draw:z-index="21"><draw:object xlink:href="./Object 16" xlink:type="simple" xlink:show="embed" xlink:actuate="onLoad"/><draw:image xlink:href="./ObjectReplacements/Object 16" xlink:type="simple" xlink:show="embed" xlink:actuate="onLoad"/><svg:desc>formula</svg:desc></draw:frame>if I took a vector<draw:frame draw:style-name="fr3" draw:name="Object26" text:anchor-type="as-char" svg:y="-0.1508in" svg:width="0.5783in" svg:height="0.211in" draw:z-index="30"><draw:object xlink:href="./Object 26" xlink:type="simple" xlink:show="embed" xlink:actuate="onLoad"/><draw:image xlink:href="./ObjectReplacements/Object 26" xlink:type="simple" xlink:show="embed" xlink:actuate="onLoad"/></draw:frame><text:span text:style-name="T6">and </text:span>a vector<draw:frame draw:style-name="fr3" draw:name="Object27" text:anchor-type="as-char" svg:y="-0.1508in" svg:width="0.5634in" svg:height="0.211in" draw:z-index="31"><draw:object xlink:href="./Object 27" xlink:type="simple" xlink:show="embed" xlink:actuate="onLoad"/><draw:image xlink:href="./ObjectReplacements/Object 27" xlink:type="simple" xlink:show="embed" xlink:actuate="onLoad"/><svg:desc>formula</svg:desc></draw:frame>just a general object of<draw:frame draw:style-name="fr3" draw:name="Object18" text:anchor-type="as-char" svg:y="-0.1508in" svg:width="0.3193in" svg:height="0.211in" draw:z-index="22"><draw:object xlink:href="./Object 18" xlink:type="simple" xlink:show="embed" xlink:actuate="onLoad"/><draw:image xlink:href="./ObjectReplacements/Object 18" xlink:type="simple" xlink:show="embed" xlink:actuate="onLoad"/><svg:desc>formula</svg:desc></draw:frame>that is not necessarily living in<draw:frame draw:style-name="fr3" draw:name="Object17" text:anchor-type="as-char" svg:y="-0.1484in" svg:width="0.3984in" svg:height="0.2091in" draw:z-index="32"><draw:object xlink:href="./Object 17" xlink:type="simple" xlink:show="embed" xlink:actuate="onLoad"/><draw:image xlink:href="./ObjectReplacements/Object 17" xlink:type="simple" xlink:show="embed" xlink:actuate="onLoad"/><svg:desc>formula</svg:desc></draw:frame>but it could live in either one of those other sub spaces of<draw:frame draw:style-name="fr3" draw:name="Object28" text:anchor-type="as-char" svg:y="-0.1484in" svg:width="0.3984in" svg:height="0.2091in" draw:z-index="33"><draw:object xlink:href="./Object 28" xlink:type="simple" xlink:show="embed" xlink:actuate="onLoad"/><draw:image xlink:href="./ObjectReplacements/Object 28" xlink:type="simple" xlink:show="embed" xlink:actuate="onLoad"/><svg:desc>formula</svg:desc></draw:frame>like it could live in in here which we'll talk about today or here or here or here or it could be some sum of those things. <text:span text:style-name="T7">T</text:span>he space-time product is not so easily broken up into this, there's some instances where things are switched where the scalar part is actually associated with the anti-symmetric part and the wedge part is associated with the symmetric part and then there's some that are <text:soft-page-break/>just general enough that it's really not very valuable to break it up like this but it is very valuable to break it up when you have two elements of<draw:frame draw:style-name="fr3" draw:name="Object29" text:anchor-type="as-char" svg:y="-0.1484in" svg:width="0.3984in" svg:height="0.2091in" draw:z-index="34"><draw:object xlink:href="./Object 29" xlink:type="simple" xlink:show="embed" xlink:actuate="onLoad"/><draw:image xlink:href="./ObjectReplacements/Object 29" xlink:type="simple" xlink:show="embed" xlink:actuate="onLoad"/><svg:desc>formula</svg:desc></draw:frame>and then we build everything up from there.</text:p>
      <text:p text:style-name="P5"/>
      <text:p text:style-name="P7"><text:span text:style-name="T7">N</text:span>ow the idea of this notation <text:sequence-ref text:reference-format="text" text:ref-name="refText0">(1)</text:sequence-ref><text:s/>was to say that the symmetric part can be associated with a something that we're going to call a <text:span text:style-name="T7">dot</text:span> product<draw:frame draw:style-name="fr3" draw:name="Object32" text:anchor-type="as-char" svg:y="-0.1484in" svg:width="0.1752in" svg:height="0.1839in" draw:z-index="37"><draw:object xlink:href="./Object 32" xlink:type="simple" xlink:show="embed" xlink:actuate="onLoad"/><draw:image xlink:href="./ObjectReplacements/Object 32" xlink:type="simple" xlink:show="embed" xlink:actuate="onLoad"/></draw:frame>and the idea of course is that this is supposed to be familiar this is supposed to be the Minkowski contraction of<draw:frame draw:style-name="fr3" draw:name="Object33" text:anchor-type="as-char" svg:y="-0.1484in" svg:width="0.1673in" svg:height="0.1839in" draw:z-index="38"><draw:object xlink:href="./Object 33" xlink:type="simple" xlink:show="embed" xlink:actuate="onLoad"/><draw:image xlink:href="./ObjectReplacements/Object 33" xlink:type="simple" xlink:show="embed" xlink:actuate="onLoad"/></draw:frame>and<draw:frame draw:style-name="fr3" draw:name="Object34" text:anchor-type="as-char" svg:y="-0.1484in" svg:width="0.1673in" svg:height="0.1839in" draw:z-index="47"><draw:object xlink:href="./Object 34" xlink:type="simple" xlink:show="embed" xlink:actuate="onLoad"/><draw:image xlink:href="./ObjectReplacements/Object 34" xlink:type="simple" xlink:show="embed" xlink:actuate="onLoad"/></draw:frame><text:span text:style-name="T7">i.e.</text:span><text:span text:style-name="T7"><draw:frame draw:style-name="fr3" draw:name="Object35" text:anchor-type="as-char" svg:y="-0.152in" svg:width="0.5846in" svg:height="0.1992in" draw:z-index="48"><draw:object xlink:href="./Object 35" xlink:type="simple" xlink:show="embed" xlink:actuate="onLoad"/><draw:image xlink:href="./ObjectReplacements/Object 35" xlink:type="simple" xlink:show="embed" xlink:actuate="onLoad"/></draw:frame></text:span>that's why they want to use the familiar <text:span text:style-name="T7">dot </text:span>product notation, they want this familiarity to surface again here there's the wedge product and that's maybe less familiar to the general audience but it's very familiar to anybody who's studied these kinds of algebras before and we'll get to that a little later but this familiarity was what they're after so they had to show that this symmetric part of this space-time product in fact equals the Minkowski contraction and we demonstrated it in a very straightforward way we just took the square of a sum of two Minkowski vectors and threw it into this expression <text:span text:style-name="T8">here </text:span>which comes from the axioms of the foundational axioms of our Clifford algebra and we just strolled along and we were able to show that the symmetric part of the space-time product did in fact equal the Minkowski contraction of the two <text:span text:style-name="T8">factors. W</text:span>e simplify that with the dot notation.</text:p>
      <text:p text:style-name="P7"/>
      <text:p text:style-name="P7"><text:span text:style-name="T8">T</text:span>his is the coordinate free <text:span text:style-name="T8">version of everything, n</text:span>ow I wanted to have a look at that also and I tried at the end of the last lesson to give you a version of this in a real coordinate system and that proof looked like this, this is what's left of that proof but I ended up leaning on the fact that we already had proven it coordinate free so this really wasn't a proof as much as it was a demonstration of how to cast something into a coordinate system and the hint that you're casting something into a coordinate system was when you take the vectors and you replace them with basis vectors, you take these coordinate free vectors<draw:frame draw:style-name="fr3" draw:name="Object36" text:anchor-type="as-char" svg:y="-0.1484in" svg:width="0.3335in" svg:height="0.1839in" draw:z-index="95"><draw:object xlink:href="./Object 36" xlink:type="simple" xlink:show="embed" xlink:actuate="onLoad"/><draw:image xlink:href="./ObjectReplacements/Object 36" xlink:type="simple" xlink:show="embed" xlink:actuate="onLoad"/></draw:frame>and you replace it with something that's cast in a certain basis<draw:frame draw:style-name="fr3" draw:name="Object37" text:anchor-type="as-char" svg:y="-0.1484in" svg:width="0.2291in" svg:height="0.1839in" draw:z-index="96"><draw:object xlink:href="./Object 37" xlink:type="simple" xlink:show="embed" xlink:actuate="onLoad"/><draw:image xlink:href="./ObjectReplacements/Object 37" xlink:type="simple" xlink:show="embed" xlink:actuate="onLoad"/></draw:frame>in this case:</text:p>
      <text:p text:style-name="P8"/>
      <table:table table:name="Table2" table:style-name="Table2">
        <table:table-column table:style-name="Table2.A"/>
        <table:table-column table:style-name="Table2.B"/>
        <table:table-header-rows>
          <table:table-row>
            <table:table-cell table:style-name="Table2.A1" office:value-type="string">
              <text:p text:style-name="P30"><draw:frame draw:style-name="fr3" draw:name="Object180" text:anchor-type="as-char" svg:y="-0.2154in" svg:width="6.0181in" svg:height="0.3854in" draw:z-index="110"><draw:object xlink:href="./Object 38" xlink:type="simple" xlink:show="embed" xlink:actuate="onLoad"/><draw:image xlink:href="./ObjectReplacements/Object 38" xlink:type="simple" xlink:show="embed" xlink:actuate="onLoad"/><svg:desc>formula</svg:desc></draw:frame></text:p>
            </table:table-cell>
            <table:table-cell table:style-name="Table2.A1" office:value-type="string">
              <text:p text:style-name="P31">(<text:sequence text:ref-name="refText1" text:name="Text" text:formula="ooow:Text+1" style:num-format="1">2</text:sequence>)</text:p>
            </table:table-cell>
          </table:table-row>
        </table:table-header-rows>
      </table:table>
      <text:p text:style-name="P7"/>
      <text:p text:style-name="Standard"><text:span text:style-name="T8">O</text:span>nce you start doing that you're leaning on your understanding of the orthogonality of these basis vectors to make various cancellations now this proof wasn't a very good proof well it wasn't really a proof at all it was just a demonstration that I thought might be a proof until I realized that there was a problem but it turns out in this case the proof is that even a little bit simpler than what I suggested and in fact this is an example where the coordinate free proof is actually easier but we're trying to show that the symmetric part of the space-time product is equal to this dot product:</text:p>
      <text:p text:style-name="P8"/>
      <table:table table:name="Table3" table:style-name="Table3">
        <table:table-column table:style-name="Table3.A"/>
        <table:table-column table:style-name="Table3.B"/>
        <table:table-header-rows>
          <table:table-row>
            <table:table-cell table:style-name="Table3.A1" office:value-type="string">
              <text:p text:style-name="P30"><draw:frame draw:style-name="fr3" draw:name="Object38" text:anchor-type="as-char" svg:y="-0.5256in" svg:width="5.7909in" svg:height="1.0102in" draw:z-index="111"><draw:object xlink:href="./Object 39" xlink:type="simple" xlink:show="embed" xlink:actuate="onLoad"/><draw:image xlink:href="./ObjectReplacements/Object 39" xlink:type="simple" xlink:show="embed" xlink:actuate="onLoad"/><svg:desc>formula</svg:desc></draw:frame></text:p>
            </table:table-cell>
            <table:table-cell table:style-name="Table3.A1" office:value-type="string">
              <text:p text:style-name="P31">(<text:sequence text:ref-name="refText2" text:name="Text" text:formula="ooow:Text+1" style:num-format="1">3</text:sequence>)</text:p>
            </table:table-cell>
          </table:table-row>
        </table:table-header-rows>
      </table:table>
      <text:p text:style-name="Standard"/>
      <text:p text:style-name="P9"><text:span text:style-name="T10">Y</text:span>ou have to start with the space-time product so you do blow this up but as soon as you blow it up over here you'll see we have the full algebraic expansion using the linearity of the space-time product and you immediately could cast it straight away into a relative form so this is called the proper form <text:span text:style-name="T10">(first line of </text:span><text:span text:style-name="T10"><text:sequence-ref text:reference-format="text" text:ref-name="refText2">(3)</text:sequence-ref></text:span><text:span text:style-name="T10">) </text:span>and this stuff here is called relative <text:span text:style-name="T10">form (second line of </text:span><text:span text:style-name="T10"><text:sequence-ref text:reference-format="text" text:ref-name="refText2">(3)</text:sequence-ref></text:span><text:span text:style-name="T10">) </text:span>so this stuff here is all relative</text:p>
      <text:p text:style-name="P9">once you cast it in a basis we're calling it relative and when you don't cast into base it's called proper, that's my understanding of the paper's use of the word relative and proper so now we have this relative form and we could also blow up this guy to the blowing up the metric form because we know that this <text:soft-page-break/>thing up here has to equal<draw:frame draw:style-name="fr3" draw:name="Object39" text:anchor-type="as-char" svg:y="-0.152in" svg:width="0.9902in" svg:height="0.1992in" draw:z-index="39"><draw:object xlink:href="./Object 40" xlink:type="simple" xlink:show="embed" xlink:actuate="onLoad"/><draw:image xlink:href="./ObjectReplacements/Object 40" xlink:type="simple" xlink:show="embed" xlink:actuate="onLoad"/><svg:desc>formula</svg:desc></draw:frame>and this is the proper form of applying the Minkowski metric and then we just substitute the relative forms in there and we expand it out this way that's what we basically did that in the last lesson.</text:p>
      <text:p text:style-name="P9"/>
      <text:p text:style-name="P10"><text:span text:style-name="T10">T</text:span>hen using our definitions, once we do this expansion our definitions immediately allow us to cancel <draw:frame draw:style-name="fr3" draw:name="Object40" text:anchor-type="as-char" svg:y="-0.1602in" svg:width="0.4339in" svg:height="0.1957in" draw:z-index="42"><draw:object xlink:href="./Object 41" xlink:type="simple" xlink:show="embed" xlink:actuate="onLoad"/><draw:image xlink:href="./ObjectReplacements/Object 41" xlink:type="simple" xlink:show="embed" xlink:actuate="onLoad"/></draw:frame>leaving us with twice the symmetric part of the space-time product and then we recognize that:</text:p>
      <text:p text:style-name="P11"/>
      <table:table table:name="Table4" table:style-name="Table4">
        <table:table-column table:style-name="Table4.A"/>
        <table:table-column table:style-name="Table4.B"/>
        <table:table-header-rows>
          <table:table-row>
            <table:table-cell table:style-name="Table4.A1" office:value-type="string">
              <text:p text:style-name="P30"><draw:frame draw:style-name="fr3" draw:name="Object41" text:anchor-type="as-char" svg:y="-0.1898in" svg:width="3.172in" svg:height="0.2618in" draw:z-index="49"><draw:object xlink:href="./Object 42" xlink:type="simple" xlink:show="embed" xlink:actuate="onLoad"/><draw:image xlink:href="./ObjectReplacements/Object 42" xlink:type="simple" xlink:show="embed" xlink:actuate="onLoad"/><svg:desc>formula</svg:desc></draw:frame></text:p>
            </table:table-cell>
            <table:table-cell table:style-name="Table4.A1" office:value-type="string">
              <text:p text:style-name="P31">(<text:sequence text:ref-name="refText3" text:name="Text" text:formula="ooow:Text+1" style:num-format="1">4</text:sequence>)</text:p>
            </table:table-cell>
          </table:table-row>
        </table:table-header-rows>
      </table:table>
      <text:p text:style-name="P10"/>
      <text:p text:style-name="P10"><text:span text:style-name="T11">T</text:span>hat is how you might do this proof that the symmetric part of the space-time product is in fact equal to the Minkowski contraction and this is using the coordinate form. <text:span text:style-name="T11">I</text:span>t's not very enlightening or even easier in this case but that is how you would do it using the relative form. <text:span text:style-name="T11">W</text:span>ith that review let us now move on to the anti-symmetric part of this space-time product.</text:p>
      <text:p text:style-name="P10"/>
      <text:p text:style-name="P10"><text:span text:style-name="T11">T</text:span>he first thing we can do is we go back to this expansion <text:sequence-ref text:reference-format="text" text:ref-name="refText0">(1)</text:sequence-ref>, the space-time product, we've got this symmetric part down, well what's left? <text:span text:style-name="T11">E</text:span>verything left in the space-time product must be the anti-symmetric part and we're looking for some simplification of this anti-symmetric part. <text:span text:style-name="T11">N</text:span>ow it's very suggestive to throw that little wedge in there but we could just sa<text:span text:style-name="T11">y</text:span> for the time being tha<text:span text:style-name="T11">t</text:span><draw:frame draw:style-name="fr3" draw:name="Object42" text:anchor-type="as-char" svg:y="-0.1484in" svg:width="0.3654in" svg:height="0.1839in" draw:z-index="50"><draw:object xlink:href="./Object 43" xlink:type="simple" xlink:show="embed" xlink:actuate="onLoad"/><draw:image xlink:href="./ObjectReplacements/Object 43" xlink:type="simple" xlink:show="embed" xlink:actuate="onLoad"/></draw:frame>is identified with this anti-symmetric part<draw:frame draw:style-name="fr3" draw:name="Object43" text:anchor-type="as-char" svg:y="-0.152in" svg:width="0.8709in" svg:height="0.1992in" draw:z-index="51"><draw:object xlink:href="./Object 44" xlink:type="simple" xlink:show="embed" xlink:actuate="onLoad"/><draw:image xlink:href="./ObjectReplacements/Object 44" xlink:type="simple" xlink:show="embed" xlink:actuate="onLoad"/></draw:frame>and try to understand how we might interpret this piece of the space-time product. <text:span text:style-name="T11">W</text:span>ell there's several important things but one critical thing is that well clearly<draw:frame draw:style-name="fr3" draw:name="Object44" text:anchor-type="as-char" svg:y="-0.1484in" svg:width="0.3654in" svg:height="0.1839in" draw:z-index="52"><draw:object xlink:href="./Object 45" xlink:type="simple" xlink:show="embed" xlink:actuate="onLoad"/><draw:image xlink:href="./ObjectReplacements/Object 45" xlink:type="simple" xlink:show="embed" xlink:actuate="onLoad"/><svg:desc>formula</svg:desc></draw:frame>, whatever that asterisk is must equal<draw:frame draw:style-name="fr3" draw:name="Object45" text:anchor-type="as-char" svg:y="-0.1484in" svg:width="0.5008in" svg:height="0.1839in" draw:z-index="53"><draw:object xlink:href="./Object 46" xlink:type="simple" xlink:show="embed" xlink:actuate="onLoad"/><draw:image xlink:href="./ObjectReplacements/Object 46" xlink:type="simple" xlink:show="embed" xlink:actuate="onLoad"/><svg:desc>formula</svg:desc></draw:frame>so it is anti-symmetric this<draw:frame draw:style-name="fr3" draw:name="Object46" text:anchor-type="as-char" svg:y="-0.1484in" svg:width="0.1984in" svg:height="0.1839in" draw:z-index="54"><draw:object xlink:href="./Object 47" xlink:type="simple" xlink:show="embed" xlink:actuate="onLoad"/><draw:image xlink:href="./ObjectReplacements/Object 47" xlink:type="simple" xlink:show="embed" xlink:actuate="onLoad"/></draw:frame><text:span text:style-name="T11">operator i</text:span>s anti-symmetric. <text:span text:style-name="T12">T</text:span>hat's an important hint, if it's anti-symmetric what's really important too is that<draw:frame draw:style-name="fr3" draw:name="Object47" text:anchor-type="as-char" svg:y="-0.1484in" svg:width="0.5909in" svg:height="0.1839in" draw:z-index="55"><draw:object xlink:href="./Object 48" xlink:type="simple" xlink:show="embed" xlink:actuate="onLoad"/><draw:image xlink:href="./ObjectReplacements/Object 48" xlink:type="simple" xlink:show="embed" xlink:actuate="onLoad"/><svg:desc>formula</svg:desc></draw:frame>and between those two things we are <text:span text:style-name="T12">lead</text:span> pretty quickly to say hey you know what the wedge product of two vectors has those two properties it's anti-symmetric and clearly the wedge product of a vector with itself must be zero because of the anti-symmetry.</text:p>
      <text:p text:style-name="P10"/>
      <text:p text:style-name="P12"><text:span text:style-name="T12">N</text:span>ow we are going to take that sense and then go ahead and fully interpret this as the wedge product and as a geometric object, now when we study the wedge product in our previous classwork our previous work on this stuff we usually are talking about forms and we would call<draw:frame draw:style-name="fr3" draw:name="Object48" text:anchor-type="as-char" svg:y="-0.1484in" svg:width="0.3945in" svg:height="0.1839in" draw:z-index="56"><draw:object xlink:href="./Object 49" xlink:type="simple" xlink:show="embed" xlink:actuate="onLoad"/><draw:image xlink:href="./ObjectReplacements/Object 49" xlink:type="simple" xlink:show="embed" xlink:actuate="onLoad"/><svg:desc>formula</svg:desc></draw:frame>a two form, a two form is what we usually see wedged together but<draw:frame draw:style-name="fr3" draw:name="Object49" text:anchor-type="as-char" svg:y="-0.1484in" svg:width="0.1673in" svg:height="0.1839in" draw:z-index="57"><draw:object xlink:href="./Object 50" xlink:type="simple" xlink:show="embed" xlink:actuate="onLoad"/><draw:image xlink:href="./ObjectReplacements/Object 50" xlink:type="simple" xlink:show="embed" xlink:actuate="onLoad"/></draw:frame>and<draw:frame draw:style-name="fr3" draw:name="Object50" text:anchor-type="as-char" svg:y="-0.1484in" svg:width="0.1673in" svg:height="0.1839in" draw:z-index="58"><draw:object xlink:href="./Object 51" xlink:type="simple" xlink:show="embed" xlink:actuate="onLoad"/><draw:image xlink:href="./ObjectReplacements/Object 51" xlink:type="simple" xlink:show="embed" xlink:actuate="onLoad"/></draw:frame>are not forms here, <draw:frame draw:style-name="fr3" draw:name="Object51" text:anchor-type="as-char" svg:y="-0.1484in" svg:width="0.1673in" svg:height="0.1839in" draw:z-index="59"><draw:object xlink:href="./Object 52" xlink:type="simple" xlink:show="embed" xlink:actuate="onLoad"/><draw:image xlink:href="./ObjectReplacements/Object 52" xlink:type="simple" xlink:show="embed" xlink:actuate="onLoad"/><svg:desc>formula</svg:desc></draw:frame>and<draw:frame draw:style-name="fr3" draw:name="Object52" text:anchor-type="as-char" svg:y="-0.1484in" svg:width="0.1673in" svg:height="0.1839in" draw:z-index="60"><draw:object xlink:href="./Object 53" xlink:type="simple" xlink:show="embed" xlink:actuate="onLoad"/><draw:image xlink:href="./ObjectReplacements/Object 53" xlink:type="simple" xlink:show="embed" xlink:actuate="onLoad"/><svg:desc>formula</svg:desc></draw:frame>are elements of the</text:p>
      <text:p text:style-name="P12">Minkowski vector space so they are in fact vectors so this little object, if we're going to interpret it as the standard product is actually something that we speak a little bit less of in the subject of <text:a xlink:type="simple" xlink:href="https://en.wikipedia.org/wiki/Exterior_algebra" text:style-name="Internet_20_link" text:visited-style-name="Visited_20_Internet_20_Link"><text:span text:style-name="T12">E</text:span></text:a><text:a xlink:type="simple" xlink:href="https://en.wikipedia.org/wiki/Exterior_algebra" text:style-name="Internet_20_link" text:visited-style-name="Visited_20_Internet_20_Link">xterior algebra</text:a>, it's actually a two vector right and this brings us into another form of language ambiguity because remember we are saying that everything that lives in<draw:frame draw:style-name="fr3" draw:name="Object53" text:anchor-type="as-char" svg:y="-0.1484in" svg:width="0.3984in" svg:height="0.2091in" draw:z-index="61"><draw:object xlink:href="./Object 54" xlink:type="simple" xlink:show="embed" xlink:actuate="onLoad"/><draw:image xlink:href="./ObjectReplacements/Object 54" xlink:type="simple" xlink:show="embed" xlink:actuate="onLoad"/><svg:desc>formula</svg:desc></draw:frame>we want to call those guys four vectors because that's what we call them in <text:span text:style-name="T12">R</text:span>elativity we call them four vectors and when we study <text:span text:style-name="T12">R</text:span>elativity we call them four vectors because students understand the word vector to mean three-dimensional vectors, <text:span text:style-name="T12">y</text:span>our little pointy things and if we go to Minkowski space we're still dealing with little pointy things as vectors but they have four dimensions and we have to remember they're not Euclidean they're <text:span text:style-name="T1">M</text:span>inkowski so they obey the Minkowski metric.</text:p>
      <text:p text:style-name="P12"/>
      <text:p text:style-name="P12"><text:span text:style-name="T12">S</text:span>tudents need to be able to distinguish between three and four vectors so we call these guys four vectors however in the language of differential forms a four vector would have been an object that looks like<draw:frame draw:style-name="fr3" draw:name="Object54" text:anchor-type="as-char" svg:y="-0.1484in" svg:width="0.8508in" svg:height="0.1839in" draw:z-index="62"><draw:object xlink:href="./Object 55" xlink:type="simple" xlink:show="embed" xlink:actuate="onLoad"/><draw:image xlink:href="./ObjectReplacements/Object 55" xlink:type="simple" xlink:show="embed" xlink:actuate="onLoad"/></draw:frame>, <text:span text:style-name="T13">t</text:span>hat's a four vector, a three vector is<draw:frame draw:style-name="fr3" draw:name="Object55" text:anchor-type="as-char" svg:y="-0.1484in" svg:width="0.6165in" svg:height="0.1839in" draw:z-index="63"><draw:object xlink:href="./Object 56" xlink:type="simple" xlink:show="embed" xlink:actuate="onLoad"/><draw:image xlink:href="./ObjectReplacements/Object 56" xlink:type="simple" xlink:show="embed" xlink:actuate="onLoad"/><svg:desc>formula</svg:desc></draw:frame>and a two vector is<draw:frame draw:style-name="fr3" draw:name="Object56" text:anchor-type="as-char" svg:y="-0.1484in" svg:width="0.3945in" svg:height="0.1839in" draw:z-index="64"><draw:object xlink:href="./Object 57" xlink:type="simple" xlink:show="embed" xlink:actuate="onLoad"/><draw:image xlink:href="./ObjectReplacements/Object 57" xlink:type="simple" xlink:show="embed" xlink:actuate="onLoad"/><svg:desc>formula</svg:desc></draw:frame>where<draw:frame draw:style-name="fr3" draw:name="Object57" text:anchor-type="as-char" svg:y="-0.1484in" svg:width="0.6681in" svg:height="0.1839in" draw:z-index="65"><draw:object xlink:href="./Object 58" xlink:type="simple" xlink:show="embed" xlink:actuate="onLoad"/><draw:image xlink:href="./ObjectReplacements/Object 58" xlink:type="simple" xlink:show="embed" xlink:actuate="onLoad"/></draw:frame>where each vector is some member of some vector space and it's an arbitrary vector space could be any vector space and if it's a co-vector space which is strangely enough also a vector space</text:p>
      <text:p text:style-name="P13">it's just full of co-vectors then we call it <text:span text:style-name="T13">two</text:span> form, three form, four form but if it's the a vector space it's two vector, <text:span text:style-name="T13">three</text:span> vector, <text:span text:style-name="T13">four</text:span> vector but this guy is not to be confused with <text:span text:style-name="T13">four vectors in</text:span><text:span text:style-name="T13"><draw:frame draw:style-name="fr3" draw:name="Object58" text:anchor-type="as-char" svg:y="-0.1484in" svg:width="0.3984in" svg:height="0.2091in" draw:z-index="94"><draw:object xlink:href="./Object 59" xlink:type="simple" xlink:show="embed" xlink:actuate="onLoad"/><draw:image xlink:href="./ObjectReplacements/Object 59" xlink:type="simple" xlink:show="embed" xlink:actuate="onLoad"/><svg:desc>formula</svg:desc></draw:frame></text:span>so we could have a four vector of four vectors which is a complete and absolute mess of language.</text:p>
      <text:p text:style-name="P13"><text:soft-page-break/></text:p>
      <text:p text:style-name="P14"><text:span text:style-name="T13">S</text:span>adly we do have a four vector in our Minkowski space this last one is actually a four vector in this sense in this sense here<draw:frame draw:style-name="fr3" draw:name="Object59" text:anchor-type="as-char" svg:y="-0.1484in" svg:width="0.8508in" svg:height="0.1839in" draw:z-index="112"><draw:object xlink:href="./Object 60" xlink:type="simple" xlink:show="embed" xlink:actuate="onLoad"/><draw:image xlink:href="./ObjectReplacements/Object 60" xlink:type="simple" xlink:show="embed" xlink:actuate="onLoad"/><svg:desc>formula</svg:desc></draw:frame>so we do actually have this problem of four vectors of four vectors so we just have to deal with it and I'll probably be repeating this over and over again but the point is, i<text:span text:style-name="T13">f</text:span> we have to study right now we're faced with the problem of what is this two vector idea<draw:frame draw:style-name="fr3" draw:name="Object60" text:anchor-type="as-char" svg:y="-0.1484in" svg:width="0.3945in" svg:height="0.1839in" draw:z-index="113"><draw:object xlink:href="./Object 61" xlink:type="simple" xlink:show="embed" xlink:actuate="onLoad"/><draw:image xlink:href="./ObjectReplacements/Object 61" xlink:type="simple" xlink:show="embed" xlink:actuate="onLoad"/><svg:desc>formula</svg:desc></draw:frame>so it's time to go back to the paper and they write the anti-symmetric part of the product that's this part right here<draw:frame draw:style-name="fr3" draw:name="Object61" text:anchor-type="as-char" svg:y="-0.152in" svg:width="0.8709in" svg:height="0.1992in" draw:z-index="114"><draw:object xlink:href="./Object 62" xlink:type="simple" xlink:show="embed" xlink:actuate="onLoad"/><draw:image xlink:href="./ObjectReplacements/Object 62" xlink:type="simple" xlink:show="embed" xlink:actuate="onLoad"/></draw:frame>, they are defining to be this notion of a wedge product, it is called <text:span text:style-name="T13">t</text:span>he <text:span text:style-name="T13">w</text:span>edge product and it is the proper generalization of the cross product to relativistic four vectors so this is a little bit of an awkward sentence I mean no it's a very good sentence but it's there's a lot in there I get when I say awkward I mean wow you're processing a lot and it's not clear what's supposed to be obvious and what <text:span text:style-name="T14">i</text:span>s supposed to be something that they're <text:span text:style-name="T14">e</text:span>xpressing and teaching but the proper generalization first of all we use proper to mean coordinate free but in this case proper means the correct generalization of the vector cross product to relativistic four vectors.</text:p>
      <text:p text:style-name="P14"/>
      <text:p text:style-name="P15"><text:span text:style-name="T14">H</text:span>ere's the deal if you understand the vector cross product to mean that if I have a vector<draw:frame draw:style-name="fr3" draw:name="Object62" text:anchor-type="as-char" svg:y="-0.1484in" svg:width="0.1673in" svg:height="0.1839in" draw:z-index="115"><draw:object xlink:href="./Object 63" xlink:type="simple" xlink:show="embed" xlink:actuate="onLoad"/><draw:image xlink:href="./ObjectReplacements/Object 63" xlink:type="simple" xlink:show="embed" xlink:actuate="onLoad"/></draw:frame>and I take its cross product with a vector<draw:frame draw:style-name="fr3" draw:name="Object63" text:anchor-type="as-char" svg:y="-0.1484in" svg:width="0.1673in" svg:height="0.1839in" draw:z-index="116"><draw:object xlink:href="./Object 64" xlink:type="simple" xlink:show="embed" xlink:actuate="onLoad"/><draw:image xlink:href="./ObjectReplacements/Object 64" xlink:type="simple" xlink:show="embed" xlink:actuate="onLoad"/></draw:frame>, if you understand that the result is supposed to be orthogonal to<draw:frame draw:style-name="fr3" draw:name="Object64" text:anchor-type="as-char" svg:y="-0.1484in" svg:width="0.1673in" svg:height="0.1839in" draw:z-index="117"><draw:object xlink:href="./Object 65" xlink:type="simple" xlink:show="embed" xlink:actuate="onLoad"/><draw:image xlink:href="./ObjectReplacements/Object 65" xlink:type="simple" xlink:show="embed" xlink:actuate="onLoad"/></draw:frame>and<draw:frame draw:style-name="fr3" draw:name="Object65" text:anchor-type="as-char" svg:y="-0.1484in" svg:width="0.1673in" svg:height="0.1839in" draw:z-index="118"><draw:object xlink:href="./Object 66" xlink:type="simple" xlink:show="embed" xlink:actuate="onLoad"/><draw:image xlink:href="./ObjectReplacements/Object 66" xlink:type="simple" xlink:show="embed" xlink:actuate="onLoad"/></draw:frame>and it's supposed to be unambiguous meaning there's only one answer, well in three-dimensional space this answer will be another vector<draw:frame draw:style-name="fr3" draw:name="Object66" text:anchor-type="as-char" svg:y="-0.1484in" svg:width="0.1626in" svg:height="0.1839in" draw:z-index="119"><draw:object xlink:href="./Object 67" xlink:type="simple" xlink:show="embed" xlink:actuate="onLoad"/><draw:image xlink:href="./ObjectReplacements/Object 67" xlink:type="simple" xlink:show="embed" xlink:actuate="onLoad"/></draw:frame>but in any other dimension you have a much bigger space that's orthogonal to any two skimpy little pointy thing vectors right and<draw:frame draw:style-name="fr3" draw:name="Object67" text:anchor-type="as-char" svg:y="-0.1484in" svg:width="0.1673in" svg:height="0.1839in" draw:z-index="120"><draw:object xlink:href="./Object 68" xlink:type="simple" xlink:show="embed" xlink:actuate="onLoad"/><draw:image xlink:href="./ObjectReplacements/Object 68" xlink:type="simple" xlink:show="embed" xlink:actuate="onLoad"/></draw:frame>and<draw:frame draw:style-name="fr3" draw:name="Object68" text:anchor-type="as-char" svg:y="-0.1484in" svg:width="0.1673in" svg:height="0.1839in" draw:z-index="121"><draw:object xlink:href="./Object 69" xlink:type="simple" xlink:show="embed" xlink:actuate="onLoad"/><draw:image xlink:href="./ObjectReplacements/Object 69" xlink:type="simple" xlink:show="embed" xlink:actuate="onLoad"/></draw:frame>are assumed to be little pointy thing, vectors so this guy here will not be a vector it'll be a bigger geometric object it could be a plane or it could be a volume, it could be <text:span text:style-name="T15">a </text:span>hyper volume so if that's your understanding of a cross product which means everything that's orthogonal to the vectors<draw:frame draw:style-name="fr3" draw:name="Object69" text:anchor-type="as-char" svg:y="-0.1484in" svg:width="0.1673in" svg:height="0.1839in" draw:z-index="122"><draw:object xlink:href="./Object 70" xlink:type="simple" xlink:show="embed" xlink:actuate="onLoad"/><draw:image xlink:href="./ObjectReplacements/Object 70" xlink:type="simple" xlink:show="embed" xlink:actuate="onLoad"/><svg:desc>formula</svg:desc></draw:frame>and<draw:frame draw:style-name="fr3" draw:name="Object70" text:anchor-type="as-char" svg:y="-0.1484in" svg:width="0.1673in" svg:height="0.1839in" draw:z-index="127"><draw:object xlink:href="./Object 71" xlink:type="simple" xlink:show="embed" xlink:actuate="onLoad"/><draw:image xlink:href="./ObjectReplacements/Object 71" xlink:type="simple" xlink:show="embed" xlink:actuate="onLoad"/><svg:desc>formula</svg:desc></draw:frame>the plane created by the vectors<draw:frame draw:style-name="fr3" draw:name="Object71" text:anchor-type="as-char" svg:y="-0.1484in" svg:width="0.1673in" svg:height="0.1839in" draw:z-index="128"><draw:object xlink:href="./Object 72" xlink:type="simple" xlink:show="embed" xlink:actuate="onLoad"/><draw:image xlink:href="./ObjectReplacements/Object 72" xlink:type="simple" xlink:show="embed" xlink:actuate="onLoad"/><svg:desc>formula</svg:desc></draw:frame>and<draw:frame draw:style-name="fr3" draw:name="Object72" text:anchor-type="as-char" svg:y="-0.1484in" svg:width="0.1673in" svg:height="0.1839in" draw:z-index="129"><draw:object xlink:href="./Object 73" xlink:type="simple" xlink:show="embed" xlink:actuate="onLoad"/><draw:image xlink:href="./ObjectReplacements/Object 73" xlink:type="simple" xlink:show="embed" xlink:actuate="onLoad"/><svg:desc>formula</svg:desc></draw:frame>then yes the wedge product is absolutely the proper generalization of the cross product if you have the mistaken idea that a cross product between any two vectors of any dimensionality regardless, three or any other number is supposed to be another vector then you're in the wrong place because that's not possible to do.</text:p>
      <text:p text:style-name="P15"/>
      <text:p text:style-name="P16"><text:span text:style-name="T15">T</text:span>hat's what this means “the proper generalization of the cross product”, they're trying to say <text:span text:style-name="T16">y</text:span>ou're supposed to think of the cross product as everything that's orthogonal to the plane <text:span text:style-name="T16">s</text:span>panned by the two vectors<draw:frame draw:style-name="fr3" draw:name="Object73" text:anchor-type="as-char" svg:y="-0.1484in" svg:width="0.1673in" svg:height="0.1839in" draw:z-index="130"><draw:object xlink:href="./Object 74" xlink:type="simple" xlink:show="embed" xlink:actuate="onLoad"/><draw:image xlink:href="./ObjectReplacements/Object 74" xlink:type="simple" xlink:show="embed" xlink:actuate="onLoad"/><svg:desc>formula</svg:desc></draw:frame>and<draw:frame draw:style-name="fr3" draw:name="Object74" text:anchor-type="as-char" svg:y="-0.1484in" svg:width="0.1673in" svg:height="0.1839in" draw:z-index="131"><draw:object xlink:href="./Object 75" xlink:type="simple" xlink:show="embed" xlink:actuate="onLoad"/><draw:image xlink:href="./ObjectReplacements/Object 75" xlink:type="simple" xlink:show="embed" xlink:actuate="onLoad"/><svg:desc>formula</svg:desc></draw:frame>, let's use the right language, if I have a vector<draw:frame draw:style-name="fr3" draw:name="Object75" text:anchor-type="as-char" svg:y="-0.1484in" svg:width="0.1673in" svg:height="0.1839in" draw:z-index="132"><draw:object xlink:href="./Object 76" xlink:type="simple" xlink:show="embed" xlink:actuate="onLoad"/><draw:image xlink:href="./ObjectReplacements/Object 76" xlink:type="simple" xlink:show="embed" xlink:actuate="onLoad"/><svg:desc>formula</svg:desc></draw:frame>and<draw:frame draw:style-name="fr3" draw:name="Object76" text:anchor-type="as-char" svg:y="-0.1484in" svg:width="0.1673in" svg:height="0.1839in" draw:z-index="133"><draw:object xlink:href="./Object 77" xlink:type="simple" xlink:show="embed" xlink:actuate="onLoad"/><draw:image xlink:href="./ObjectReplacements/Object 77" xlink:type="simple" xlink:show="embed" xlink:actuate="onLoad"/><svg:desc>formula</svg:desc></draw:frame> they span a plane I want to know everything that is orthogonal to that plane well everything that is orthogonal to that plane is something that has no component along<draw:frame draw:style-name="fr3" draw:name="Object77" text:anchor-type="as-char" svg:y="-0.1484in" svg:width="0.1673in" svg:height="0.1839in" draw:z-index="134"><draw:object xlink:href="./Object 78" xlink:type="simple" xlink:show="embed" xlink:actuate="onLoad"/><draw:image xlink:href="./ObjectReplacements/Object 78" xlink:type="simple" xlink:show="embed" xlink:actuate="onLoad"/></draw:frame>and no component along<draw:frame draw:style-name="fr3" draw:name="Object78" text:anchor-type="as-char" svg:y="-0.1484in" svg:width="0.1673in" svg:height="0.1839in" draw:z-index="135"><draw:object xlink:href="./Object 79" xlink:type="simple" xlink:show="embed" xlink:actuate="onLoad"/><draw:image xlink:href="./ObjectReplacements/Object 79" xlink:type="simple" xlink:show="embed" xlink:actuate="onLoad"/></draw:frame>and typically well that's just another vector<draw:frame draw:style-name="fr3" draw:name="Object79" text:anchor-type="as-char" svg:y="-0.1484in" svg:width="0.1626in" svg:height="0.1839in" draw:z-index="136"><draw:object xlink:href="./Object 80" xlink:type="simple" xlink:show="embed" xlink:actuate="onLoad"/><draw:image xlink:href="./ObjectReplacements/Object 80" xlink:type="simple" xlink:show="embed" xlink:actuate="onLoad"/></draw:frame>but in four-dimensional space it's going to be a vector<draw:frame draw:style-name="fr3" draw:name="Object80" text:anchor-type="as-char" svg:y="-0.1484in" svg:width="0.1626in" svg:height="0.1839in" draw:z-index="137"><draw:object xlink:href="./Object 81" xlink:type="simple" xlink:show="embed" xlink:actuate="onLoad"/><draw:image xlink:href="./ObjectReplacements/Object 81" xlink:type="simple" xlink:show="embed" xlink:actuate="onLoad"/></draw:frame>and another vector<draw:frame draw:style-name="fr3" draw:name="Object81" text:anchor-type="as-char" svg:y="-0.1484in" svg:width="0.1744in" svg:height="0.1839in" draw:z-index="138"><draw:object xlink:href="./Object 82" xlink:type="simple" xlink:show="embed" xlink:actuate="onLoad"/><draw:image xlink:href="./ObjectReplacements/Object 82" xlink:type="simple" xlink:show="embed" xlink:actuate="onLoad"/></draw:frame>and the whole plane contain containing<draw:frame draw:style-name="fr3" draw:name="Object82" text:anchor-type="as-char" svg:y="-0.1484in" svg:width="0.1626in" svg:height="0.1839in" draw:z-index="139"><draw:object xlink:href="./Object 83" xlink:type="simple" xlink:show="embed" xlink:actuate="onLoad"/><draw:image xlink:href="./ObjectReplacements/Object 83" xlink:type="simple" xlink:show="embed" xlink:actuate="onLoad"/></draw:frame>and<draw:frame draw:style-name="fr3" draw:name="Object83" text:anchor-type="as-char" svg:y="-0.1484in" svg:width="0.1744in" svg:height="0.1839in" draw:z-index="140"><draw:object xlink:href="./Object 84" xlink:type="simple" xlink:show="embed" xlink:actuate="onLoad"/><draw:image xlink:href="./ObjectReplacements/Object 84" xlink:type="simple" xlink:show="embed" xlink:actuate="onLoad"/></draw:frame>will be orthogonal to the whole plane containing<draw:frame draw:style-name="fr3" draw:name="Object84" text:anchor-type="as-char" svg:y="-0.1484in" svg:width="0.1673in" svg:height="0.1839in" draw:z-index="145"><draw:object xlink:href="./Object 85" xlink:type="simple" xlink:show="embed" xlink:actuate="onLoad"/><draw:image xlink:href="./ObjectReplacements/Object 85" xlink:type="simple" xlink:show="embed" xlink:actuate="onLoad"/><svg:desc>formula</svg:desc></draw:frame>and<draw:frame draw:style-name="fr3" draw:name="Object85" text:anchor-type="as-char" svg:y="-0.1484in" svg:width="0.1673in" svg:height="0.1839in" draw:z-index="153"><draw:object xlink:href="./Object 86" xlink:type="simple" xlink:show="embed" xlink:actuate="onLoad"/><draw:image xlink:href="./ObjectReplacements/Object 86" xlink:type="simple" xlink:show="embed" xlink:actuate="onLoad"/><svg:desc>formula</svg:desc></draw:frame> so that's what that notion of the proper generalization of the cross product means and what's interesting is they specify to relativistic four vectors this notion of the wedge product being the proper generalization of the vector cross product applies to any Geometric algebra we're doing so any vector space <text:span text:style-name="T16">n</text:span>ot <text:span text:style-name="T16">j</text:span>ust<draw:frame draw:style-name="fr3" draw:name="Object86" text:anchor-type="as-char" svg:y="-0.1484in" svg:width="0.3984in" svg:height="0.2091in" draw:z-index="154"><draw:object xlink:href="./Object 87" xlink:type="simple" xlink:show="embed" xlink:actuate="onLoad"/><draw:image xlink:href="./ObjectReplacements/Object 87" xlink:type="simple" xlink:show="embed" xlink:actuate="onLoad"/><svg:desc>formula</svg:desc></draw:frame>, this paper is all about<draw:frame draw:style-name="fr3" draw:name="Object30" text:anchor-type="as-char" svg:y="-0.1484in" svg:width="0.3984in" svg:height="0.2091in" draw:z-index="35"><draw:object xlink:href="./Object 30" xlink:type="simple" xlink:show="embed" xlink:actuate="onLoad"/><draw:image xlink:href="./ObjectReplacements/Object 30" xlink:type="simple" xlink:show="embed" xlink:actuate="onLoad"/><svg:desc>formula</svg:desc></draw:frame>but this generalization is very <text:span text:style-name="T16">b</text:span>road and applies to the Geometric algebra as a whole.</text:p>
      <text:p text:style-name="P16"/>
      <text:p text:style-name="P16"><text:span text:style-name="T16">A</text:span>nyway, the wedge project produces a qualitatively new type of object called a bi-vector so this is a good job because I just went through this whole long rant about why there's a language ambiguity using the notion of a two vector, they don't even bother with that, they go right to the idea we're going to call this thing a bi-vector and a bi-vector, as you're going to see in a moment, is this little plane segment so they've gotten rid of this language ambiguity early on the problem is they don't use tri-vector and quad-vector, I bet <text:span text:style-name="T17">but</text:span> I'm not sure how that's going to be dealt with, I've read this paper before, I just don't remember how they deal with that but I think the way they deal with it is they turn everything into bi-vectors eventually, that's right, ultimately real numbers, vectors and bi-vectors are pretty much all you <text:soft-page-break/>need in the end, despite the fact that there <text:span text:style-name="T17">are t</text:span>ri-vectors and quad-vectors also involved in this and you'll see why later but for right now we're trying to create everything separately.</text:p>
      <text:p text:style-name="P18"/>
      <table:table table:name="Table5" table:style-name="Table5">
        <table:table-column table:style-name="Table5.A"/>
        <table:table-column table:style-name="Table5.B"/>
        <table:table-header-rows>
          <table:table-row>
            <table:table-cell table:style-name="Table5.A1" office:value-type="string">
              <text:p text:style-name="P30"><draw:frame draw:style-name="fr3" draw:name="Object95" text:anchor-type="as-char" svg:y="-0.1898in" svg:width="2.3535in" svg:height="0.2492in" draw:z-index="173"><draw:object xlink:href="./Object 96" xlink:type="simple" xlink:show="embed" xlink:actuate="onLoad"/><draw:image xlink:href="./ObjectReplacements/Object 96" xlink:type="simple" xlink:show="embed" xlink:actuate="onLoad"/><svg:desc>formula</svg:desc></draw:frame></text:p>
            </table:table-cell>
            <table:table-cell table:style-name="Table5.A1" office:value-type="string">
              <text:p text:style-name="P31">(<text:sequence text:ref-name="refText4" text:name="Text" text:formula="ooow:Text+1" style:num-format="1">5</text:sequence>)</text:p>
            </table:table-cell>
          </table:table-row>
        </table:table-header-rows>
      </table:table>
      <text:p text:style-name="P17"/>
      <text:p text:style-name="P19"><text:span text:style-name="T17">N</text:span>ow this bi-<text:span text:style-name="T1">v</text:span>ector <text:sequence-ref text:reference-format="text" text:ref-name="refText4">(5)</text:sequence-ref>, this thing is not in<draw:frame draw:style-name="fr3" draw:name="Object87" text:anchor-type="as-char" svg:y="-0.1484in" svg:width="0.3984in" svg:height="0.2091in" draw:z-index="40"><draw:object xlink:href="./Object 88" xlink:type="simple" xlink:show="embed" xlink:actuate="onLoad"/><draw:image xlink:href="./ObjectReplacements/Object 88" xlink:type="simple" xlink:show="embed" xlink:actuate="onLoad"/><svg:desc>formula</svg:desc></draw:frame>so that goes back to this whole notion that we're expanding <draw:frame draw:style-name="fr3" draw:name="Object88" text:anchor-type="as-char" svg:y="-0.1484in" svg:width="0.3984in" svg:height="0.2091in" draw:z-index="41"><draw:object xlink:href="./Object 89" xlink:type="simple" xlink:show="embed" xlink:actuate="onLoad"/><draw:image xlink:href="./ObjectReplacements/Object 89" xlink:type="simple" xlink:show="embed" xlink:actuate="onLoad"/><svg:desc>formula</svg:desc></draw:frame><text:span text:style-name="T17">to</text:span> get<draw:frame draw:style-name="fr3" draw:name="Object89" text:anchor-type="as-char" svg:y="-0.1508in" svg:width="0.3193in" svg:height="0.211in" draw:z-index="66"><draw:object xlink:href="./Object 90" xlink:type="simple" xlink:show="embed" xlink:actuate="onLoad"/><draw:image xlink:href="./ObjectReplacements/Object 90" xlink:type="simple" xlink:show="embed" xlink:actuate="onLoad"/><svg:desc>formula</svg:desc></draw:frame>. “<text:span text:style-name="T17">A</text:span> bi-vector<draw:frame draw:style-name="fr3" draw:name="Object90" text:anchor-type="as-char" svg:y="-0.1484in" svg:width="0.3945in" svg:height="0.1839in" draw:z-index="67"><draw:object xlink:href="./Object 91" xlink:type="simple" xlink:show="embed" xlink:actuate="onLoad"/><draw:image xlink:href="./ObjectReplacements/Object 91" xlink:type="simple" xlink:show="embed" xlink:actuate="onLoad"/></draw:frame>produced from a space-like vectors<draw:frame draw:style-name="fr3" draw:name="Object91" text:anchor-type="as-char" svg:y="-0.1484in" svg:width="0.1673in" svg:height="0.1839in" draw:z-index="68"><draw:object xlink:href="./Object 92" xlink:type="simple" xlink:show="embed" xlink:actuate="onLoad"/><draw:image xlink:href="./ObjectReplacements/Object 92" xlink:type="simple" xlink:show="embed" xlink:actuate="onLoad"/></draw:frame>and<draw:frame draw:style-name="fr3" draw:name="Object92" text:anchor-type="as-char" svg:y="-0.1484in" svg:width="0.1673in" svg:height="0.1839in" draw:z-index="69"><draw:object xlink:href="./Object 93" xlink:type="simple" xlink:show="embed" xlink:actuate="onLoad"/><draw:image xlink:href="./ObjectReplacements/Object 93" xlink:type="simple" xlink:show="embed" xlink:actuate="onLoad"/></draw:frame>has their geometric meaning of a <text:span text:style-name="T18">plane segment</text:span> with magnitude equal to the area of the parallelogram bounded by<draw:frame draw:style-name="fr3" draw:name="Object93" text:anchor-type="as-char" svg:y="-0.1484in" svg:width="0.1673in" svg:height="0.1839in" draw:z-index="70"><draw:object xlink:href="./Object 94" xlink:type="simple" xlink:show="embed" xlink:actuate="onLoad"/><draw:image xlink:href="./ObjectReplacements/Object 94" xlink:type="simple" xlink:show="embed" xlink:actuate="onLoad"/><svg:desc>formula</svg:desc></draw:frame>and<draw:frame draw:style-name="fr3" draw:name="Object94" text:anchor-type="as-char" svg:y="-0.1484in" svg:width="0.1673in" svg:height="0.1839in" draw:z-index="71"><draw:object xlink:href="./Object 95" xlink:type="simple" xlink:show="embed" xlink:actuate="onLoad"/><draw:image xlink:href="./ObjectReplacements/Object 95" xlink:type="simple" xlink:show="embed" xlink:actuate="onLoad"/><svg:desc>formula</svg:desc></draw:frame>and a surface orientation <text:span text:style-name="T17">(</text:span><text:a xlink:type="simple" xlink:href="https://en.wikipedia.org/wiki/Chirality_(mathematics)" text:style-name="Internet_20_link" text:visited-style-name="Visited_20_Internet_20_Link"><text:span text:style-name="T17">handedness</text:span></text:a><text:span text:style-name="T17">) </text:span>determined by the right hand rule” so the only thing I want to say there is we're going to describe that in a moment when we look at figure one but this word space-like gives me the <text:span text:style-name="T19">w</text:span>illies right here. <text:span text:style-name="T19">W</text:span>hen they say space-like you might jump on the notion that given any two space-like vectors I'm thinking<draw:frame draw:style-name="fr3" draw:name="Object96" text:anchor-type="as-char" svg:y="-0.152in" svg:width="0.7811in" svg:height="0.1992in" draw:z-index="72"><draw:object xlink:href="./Object 97" xlink:type="simple" xlink:show="embed" xlink:actuate="onLoad"/><draw:image xlink:href="./ObjectReplacements/Object 97" xlink:type="simple" xlink:show="embed" xlink:actuate="onLoad"/></draw:frame>in the convention we're using, a space-like relationship between two vectors is less than zero or space-like vectors<draw:frame draw:style-name="fr3" draw:name="Object97" text:anchor-type="as-char" svg:y="-0.1484in" svg:width="0.1673in" svg:height="0.1839in" draw:z-index="73"><draw:object xlink:href="./Object 98" xlink:type="simple" xlink:show="embed" xlink:actuate="onLoad"/><draw:image xlink:href="./ObjectReplacements/Object 98" xlink:type="simple" xlink:show="embed" xlink:actuate="onLoad"/></draw:frame>and<draw:frame draw:style-name="fr3" draw:name="Object98" text:anchor-type="as-char" svg:y="-0.1484in" svg:width="0.1673in" svg:height="0.1839in" draw:z-index="74"><draw:object xlink:href="./Object 99" xlink:type="simple" xlink:show="embed" xlink:actuate="onLoad"/><draw:image xlink:href="./ObjectReplacements/Object 99" xlink:type="simple" xlink:show="embed" xlink:actuate="onLoad"/></draw:frame>would imply that their magnitude<draw:frame draw:style-name="fr3" draw:name="Object99" text:anchor-type="as-char" svg:y="-0.152in" svg:width="0.7811in" svg:height="0.1992in" draw:z-index="75"><draw:object xlink:href="./Object 100" xlink:type="simple" xlink:show="embed" xlink:actuate="onLoad"/><draw:image xlink:href="./ObjectReplacements/Object 100" xlink:type="simple" xlink:show="embed" xlink:actuate="onLoad"/><svg:desc>formula</svg:desc></draw:frame>but that's not what they really mean here I think what they really mean here is space-like in the sense that it's an element <text:span text:style-name="T19">of</text:span><draw:frame draw:style-name="fr3" draw:name="Object100" text:anchor-type="as-char" svg:y="-0.1484in" svg:width="0.3984in" svg:height="0.2091in" draw:z-index="76"><draw:object xlink:href="./Object 101" xlink:type="simple" xlink:show="embed" xlink:actuate="onLoad"/><draw:image xlink:href="./ObjectReplacements/Object 101" xlink:type="simple" xlink:show="embed" xlink:actuate="onLoad"/><svg:desc>formula</svg:desc></draw:frame>which is our space time so unless they're trying to say well it's got to be space-like in order to have an area because the time component of a four vector how do you interpret that as an area? <text:span text:style-name="T19">B</text:span>ut the answer is the time component is measured in the same units as the space component, <draw:frame draw:style-name="fr3" draw:name="Object101" text:anchor-type="as-char" svg:y="-0.1484in" svg:width="0.2382in" svg:height="0.1839in" draw:z-index="77"><draw:object xlink:href="./Object 102" xlink:type="simple" xlink:show="embed" xlink:actuate="onLoad"/><draw:image xlink:href="./ObjectReplacements/Object 102" xlink:type="simple" xlink:show="embed" xlink:actuate="onLoad"/></draw:frame>has the same units as<draw:frame draw:style-name="fr3" draw:name="Object102" text:anchor-type="as-char" svg:y="-0.1484in" svg:width="0.511in" svg:height="0.1839in" draw:z-index="78"><draw:object xlink:href="./Object 103" xlink:type="simple" xlink:show="embed" xlink:actuate="onLoad"/><draw:image xlink:href="./ObjectReplacements/Object 103" xlink:type="simple" xlink:show="embed" xlink:actuate="onLoad"/></draw:frame>or<draw:frame draw:style-name="fr3" draw:name="Object103" text:anchor-type="as-char" svg:y="-0.1602in" svg:width="1.0311in" svg:height="0.1957in" draw:z-index="79"><draw:object xlink:href="./Object 104" xlink:type="simple" xlink:show="embed" xlink:actuate="onLoad"/><draw:image xlink:href="./ObjectReplacements/Object 104" xlink:type="simple" xlink:show="embed" xlink:actuate="onLoad"/></draw:frame>. <text:span text:style-name="T19">W</text:span>e're expecting all of these to have the same units so a little piece of plane that's going off in the space-like direction<draw:frame draw:style-name="fr3" draw:name="Object106" text:anchor-type="as-char" svg:y="-0.1602in" svg:width="0.2575in" svg:height="0.1957in" draw:z-index="80"><draw:object xlink:href="./Object 107" xlink:type="simple" xlink:show="embed" xlink:actuate="onLoad"/><draw:image xlink:href="./ObjectReplacements/Object 107" xlink:type="simple" xlink:show="embed" xlink:actuate="onLoad"/><svg:desc>formula</svg:desc></draw:frame>and the time-like direction<draw:frame draw:style-name="fr3" draw:name="Object107" text:anchor-type="as-char" svg:y="-0.1602in" svg:width="0.2598in" svg:height="0.1957in" draw:z-index="81"><draw:object xlink:href="./Object 108" xlink:type="simple" xlink:show="embed" xlink:actuate="onLoad"/><draw:image xlink:href="./ObjectReplacements/Object 108" xlink:type="simple" xlink:show="embed" xlink:actuate="onLoad"/><svg:desc>formula</svg:desc></draw:frame>, that plane still has an area given in<draw:frame draw:style-name="fr3" draw:name="Object104" text:anchor-type="as-char" svg:y="-0.1602in" svg:width="0.3402in" svg:height="0.1957in" draw:z-index="82"><draw:object xlink:href="./Object 105" xlink:type="simple" xlink:show="embed" xlink:actuate="onLoad"/><draw:image xlink:href="./ObjectReplacements/Object 105" xlink:type="simple" xlink:show="embed" xlink:actuate="onLoad"/></draw:frame>so I'm pretty sure that their uses of space-like is just to say we're creating a bi-vector from two elements of<draw:frame draw:style-name="fr3" draw:name="Object105" text:anchor-type="as-char" svg:y="-0.1484in" svg:width="0.3984in" svg:height="0.2091in" draw:z-index="83"><draw:object xlink:href="./Object 106" xlink:type="simple" xlink:show="embed" xlink:actuate="onLoad"/><draw:image xlink:href="./ObjectReplacements/Object 106" xlink:type="simple" xlink:show="embed" xlink:actuate="onLoad"/><svg:desc>formula</svg:desc></draw:frame>.</text:p>
      <text:p text:style-name="P19"/>
      <text:p text:style-name="P20">Now understand that this idea that<draw:frame draw:style-name="fr3" draw:name="Object108" text:anchor-type="as-char" svg:y="-0.1484in" svg:width="0.3945in" svg:height="0.1839in" draw:z-index="84"><draw:object xlink:href="./Object 109" xlink:type="simple" xlink:show="embed" xlink:actuate="onLoad"/><draw:image xlink:href="./ObjectReplacements/Object 109" xlink:type="simple" xlink:show="embed" xlink:actuate="onLoad"/></draw:frame>can be interpreted as a plane element that is an interpretation of the algebra all we really know is that the anti-symmetric part of the algebra is a thing and we happen to understand that we're basically defining the wedge product to be the anti-symmetric part of the space-time product and because it's anti-symmetric we immediately think of the one anti-symmetric thing we really understand well which is this little bi-vector thing which can be understood as this vector<draw:frame draw:style-name="fr3" draw:name="Object109" text:anchor-type="as-char" svg:y="-0.1484in" svg:width="0.1673in" svg:height="0.1839in" draw:z-index="85"><draw:object xlink:href="./Object 110" xlink:type="simple" xlink:show="embed" xlink:actuate="onLoad"/><draw:image xlink:href="./ObjectReplacements/Object 110" xlink:type="simple" xlink:show="embed" xlink:actuate="onLoad"/></draw:frame>being swept along<draw:frame draw:style-name="fr3" draw:name="Object110" text:anchor-type="as-char" svg:y="-0.1484in" svg:width="0.1673in" svg:height="0.1839in" draw:z-index="86"><draw:object xlink:href="./Object 111" xlink:type="simple" xlink:show="embed" xlink:actuate="onLoad"/><draw:image xlink:href="./ObjectReplacements/Object 111" xlink:type="simple" xlink:show="embed" xlink:actuate="onLoad"/></draw:frame>to produce a little plane and that plane has an area which we're going to call<draw:frame draw:style-name="fr3" draw:name="Object111" text:anchor-type="as-char" svg:y="-0.1484in" svg:width="0.4846in" svg:height="0.1854in" draw:z-index="87"><draw:object xlink:href="./Object 112" xlink:type="simple" xlink:show="embed" xlink:actuate="onLoad"/><draw:image xlink:href="./ObjectReplacements/Object 112" xlink:type="simple" xlink:show="embed" xlink:actuate="onLoad"/></draw:frame>, the magnitude of<draw:frame draw:style-name="fr3" draw:name="Object112" text:anchor-type="as-char" svg:y="-0.1484in" svg:width="0.1673in" svg:height="0.1839in" draw:z-index="88"><draw:object xlink:href="./Object 113" xlink:type="simple" xlink:show="embed" xlink:actuate="onLoad"/><draw:image xlink:href="./ObjectReplacements/Object 113" xlink:type="simple" xlink:show="embed" xlink:actuate="onLoad"/></draw:frame>wedge<draw:frame draw:style-name="fr3" draw:name="Object113" text:anchor-type="as-char" svg:y="-0.1484in" svg:width="0.1673in" svg:height="0.1839in" draw:z-index="89"><draw:object xlink:href="./Object 114" xlink:type="simple" xlink:show="embed" xlink:actuate="onLoad"/><draw:image xlink:href="./ObjectReplacements/Object 114" xlink:type="simple" xlink:show="embed" xlink:actuate="onLoad"/></draw:frame>and it has a circulation which is given by the right hand rule of taking<draw:frame draw:style-name="fr3" draw:name="Object114" text:anchor-type="as-char" svg:y="-0.1484in" svg:width="0.1673in" svg:height="0.1839in" draw:z-index="90"><draw:object xlink:href="./Object 115" xlink:type="simple" xlink:show="embed" xlink:actuate="onLoad"/><draw:image xlink:href="./ObjectReplacements/Object 115" xlink:type="simple" xlink:show="embed" xlink:actuate="onLoad"/></draw:frame>into<draw:frame draw:style-name="fr3" draw:name="Object115" text:anchor-type="as-char" svg:y="-0.1484in" svg:width="0.1673in" svg:height="0.1839in" draw:z-index="91"><draw:object xlink:href="./Object 116" xlink:type="simple" xlink:show="embed" xlink:actuate="onLoad"/><draw:image xlink:href="./ObjectReplacements/Object 116" xlink:type="simple" xlink:show="embed" xlink:actuate="onLoad"/></draw:frame>. <text:span text:style-name="T20">W</text:span>e take our fingers put them in the direction of<draw:frame draw:style-name="fr3" draw:name="Object116" text:anchor-type="as-char" svg:y="-0.1484in" svg:width="0.1673in" svg:height="0.1839in" draw:z-index="92"><draw:object xlink:href="./Object 117" xlink:type="simple" xlink:show="embed" xlink:actuate="onLoad"/><draw:image xlink:href="./ObjectReplacements/Object 117" xlink:type="simple" xlink:show="embed" xlink:actuate="onLoad"/></draw:frame>curl towards the arrowhead of<draw:frame draw:style-name="fr3" draw:name="Object117" text:anchor-type="as-char" svg:y="-0.1484in" svg:width="0.1673in" svg:height="0.1839in" draw:z-index="93"><draw:object xlink:href="./Object 118" xlink:type="simple" xlink:show="embed" xlink:actuate="onLoad"/><draw:image xlink:href="./ObjectReplacements/Object 118" xlink:type="simple" xlink:show="embed" xlink:actuate="onLoad"/></draw:frame>and our thumb would normally give us the direction of the cross product but we can't rely on that thumb anymore right now it's just the curl of our fingers that matters, oh that was a close call, I almost went with the thumb on that but no it's not the thumb, the thumb doesn't have anything to do with it that's that's the whole point is the thumb is no longer any good but the curling of the fingers is still fine so the circulation is entirely defined inside the plane itself and then ultimately you realize well this notion of a parallelogram that's that's out the window too we're fine with just an arbitrary area an undescribed area, an area that has no specific boundary, it's just an area as long as it also has a circulation and this is actually similar to the notion of, if you have a vector what matters? <text:span text:style-name="T20">W</text:span>ell <text:span text:style-name="T20">what </text:span>matters is the vector's length and the direction it's pointing, <text:span text:style-name="T20">t</text:span>his <text:span text:style-name="T20">p</text:span>lane all that matters is its area and its orientation in space and it's circulation that I guess that we call this the circulation.</text:p>
      <text:p text:style-name="P20"/>
      <text:p text:style-name="P21"><text:span text:style-name="T20">T</text:span>his is actually the orientation but what doesn't matter is the shape, just like it doesn't matter how thick we draw this <text:span text:style-name="T21">a</text:span>rrow, it's still just a vector, the thickness of the arrow is irrelevant in this case the shape of the plane segment is irrelevant so in principle the core idea is that this symbol<draw:frame draw:style-name="fr3" draw:name="Object118" text:anchor-type="as-char" svg:y="-0.1484in" svg:width="0.3098in" svg:height="0.1839in" draw:z-index="123"><draw:object xlink:href="./Object 119" xlink:type="simple" xlink:show="embed" xlink:actuate="onLoad"/><draw:image xlink:href="./ObjectReplacements/Object 119" xlink:type="simple" xlink:show="embed" xlink:actuate="onLoad"/></draw:frame><text:span text:style-name="T21">w</text:span>hen<draw:frame draw:style-name="fr3" draw:name="Object119" text:anchor-type="as-char" svg:y="-0.1484in" svg:width="0.7839in" svg:height="0.2091in" draw:z-index="124"><draw:object xlink:href="./Object 120" xlink:type="simple" xlink:show="embed" xlink:actuate="onLoad"/><draw:image xlink:href="./ObjectReplacements/Object 120" xlink:type="simple" xlink:show="embed" xlink:actuate="onLoad"/></draw:frame>is the symmetric part and the wedge product<draw:frame draw:style-name="fr3" draw:name="Object121" text:anchor-type="as-char" svg:y="-0.1484in" svg:width="0.3945in" svg:height="0.1839in" draw:z-index="125"><draw:object xlink:href="./Object 122" xlink:type="simple" xlink:show="embed" xlink:actuate="onLoad"/><draw:image xlink:href="./ObjectReplacements/Object 122" xlink:type="simple" xlink:show="embed" xlink:actuate="onLoad"/></draw:frame>is defined as the anti-<text:span text:style-name="T21">s</text:span>ymmetric part, we've taken this leap of faith, well this one<draw:frame draw:style-name="fr3" draw:name="Object31" text:anchor-type="as-char" svg:y="-0.1484in" svg:width="0.3098in" svg:height="0.1839in" draw:z-index="126"><draw:object xlink:href="./Object 31" xlink:type="simple" xlink:show="embed" xlink:actuate="onLoad"/><draw:image xlink:href="./ObjectReplacements/Object 31" xlink:type="simple" xlink:show="embed" xlink:actuate="onLoad"/><svg:desc>formula</svg:desc></draw:frame>we've able to show was a real number very easily and that really flowed from our fundamental <text:span text:style-name="T21">a</text:span>xiom that the square of any vector is a real number so that we leaned on <text:soft-page-break/>that and we were very able to very easily see that this thing had to be a real number, <text:span text:style-name="T21">T</text:span>o show that<draw:frame draw:style-name="fr3" draw:name="Object120" text:anchor-type="as-char" svg:y="-0.1484in" svg:width="0.3945in" svg:height="0.1839in" draw:z-index="141"><draw:object xlink:href="./Object 121" xlink:type="simple" xlink:show="embed" xlink:actuate="onLoad"/><draw:image xlink:href="./ObjectReplacements/Object 121" xlink:type="simple" xlink:show="embed" xlink:actuate="onLoad"/><svg:desc>formula</svg:desc></draw:frame>has to be a little line or <text:span text:style-name="T21">an </text:span>oriented area, that's a bit of an inference, <text:span text:style-name="T22">w</text:span>e know it's not a real number and we know through its anti-symmetry and the fact that if<draw:frame draw:style-name="fr3" draw:name="Object122" text:anchor-type="as-char" svg:y="-0.1484in" svg:width="0.1673in" svg:height="0.1839in" draw:z-index="142"><draw:object xlink:href="./Object 123" xlink:type="simple" xlink:show="embed" xlink:actuate="onLoad"/><draw:image xlink:href="./ObjectReplacements/Object 123" xlink:type="simple" xlink:show="embed" xlink:actuate="onLoad"/></draw:frame>and<draw:frame draw:style-name="fr3" draw:name="Object123" text:anchor-type="as-char" svg:y="-0.1484in" svg:width="0.1673in" svg:height="0.1839in" draw:z-index="143"><draw:object xlink:href="./Object 124" xlink:type="simple" xlink:show="embed" xlink:actuate="onLoad"/><draw:image xlink:href="./ObjectReplacements/Object 124" xlink:type="simple" xlink:show="embed" xlink:actuate="onLoad"/></draw:frame>are <text:a xlink:type="simple" xlink:href="https://en.wikipedia.org/wiki/Collinearity" text:style-name="Internet_20_link" text:visited-style-name="Visited_20_Internet_20_Link"><text:span text:style-name="T22">colinear</text:span></text:a><text:span text:style-name="T22"> </text:span>it's zero in case that wasn't obvious by the way.</text:p>
      <table:table table:name="Table6" table:style-name="Table6">
        <table:table-column table:style-name="Table6.A"/>
        <table:table-column table:style-name="Table6.B"/>
        <table:table-header-rows>
          <table:table-row>
            <table:table-cell table:style-name="Table6.A1" office:value-type="string">
              <text:p text:style-name="P30"><draw:frame draw:style-name="fr3" draw:name="Object124" text:anchor-type="as-char" svg:y="-0.2839in" svg:width="1.6354in" svg:height="0.5083in" draw:z-index="144"><draw:object xlink:href="./Object 125" xlink:type="simple" xlink:show="embed" xlink:actuate="onLoad"/><draw:image xlink:href="./ObjectReplacements/Object 125" xlink:type="simple" xlink:show="embed" xlink:actuate="onLoad"/><svg:desc>formula</svg:desc></draw:frame></text:p>
            </table:table-cell>
            <table:table-cell table:style-name="Table6.A1" office:value-type="string">
              <text:p text:style-name="P31">(<text:sequence text:ref-name="refText5" text:name="Text" text:formula="ooow:Text+1" style:num-format="1">6</text:sequence>)</text:p>
            </table:table-cell>
          </table:table-row>
        </table:table-header-rows>
      </table:table>
      <text:p text:style-name="P21"/>
      <text:p text:style-name="P21"><text:span text:style-name="T22">J</text:span>ust to be clear if we're wedging vector<draw:frame draw:style-name="fr3" draw:name="Object126" text:anchor-type="as-char" svg:y="-0.1484in" svg:width="0.1626in" svg:height="0.1839in" draw:z-index="146"><draw:object xlink:href="./Object 127" xlink:type="simple" xlink:show="embed" xlink:actuate="onLoad"/><draw:image xlink:href="./ObjectReplacements/Object 127" xlink:type="simple" xlink:show="embed" xlink:actuate="onLoad"/></draw:frame>with vector<draw:frame draw:style-name="fr3" draw:name="Object127" text:anchor-type="as-char" svg:y="-0.1484in" svg:width="0.1744in" svg:height="0.1839in" draw:z-index="147"><draw:object xlink:href="./Object 128" xlink:type="simple" xlink:show="embed" xlink:actuate="onLoad"/><draw:image xlink:href="./ObjectReplacements/Object 128" xlink:type="simple" xlink:show="embed" xlink:actuate="onLoad"/></draw:frame><text:span text:style-name="T22">b</text:span>ut if<draw:frame draw:style-name="fr3" draw:name="Object128" text:anchor-type="as-char" svg:y="-0.1484in" svg:width="0.1744in" svg:height="0.1839in" draw:z-index="148"><draw:object xlink:href="./Object 129" xlink:type="simple" xlink:show="embed" xlink:actuate="onLoad"/><draw:image xlink:href="./ObjectReplacements/Object 129" xlink:type="simple" xlink:show="embed" xlink:actuate="onLoad"/></draw:frame>is actually <text:span text:style-name="T22">co-linear</text:span> with<draw:frame draw:style-name="fr3" draw:name="Object129" text:anchor-type="as-char" svg:y="-0.1484in" svg:width="0.1626in" svg:height="0.1839in" draw:z-index="149"><draw:object xlink:href="./Object 130" xlink:type="simple" xlink:show="embed" xlink:actuate="onLoad"/><draw:image xlink:href="./ObjectReplacements/Object 130" xlink:type="simple" xlink:show="embed" xlink:actuate="onLoad"/></draw:frame>which we will write as some real number factor times<draw:frame draw:style-name="fr3" draw:name="Object130" text:anchor-type="as-char" svg:y="-0.1484in" svg:width="0.1626in" svg:height="0.1839in" draw:z-index="152"><draw:object xlink:href="./Object 131" xlink:type="simple" xlink:show="embed" xlink:actuate="onLoad"/><draw:image xlink:href="./ObjectReplacements/Object 131" xlink:type="simple" xlink:show="embed" xlink:actuate="onLoad"/></draw:frame>, the real number factor comes out because everything here is linear, we get:</text:p>
      <table:table table:name="Table7" table:style-name="Table7">
        <table:table-column table:style-name="Table7.A"/>
        <table:table-column table:style-name="Table7.B"/>
        <table:table-header-rows>
          <table:table-row>
            <table:table-cell table:style-name="Table7.A1" office:value-type="string">
              <text:p text:style-name="P30"><draw:frame draw:style-name="fr3" draw:name="Object131" text:anchor-type="as-char" svg:y="-0.1854in" svg:width="2.1264in" svg:height="0.2307in" draw:z-index="150"><draw:object xlink:href="./Object 132" xlink:type="simple" xlink:show="embed" xlink:actuate="onLoad"/><draw:image xlink:href="./ObjectReplacements/Object 132" xlink:type="simple" xlink:show="embed" xlink:actuate="onLoad"/><svg:desc>formula</svg:desc></draw:frame></text:p>
            </table:table-cell>
            <table:table-cell table:style-name="Table7.A1" office:value-type="string">
              <text:p text:style-name="P31">(<text:sequence text:ref-name="refText6" text:name="Text" text:formula="ooow:Text+1" style:num-format="1">7</text:sequence>)</text:p>
            </table:table-cell>
          </table:table-row>
        </table:table-header-rows>
      </table:table>
      <text:p text:style-name="P21"/>
      <text:p text:style-name="P22"><text:span text:style-name="T23">T</text:span>he fact that co-linear vectors wedge to zero and the whole thing is anti-symmetric it lets us think in terms of this swept <text:span text:style-name="T24">up</text:span> plane but we can do a little bit better in getting our interpretation of the general wedge product to be the <text:span text:style-name="T24">swept</text:span> <text:span text:style-name="T24">up </text:span>plane by looking at it in component form so let's take this structure here <text:span text:style-name="T23">(second line of </text:span><text:span text:style-name="T23"><text:sequence-ref text:reference-format="text" text:ref-name="refText5">(6)</text:sequence-ref></text:span><text:span text:style-name="T23">) </text:span>and let's break it down in component form so here's the anti-symmetric or twice the anti-symmetric part and we immediately go into a relative form:</text:p>
      <text:p text:style-name="P23"/>
      <table:table table:name="Table8" table:style-name="Table8">
        <table:table-column table:style-name="Table8.A"/>
        <table:table-column table:style-name="Table8.B"/>
        <table:table-header-rows>
          <table:table-row>
            <table:table-cell table:style-name="Table8.A1" office:value-type="string">
              <text:p text:style-name="P30"><draw:frame draw:style-name="fr3" draw:name="Object125" text:anchor-type="as-char" svg:y="-0.8839in" svg:width="3.3846in" svg:height="1.8173in" draw:z-index="151"><draw:object xlink:href="./Object 126" xlink:type="simple" xlink:show="embed" xlink:actuate="onLoad"/><draw:image xlink:href="./ObjectReplacements/Object 126" xlink:type="simple" xlink:show="embed" xlink:actuate="onLoad"/><svg:desc>formula</svg:desc></draw:frame></text:p>
            </table:table-cell>
            <table:table-cell table:style-name="Table8.A1" office:value-type="string">
              <text:p text:style-name="P31">(<text:sequence text:ref-name="refText7" text:name="Text" text:formula="ooow:Text+1" style:num-format="1">8</text:sequence>)</text:p>
            </table:table-cell>
          </table:table-row>
        </table:table-header-rows>
      </table:table>
      <text:p text:style-name="P22"/>
      <text:p text:style-name="P24"><text:span text:style-name="T24">W</text:span>e just blow it up the way we did before. <text:span text:style-name="T25">T</text:span>he linearity of the real numbers<draw:frame draw:style-name="fr3" draw:name="Object132" text:anchor-type="as-char" svg:y="-0.1484in" svg:width="0.2362in" svg:height="0.1839in" draw:z-index="155"><draw:object xlink:href="./Object 133" xlink:type="simple" xlink:show="embed" xlink:actuate="onLoad"/><draw:image xlink:href="./ObjectReplacements/Object 133" xlink:type="simple" xlink:show="embed" xlink:actuate="onLoad"/></draw:frame>and<draw:frame draw:style-name="fr3" draw:name="Object133" text:anchor-type="as-char" svg:y="-0.1484in" svg:width="0.2291in" svg:height="0.1839in" draw:z-index="156"><draw:object xlink:href="./Object 134" xlink:type="simple" xlink:show="embed" xlink:actuate="onLoad"/><draw:image xlink:href="./ObjectReplacements/Object 134" xlink:type="simple" xlink:show="embed" xlink:actuate="onLoad"/></draw:frame>come out on both cases and then we end up with this difference which we work up we work over this difference a little bit what we're going to do is work for this piece here we're going to take out the ones where<draw:frame draw:style-name="fr3" draw:name="Object134" text:anchor-type="as-char" svg:y="-0.0827in" svg:width="0.1929in" svg:height="0.1244in" draw:z-index="157"><draw:object xlink:href="./Object 135" xlink:type="simple" xlink:show="embed" xlink:actuate="onLoad"/><draw:image xlink:href="./ObjectReplacements/Object 135" xlink:type="simple" xlink:show="embed" xlink:actuate="onLoad"/></draw:frame>and<draw:frame draw:style-name="fr3" draw:name="Object135" text:anchor-type="as-char" svg:y="-0.0862in" svg:width="0.1929in" svg:height="0.0957in" draw:z-index="158"><draw:object xlink:href="./Object 136" xlink:type="simple" xlink:show="embed" xlink:actuate="onLoad"/><draw:image xlink:href="./ObjectReplacements/Object 136" xlink:type="simple" xlink:show="embed" xlink:actuate="onLoad"/></draw:frame>are equal to each other and we're going to separate it for the ones where<draw:frame draw:style-name="fr3" draw:name="Object136" text:anchor-type="as-char" svg:y="-0.0827in" svg:width="0.1929in" svg:height="0.1244in" draw:z-index="159"><draw:object xlink:href="./Object 137" xlink:type="simple" xlink:show="embed" xlink:actuate="onLoad"/><draw:image xlink:href="./ObjectReplacements/Object 137" xlink:type="simple" xlink:show="embed" xlink:actuate="onLoad"/></draw:frame>and<draw:frame draw:style-name="fr3" draw:name="Object137" text:anchor-type="as-char" svg:y="-0.0862in" svg:width="0.1929in" svg:height="0.0957in" draw:z-index="160"><draw:object xlink:href="./Object 138" xlink:type="simple" xlink:show="embed" xlink:actuate="onLoad"/><draw:image xlink:href="./ObjectReplacements/Object 138" xlink:type="simple" xlink:show="embed" xlink:actuate="onLoad"/></draw:frame>do not equal each other likewise for th<text:span text:style-name="T26">e other</text:span> piece, we're going to take out the one the terms were<draw:frame draw:style-name="fr3" draw:name="Object138" text:anchor-type="as-char" svg:y="-0.1228in" svg:width="0.2043in" svg:height="0.1646in" draw:z-index="161"><draw:object xlink:href="./Object 139" xlink:type="simple" xlink:show="embed" xlink:actuate="onLoad"/><draw:image xlink:href="./ObjectReplacements/Object 139" xlink:type="simple" xlink:show="embed" xlink:actuate="onLoad"/></draw:frame>and<draw:frame draw:style-name="fr3" draw:name="Object139" text:anchor-type="as-char" svg:y="-0.0846in" svg:width="0.2055in" svg:height="0.0953in" draw:z-index="162"><draw:object xlink:href="./Object 140" xlink:type="simple" xlink:show="embed" xlink:actuate="onLoad"/><draw:image xlink:href="./ObjectReplacements/Object 140" xlink:type="simple" xlink:show="embed" xlink:actuate="onLoad"/></draw:frame>are the same and we're going to leave the summation together for when<draw:frame draw:style-name="fr3" draw:name="Object140" text:anchor-type="as-char" svg:y="-0.1228in" svg:width="0.2043in" svg:height="0.1646in" draw:z-index="163"><draw:object xlink:href="./Object 141" xlink:type="simple" xlink:show="embed" xlink:actuate="onLoad"/><draw:image xlink:href="./ObjectReplacements/Object 141" xlink:type="simple" xlink:show="embed" xlink:actuate="onLoad"/></draw:frame>and<draw:frame draw:style-name="fr3" draw:name="Object141" text:anchor-type="as-char" svg:y="-0.0846in" svg:width="0.2055in" svg:height="0.0953in" draw:z-index="170"><draw:object xlink:href="./Object 142" xlink:type="simple" xlink:show="embed" xlink:actuate="onLoad"/><draw:image xlink:href="./ObjectReplacements/Object 142" xlink:type="simple" xlink:show="embed" xlink:actuate="onLoad"/></draw:frame>are different and then when we do that we realize right away that th<text:span text:style-name="T26">e first term</text:span> and <text:span text:style-name="T26">third term </text:span>cancel each other out and so all we're left with are these sums so we rewrite it in terms of just those sums where<draw:frame draw:style-name="fr3" draw:name="Object142" text:anchor-type="as-char" svg:y="-0.1071in" svg:width="0.4346in" svg:height="0.1484in" draw:z-index="171"><draw:object xlink:href="./Object 143" xlink:type="simple" xlink:show="embed" xlink:actuate="onLoad"/><draw:image xlink:href="./ObjectReplacements/Object 143" xlink:type="simple" xlink:show="embed" xlink:actuate="onLoad"/></draw:frame>and<draw:frame draw:style-name="fr3" draw:name="Object143" text:anchor-type="as-char" svg:y="-0.1228in" svg:width="0.4646in" svg:height="0.1646in" draw:z-index="172"><draw:object xlink:href="./Object 144" xlink:type="simple" xlink:show="embed" xlink:actuate="onLoad"/><draw:image xlink:href="./ObjectReplacements/Object 144" xlink:type="simple" xlink:show="embed" xlink:actuate="onLoad"/></draw:frame>:</text:p>
      <text:p text:style-name="P25"/>
      <table:table table:name="Table9" table:style-name="Table9">
        <table:table-column table:style-name="Table9.A"/>
        <table:table-column table:style-name="Table9.B"/>
        <table:table-header-rows>
          <table:table-row>
            <table:table-cell table:style-name="Table9.A1" office:value-type="string">
              <text:p text:style-name="P30"><draw:frame draw:style-name="fr3" draw:name="Object144" text:anchor-type="as-char" svg:y="-0.3819in" svg:width="3.3165in" svg:height="0.8016in" draw:z-index="164"><draw:object xlink:href="./Object 145" xlink:type="simple" xlink:show="embed" xlink:actuate="onLoad"/><draw:image xlink:href="./ObjectReplacements/Object 145" xlink:type="simple" xlink:show="embed" xlink:actuate="onLoad"/><svg:desc>formula</svg:desc></draw:frame></text:p>
            </table:table-cell>
            <table:table-cell table:style-name="Table9.A1" office:value-type="string">
              <text:p text:style-name="P31">(<text:sequence text:ref-name="refText8" text:name="Text" text:formula="ooow:Text+1" style:num-format="1">9</text:sequence>)</text:p>
            </table:table-cell>
          </table:table-row>
        </table:table-header-rows>
      </table:table>
      <text:p text:style-name="P24"/>
      <text:p text:style-name="P24"><text:span text:style-name="T27">T</text:span>hen these are all dummy variables so we just change<draw:frame draw:style-name="fr3" draw:name="Object145" text:anchor-type="as-char" svg:y="-0.1228in" svg:width="0.2043in" svg:height="0.1646in" draw:z-index="165"><draw:object xlink:href="./Object 146" xlink:type="simple" xlink:show="embed" xlink:actuate="onLoad"/><draw:image xlink:href="./ObjectReplacements/Object 146" xlink:type="simple" xlink:show="embed" xlink:actuate="onLoad"/></draw:frame>and<draw:frame draw:style-name="fr3" draw:name="Object146" text:anchor-type="as-char" svg:y="-0.0846in" svg:width="0.2055in" svg:height="0.0953in" draw:z-index="166"><draw:object xlink:href="./Object 147" xlink:type="simple" xlink:show="embed" xlink:actuate="onLoad"/><draw:image xlink:href="./ObjectReplacements/Object 147" xlink:type="simple" xlink:show="embed" xlink:actuate="onLoad"/></draw:frame>to<draw:frame draw:style-name="fr3" draw:name="Object147" text:anchor-type="as-char" svg:y="-0.0862in" svg:width="0.1929in" svg:height="0.0957in" draw:z-index="167"><draw:object xlink:href="./Object 148" xlink:type="simple" xlink:show="embed" xlink:actuate="onLoad"/><draw:image xlink:href="./ObjectReplacements/Object 148" xlink:type="simple" xlink:show="embed" xlink:actuate="onLoad"/></draw:frame>and<draw:frame draw:style-name="fr3" draw:name="Object148" text:anchor-type="as-char" svg:y="-0.0827in" svg:width="0.1929in" svg:height="0.1244in" draw:z-index="168"><draw:object xlink:href="./Object 149" xlink:type="simple" xlink:show="embed" xlink:actuate="onLoad"/><draw:image xlink:href="./ObjectReplacements/Object 149" xlink:type="simple" xlink:show="embed" xlink:actuate="onLoad"/></draw:frame>and now of course we're going to combine it into a single sum because we're dealing with the same indices and so that's a completely allowed maneuver so we have a single sum where<draw:frame draw:style-name="fr3" draw:name="Object149" text:anchor-type="as-char" svg:y="-0.1071in" svg:width="0.4346in" svg:height="0.1484in" draw:z-index="169"><draw:object xlink:href="./Object 150" xlink:type="simple" xlink:show="embed" xlink:actuate="onLoad"/><draw:image xlink:href="./ObjectReplacements/Object 150" xlink:type="simple" xlink:show="embed" xlink:actuate="onLoad"/><svg:desc>formula</svg:desc></draw:frame><text:span text:style-name="T27">s</text:span>o nothing's ever the same and</text:p>
      <text:p text:style-name="P26"><text:soft-page-break/>so my next idea is to take this sum where<draw:frame draw:style-name="fr3" draw:name="Object150" text:anchor-type="as-char" svg:y="-0.1071in" svg:width="0.4346in" svg:height="0.1484in" draw:z-index="36"><draw:object xlink:href="./Object 151" xlink:type="simple" xlink:show="embed" xlink:actuate="onLoad"/><draw:image xlink:href="./ObjectReplacements/Object 151" xlink:type="simple" xlink:show="embed" xlink:actuate="onLoad"/><svg:desc>formula</svg:desc></draw:frame>and just do it over the terms where<draw:frame draw:style-name="fr3" draw:name="Object151" text:anchor-type="as-char" svg:y="-0.098in" svg:width="0.411in" svg:height="0.1398in" draw:z-index="43"><draw:object xlink:href="./Object 152" xlink:type="simple" xlink:show="embed" xlink:actuate="onLoad"/><draw:image xlink:href="./ObjectReplacements/Object 152" xlink:type="simple" xlink:show="embed" xlink:actuate="onLoad"/><svg:desc>formula</svg:desc></draw:frame>and then add an additional term to cover the other side where<draw:frame draw:style-name="fr3" draw:name="Object152" text:anchor-type="as-char" svg:y="-0.098in" svg:width="0.411in" svg:height="0.1398in" draw:z-index="44"><draw:object xlink:href="./Object 153" xlink:type="simple" xlink:show="embed" xlink:actuate="onLoad"/><draw:image xlink:href="./ObjectReplacements/Object 153" xlink:type="simple" xlink:show="embed" xlink:actuate="onLoad"/><svg:desc>formula</svg:desc></draw:frame>.</text:p>
      <text:p text:style-name="P27"/>
      <table:table table:name="Table10" table:style-name="Table10">
        <table:table-column table:style-name="Table10.A"/>
        <table:table-column table:style-name="Table10.B"/>
        <table:table-header-rows>
          <table:table-row>
            <table:table-cell table:style-name="Table10.A1" office:value-type="string">
              <text:p text:style-name="P30"><draw:frame draw:style-name="fr3" draw:name="Object153" text:anchor-type="as-char" svg:y="-0.2126in" svg:width="5.0465in" svg:height="0.389in" draw:z-index="108"><draw:object xlink:href="./Object 154" xlink:type="simple" xlink:show="embed" xlink:actuate="onLoad"/><draw:image xlink:href="./ObjectReplacements/Object 154" xlink:type="simple" xlink:show="embed" xlink:actuate="onLoad"/><svg:desc>formula</svg:desc></draw:frame></text:p>
            </table:table-cell>
            <table:table-cell table:style-name="Table10.A1" office:value-type="string">
              <text:p text:style-name="P31">(<text:sequence text:ref-name="refText9" text:name="Text" text:formula="ooow:Text+1" style:num-format="1">10</text:sequence>)</text:p>
            </table:table-cell>
          </table:table-row>
        </table:table-header-rows>
      </table:table>
      <text:p text:style-name="P26"/>
      <text:p text:style-name="P28"><text:span text:style-name="T28">T</text:span>hat's this <text:span text:style-name="T28">first </text:span>one but then I flip it and then I'll capture the one that I've thrown away by only taking<draw:frame draw:style-name="fr3" draw:name="Object154" text:anchor-type="as-char" svg:y="-0.098in" svg:width="0.411in" svg:height="0.1398in" draw:z-index="45"><draw:object xlink:href="./Object 155" xlink:type="simple" xlink:show="embed" xlink:actuate="onLoad"/><draw:image xlink:href="./ObjectReplacements/Object 155" xlink:type="simple" xlink:show="embed" xlink:actuate="onLoad"/><svg:desc>formula</svg:desc></draw:frame>, I've already thrown away all the ones where<draw:frame draw:style-name="fr3" draw:name="Object155" text:anchor-type="as-char" svg:y="-0.0862in" svg:width="0.4346in" svg:height="0.128in" draw:z-index="46"><draw:object xlink:href="./Object 156" xlink:type="simple" xlink:show="embed" xlink:actuate="onLoad"/><draw:image xlink:href="./ObjectReplacements/Object 156" xlink:type="simple" xlink:show="embed" xlink:actuate="onLoad"/><svg:desc>formula</svg:desc></draw:frame>and I do that for both terms <text:span text:style-name="T28">of </text:span><text:span text:style-name="T28"><text:sequence-ref text:reference-format="text" text:ref-name="refText9">(10)</text:sequence-ref></text:span><text:span text:style-name="T28"><text:s/>which are equivalent to </text:span>this first term <text:span text:style-name="T28">in </text:span><text:span text:style-name="T28"><text:sequence-ref text:reference-format="text" text:ref-name="refText8">(9)</text:sequence-ref></text:span><text:span text:style-name="T28"><text:s/></text:span>so once I've done that then the next thing is I'm going to combine the terms with the same ordering of the space-time product, remember<draw:frame draw:style-name="fr3" draw:name="Object156" text:anchor-type="as-char" svg:y="-0.1484in" svg:width="0.4701in" svg:height="0.1839in" draw:z-index="97"><draw:object xlink:href="./Object 157" xlink:type="simple" xlink:show="embed" xlink:actuate="onLoad"/><draw:image xlink:href="./ObjectReplacements/Object 157" xlink:type="simple" xlink:show="embed" xlink:actuate="onLoad"/></draw:frame>are just real numbers being multiplied together but these guys<draw:frame draw:style-name="fr3" draw:name="Object157" text:anchor-type="as-char" svg:y="-0.1484in" svg:width="0.4508in" svg:height="0.1839in" draw:z-index="98"><draw:object xlink:href="./Object 158" xlink:type="simple" xlink:show="embed" xlink:actuate="onLoad"/><draw:image xlink:href="./ObjectReplacements/Object 158" xlink:type="simple" xlink:show="embed" xlink:actuate="onLoad"/></draw:frame> are space-time products of unit vectors.</text:p>
      <text:p text:style-name="P29"/>
      <table:table table:name="Table11" table:style-name="Table11">
        <table:table-column table:style-name="Table11.A"/>
        <table:table-column table:style-name="Table11.B"/>
        <table:table-header-rows>
          <table:table-row>
            <table:table-cell table:style-name="Table11.A1" office:value-type="string">
              <text:p text:style-name="P30"><draw:frame draw:style-name="fr3" draw:name="Object158" text:anchor-type="as-char" svg:y="-0.3154in" svg:width="4.4764in" svg:height="0.5272in" draw:z-index="109"><draw:object xlink:href="./Object 159" xlink:type="simple" xlink:show="embed" xlink:actuate="onLoad"/><draw:image xlink:href="./ObjectReplacements/Object 159" xlink:type="simple" xlink:show="embed" xlink:actuate="onLoad"/><svg:desc>formula</svg:desc></draw:frame></text:p>
            </table:table-cell>
            <table:table-cell table:style-name="Table11.A1" office:value-type="string">
              <text:p text:style-name="P31">(<text:sequence text:ref-name="refText10" text:name="Text" text:formula="ooow:Text+1" style:num-format="1">11</text:sequence>)</text:p>
            </table:table-cell>
          </table:table-row>
        </table:table-header-rows>
      </table:table>
      <text:p text:style-name="Standard"/>
      <text:p text:style-name="P32"><text:span text:style-name="T29">T</text:span>his is nothing more than the<draw:frame draw:style-name="fr3" draw:name="Object159" text:anchor-type="as-char" svg:y="-0.1484in" svg:width="0.3846in" svg:height="0.1839in" draw:z-index="99"><draw:object xlink:href="./Object 160" xlink:type="simple" xlink:show="embed" xlink:actuate="onLoad"/><draw:image xlink:href="./ObjectReplacements/Object 160" xlink:type="simple" xlink:show="embed" xlink:actuate="onLoad"/></draw:frame>determinant of the components of the vector<draw:frame draw:style-name="fr3" draw:name="Object160" text:anchor-type="as-char" svg:y="-0.1484in" svg:width="0.1673in" svg:height="0.1839in" draw:z-index="100"><draw:object xlink:href="./Object 161" xlink:type="simple" xlink:show="embed" xlink:actuate="onLoad"/><draw:image xlink:href="./ObjectReplacements/Object 161" xlink:type="simple" xlink:show="embed" xlink:actuate="onLoad"/></draw:frame>and<draw:frame draw:style-name="fr3" draw:name="Object161" text:anchor-type="as-char" svg:y="-0.1484in" svg:width="0.1673in" svg:height="0.1839in" draw:z-index="101"><draw:object xlink:href="./Object 162" xlink:type="simple" xlink:show="embed" xlink:actuate="onLoad"/><draw:image xlink:href="./ObjectReplacements/Object 162" xlink:type="simple" xlink:show="embed" xlink:actuate="onLoad"/></draw:frame>and what's important to understand is, if I have a vector<draw:frame draw:style-name="fr3" draw:name="Object162" text:anchor-type="as-char" svg:y="-0.1484in" svg:width="0.1673in" svg:height="0.1839in" draw:z-index="102"><draw:object xlink:href="./Object 163" xlink:type="simple" xlink:show="embed" xlink:actuate="onLoad"/><draw:image xlink:href="./ObjectReplacements/Object 163" xlink:type="simple" xlink:show="embed" xlink:actuate="onLoad"/><svg:desc>formula</svg:desc></draw:frame>and<draw:frame draw:style-name="fr3" draw:name="Object163" text:anchor-type="as-char" svg:y="-0.1484in" svg:width="0.1673in" svg:height="0.1839in" draw:z-index="103"><draw:object xlink:href="./Object 164" xlink:type="simple" xlink:show="embed" xlink:actuate="onLoad"/><draw:image xlink:href="./ObjectReplacements/Object 164" xlink:type="simple" xlink:show="embed" xlink:actuate="onLoad"/><svg:desc>formula</svg:desc></draw:frame>, if I take its components and I produce the determinant and I find that <text:span text:style-name="T29">that </text:span>determinant equals the area of this parallelogram so that gives me a big hint because remember what I started with I started with the anti-symmetric part of<draw:frame draw:style-name="fr3" draw:name="Object164" text:anchor-type="as-char" svg:y="-0.1484in" svg:width="0.1673in" svg:height="0.1839in" draw:z-index="104"><draw:object xlink:href="./Object 165" xlink:type="simple" xlink:show="embed" xlink:actuate="onLoad"/><draw:image xlink:href="./ObjectReplacements/Object 165" xlink:type="simple" xlink:show="embed" xlink:actuate="onLoad"/><svg:desc>formula</svg:desc></draw:frame>and<draw:frame draw:style-name="fr3" draw:name="Object165" text:anchor-type="as-char" svg:y="-0.1484in" svg:width="0.1673in" svg:height="0.1839in" draw:z-index="105"><draw:object xlink:href="./Object 166" xlink:type="simple" xlink:show="embed" xlink:actuate="onLoad"/><draw:image xlink:href="./ObjectReplacements/Object 166" xlink:type="simple" xlink:show="embed" xlink:actuate="onLoad"/><svg:desc>formula</svg:desc></draw:frame>and I've shown that it equals the sum of the space-time product of<draw:frame draw:style-name="fr3" draw:name="Object166" text:anchor-type="as-char" svg:y="-0.1484in" svg:width="0.3898in" svg:height="0.1839in" draw:z-index="106"><draw:object xlink:href="./Object 167" xlink:type="simple" xlink:show="embed" xlink:actuate="onLoad"/><draw:image xlink:href="./ObjectReplacements/Object 167" xlink:type="simple" xlink:show="embed" xlink:actuate="onLoad"/></draw:frame><text:span text:style-name="T29">m</text:span>ultiplied by an area component so that makes me think these might be basis areas, it's always<draw:frame draw:style-name="fr3" draw:name="Object167" text:anchor-type="as-char" svg:y="-0.098in" svg:width="0.411in" svg:height="0.1398in" draw:z-index="107"><draw:object xlink:href="./Object 168" xlink:type="simple" xlink:show="embed" xlink:actuate="onLoad"/><draw:image xlink:href="./ObjectReplacements/Object 168" xlink:type="simple" xlink:show="embed" xlink:actuate="onLoad"/><svg:desc>formula</svg:desc></draw:frame>so I know that<draw:frame draw:style-name="fr3" draw:name="Object168" text:anchor-type="as-char" svg:y="-0.1484in" svg:width="0.9602in" svg:height="0.1839in" draw:z-index="174"><draw:object xlink:href="./Object 169" xlink:type="simple" xlink:show="embed" xlink:actuate="onLoad"/><draw:image xlink:href="./ObjectReplacements/Object 169" xlink:type="simple" xlink:show="embed" xlink:actuate="onLoad"/><svg:desc>formula</svg:desc></draw:frame>because I never have the case where<draw:frame draw:style-name="fr2" draw:name="Object169" text:anchor-type="as-char" svg:y="-0.0827in" svg:width="0.1929in" svg:height="0.1244in" draw:z-index="175"><draw:object xlink:href="./Object 170" xlink:type="simple" xlink:show="embed" xlink:actuate="onLoad"/><draw:image xlink:href="./ObjectReplacements/Object 170" xlink:type="simple" xlink:show="embed" xlink:actuate="onLoad"/></draw:frame>and<draw:frame draw:style-name="fr2" draw:name="Object170" text:anchor-type="as-char" svg:y="-0.0862in" svg:width="0.1929in" svg:height="0.0957in" draw:z-index="176"><draw:object xlink:href="./Object 171" xlink:type="simple" xlink:show="embed" xlink:actuate="onLoad"/><draw:image xlink:href="./ObjectReplacements/Object 171" xlink:type="simple" xlink:show="embed" xlink:actuate="onLoad"/></draw:frame>are the same and I know that these are orthogonal unit vectors so the space-time product equals the wedge product because<draw:frame draw:style-name="fr3" draw:name="Object171" text:anchor-type="as-char" svg:y="-0.1484in" svg:width="0.652in" svg:height="0.1839in" draw:z-index="177"><draw:object xlink:href="./Object 172" xlink:type="simple" xlink:show="embed" xlink:actuate="onLoad"/><draw:image xlink:href="./ObjectReplacements/Object 172" xlink:type="simple" xlink:show="embed" xlink:actuate="onLoad"/><svg:desc>formula</svg:desc></draw:frame>always because of the way the sum is done so I'm only dealing with the wedge product and I guess the last thing I have to say is:</text:p>
      <text:p text:style-name="P33"/>
      <table:table table:name="Table12" table:style-name="Table12">
        <table:table-column table:style-name="Table12.A"/>
        <table:table-column table:style-name="Table12.B"/>
        <table:table-header-rows>
          <table:table-row>
            <table:table-cell table:style-name="Table12.A1" office:value-type="string">
              <text:p text:style-name="P30"><draw:frame draw:style-name="fr3" draw:name="Object172" text:anchor-type="as-char" svg:y="-0.1854in" svg:width="1.7516in" svg:height="0.2575in" draw:z-index="178"><draw:object xlink:href="./Object 173" xlink:type="simple" xlink:show="embed" xlink:actuate="onLoad"/><draw:image xlink:href="./ObjectReplacements/Object 173" xlink:type="simple" xlink:show="embed" xlink:actuate="onLoad"/><svg:desc>formula</svg:desc></draw:frame></text:p>
            </table:table-cell>
            <table:table-cell table:style-name="Table12.A1" office:value-type="string">
              <text:p text:style-name="P31">(<text:sequence text:ref-name="refText11" text:name="Text" text:formula="ooow:Text+1" style:num-format="1">12</text:sequence>)</text:p>
            </table:table-cell>
          </table:table-row>
        </table:table-header-rows>
      </table:table>
      <text:p text:style-name="P32"/>
      <text:p text:style-name="P34"><text:span text:style-name="T30">T</text:span>hat's our premise, that's the symmetric part and <text:span text:style-name="T30">them </text:span>the anti-symmetric part. <text:span text:style-name="T30">T</text:span>he basis vectors are orthogonal and I've already shown that the symmetric part is equal to the Minkowski contraction so we know that part <text:span text:style-name="T30">is zero </text:span>so now when I see the space-time product of any two unit vectors I immediately think of the bi-vector that they create well so this is a little bi-v<text:span text:style-name="T30">e</text:span>ctor this is<draw:frame draw:style-name="fr3" draw:name="Object173" text:anchor-type="as-char" svg:y="-0.1484in" svg:width="0.511in" svg:height="0.1839in" draw:z-index="179"><draw:object xlink:href="./Object 174" xlink:type="simple" xlink:show="embed" xlink:actuate="onLoad"/><draw:image xlink:href="./ObjectReplacements/Object 174" xlink:type="simple" xlink:show="embed" xlink:actuate="onLoad"/><svg:desc>formula</svg:desc></draw:frame>and that bi-vector has as its component the area in front of it so now I'm basically adding up a bunch of areas between all of the different basis bi-vectors and how many bases by vectors are there? <text:span text:style-name="T31">T</text:span>here are exactly six, there are six cases where<draw:frame draw:style-name="fr3" draw:name="Object174" text:anchor-type="as-char" svg:y="-0.098in" svg:width="0.411in" svg:height="0.1398in" draw:z-index="180"><draw:object xlink:href="./Object 175" xlink:type="simple" xlink:show="embed" xlink:actuate="onLoad"/><draw:image xlink:href="./ObjectReplacements/Object 175" xlink:type="simple" xlink:show="embed" xlink:actuate="onLoad"/><svg:desc>formula</svg:desc></draw:frame>and those six bi-vectors are are basis bi-vectors and they all represent little plain elements in the zero one plane the zero two plane the zero three plane so these are all planes that have an extension in the time-like direction and then the one two plane and the two three plane:</text:p>
      <text:p text:style-name="P35"/>
      <table:table table:name="Table13" table:style-name="Table13">
        <table:table-column table:style-name="Table13.A"/>
        <table:table-column table:style-name="Table13.B"/>
        <table:table-header-rows>
          <table:table-row>
            <table:table-cell table:style-name="Table13.A1" office:value-type="string">
              <text:p text:style-name="P30"><draw:frame draw:style-name="fr3" draw:name="Object175" text:anchor-type="as-char" svg:y="-0.1854in" svg:width="4.6063in" svg:height="0.261in" draw:z-index="181"><draw:object xlink:href="./Object 176" xlink:type="simple" xlink:show="embed" xlink:actuate="onLoad"/><draw:image xlink:href="./ObjectReplacements/Object 176" xlink:type="simple" xlink:show="embed" xlink:actuate="onLoad"/><svg:desc>formula</svg:desc></draw:frame></text:p>
            </table:table-cell>
            <table:table-cell table:style-name="Table13.A1" office:value-type="string">
              <text:p text:style-name="P31">(<text:sequence text:ref-name="refText12" text:name="Text" text:formula="ooow:Text+1" style:num-format="1">13</text:sequence>)</text:p>
            </table:table-cell>
          </table:table-row>
        </table:table-header-rows>
      </table:table>
      <text:p text:style-name="P34"/>
      <text:p text:style-name="Standard"><text:span text:style-name="T32">T</text:span>he<text:span text:style-name="T32">re</text:span> are planes purely in the spatial directions <text:span text:style-name="T32">(last three in </text:span><text:span text:style-name="T32"><text:sequence-ref text:reference-format="text" text:ref-name="refText12">(13)</text:sequence-ref></text:span><text:span text:style-name="T32">) </text:span>like the plane<text:span text:style-name="T32">s</text:span> that contains<draw:frame draw:style-name="fr2" draw:name="Object176" text:anchor-type="as-char" svg:y="-0.1484in" svg:width="0.8374in" svg:height="0.1839in" draw:z-index="182"><draw:object xlink:href="./Object 177" xlink:type="simple" xlink:show="embed" xlink:actuate="onLoad"/><draw:image xlink:href="./ObjectReplacements/Object 177" xlink:type="simple" xlink:show="embed" xlink:actuate="onLoad"/></draw:frame>and <text:span text:style-name="T32">there</text:span> are planes that have a little piece in the <text:span text:style-name="T32">time</text:span> axis but there are six of them there are six possible basis vectors and they combine with their coefficients that represent an area so th<text:span text:style-name="T32">is </text:span>demonstration seals the deal on the interpretation for me but the fact you have to know is that the area of a parallelogram is this determinant of the components so this is an area of one of the unit bi-vectors that are out there so that's pretty good so where does that leave us?</text:p>
      <text:p text:style-name="Standard"><text:soft-page-break/></text:p>
      <text:p text:style-name="Standard"><text:span text:style-name="T32">W</text:span>ell I think that leaves us with a full interpretation of this space-time product for two vectors in the Minkowski <text:span text:style-name="T33">s</text:span>ubspace of our Clifford algebra and we've got the symmetric anti-symmetric part we fully understand the symmetric part now is this is simply the dot product and we understand that the anti- <text:span text:style-name="T33">s</text:span>ymmetric part is to be interpreted as a little piece of of area basically called a bi-vector and it's this wedge product that we are going <text:span text:style-name="T33">to study,</text:span> it is the wedge product by definition, we're defining the wedge product to be this anti-symmetric part but the properties of this wedge product lead us to think of it and interpret it in our mind as these little unit areas and it's very tempting of course to constantly think of it as a little parallelogram and what I just did the demonstration I done doesn't help because that area is literally the calculated area of a parallelogram but once you understand that this parallelogram is just as legit in shape as any arbitrary shape you realize that we're dealing with bi-vectors is another vector space where you can add them together and create arbitrary size and shape plane elements using the unit vectors <text:sequence-ref text:reference-format="text" text:ref-name="refText12">(13)</text:sequence-ref><text:s/>and there's six <text:span text:style-name="T33">n</text:span>ew <text:span text:style-name="T33">d</text:span>imensions and so we have achieved a certain amount of … we're getting there, we've got four dimensions, five <text:span text:style-name="T33">d</text:span>imensions, 11 <text:span text:style-name="T33">d</text:span>imensions so far so this is going to give us a 12 <text:span text:style-name="T33">d</text:span>imension and this will be four more so the total thing will have 16 <text:span text:style-name="T33">d</text:span>imensions when we're done.</text:p>
      <text:p text:style-name="Standard"/>
      <text:p text:style-name="Standard"><text:span text:style-name="T33">A</text:span>ll right so we still need to understand how these additions work because clearly you see the problem</text:p>
      <text:p text:style-name="Standard">here is that we are adding a little piece of plane right we're adding a little plane area with circulation that's this guy to a number so we have seven plus a plane area and that's what our space-time product equals so we have to understand how to interpret this<draw:frame draw:style-name="fr2" draw:name="Object177" text:anchor-type="as-char" svg:y="-0.1484in" svg:width="0.1937in" svg:height="0.1839in" draw:z-index="183"><draw:object xlink:href="./Object 178" xlink:type="simple" xlink:show="embed" xlink:actuate="onLoad"/><draw:image xlink:href="./ObjectReplacements/Object 178" xlink:type="simple" xlink:show="embed" xlink:actuate="onLoad"/></draw:frame>we still have to work on that but for now we're good, we are now going to move on a little, we're going to try to finish this paragraph <text:span text:style-name="T34">3.2 </text:span>next time and I think what I'll do is we're we'll probably talk about multi-vectors and then we'll deal with that addition question so I'll see you next time.</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Frame_20_contents" style:display-name="Frame contents" style:family="paragraph" style:parent-style-name="Standard" style:class="extra"/>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4-01-09T20:33:40.823000000</meta:creation-date>
    <dc:date>2024-01-14T19:07:22.835000000</dc:date>
    <dc:creator>Daniel Volinski</dc:creator>
    <meta:editing-duration>PT10H32M2S</meta:editing-duration>
    <meta:editing-cycles>38</meta:editing-cycles>
    <meta:generator>LibreOffice/6.4.5.2$Windows_X86_64 LibreOffice_project/a726b36747cf2001e06b58ad5db1aa3a9a1872d6</meta:generator>
    <dc:subject>QED Prerequisites</dc:subject>
    <meta:keyword>XylyXylyX</meta:keyword>
    <dc:title>Geometric Algebra: The antisymmetric part</dc:title>
    <meta:document-statistic meta:table-count="13" meta:image-count="0" meta:object-count="178" meta:page-count="8" meta:paragraph-count="64" meta:word-count="4687" meta:character-count="26095" meta:non-whitespace-character-count="21460"/>
  </office:meta>
</office:document-meta>
</file>

<file path=Object 1/content.xml><?xml version="1.0" encoding="utf-8"?>
<math xmlns="http://www.w3.org/1998/Math/MathML">
  <semantics>
    <msub>
      <mstyle mathvariant="sans-serif">
        <mi>C</mi>
      </mstyle>
      <mrow>
        <mn>1</mn>
        <mn>3</mn>
      </mrow>
    </msub>
    <annotation encoding="StarMath 5.0">{font sans C} sub {1 3}</annotation>
  </semantics>
</math>
</file>

<file path=Object 10/content.xml><?xml version="1.0" encoding="utf-8"?>
<math xmlns="http://www.w3.org/1998/Math/MathML" display="block">
  <semantics>
    <mrow>
      <mi>?</mi>
      <mi>?</mi>
      <mi>?</mi>
    </mrow>
    <annotation encoding="StarMath 5.0">???</annotation>
  </semantics>
</math>
</file>

<file path=Object 100/content.xml><?xml version="1.0" encoding="utf-8"?>
<math xmlns="http://www.w3.org/1998/Math/MathML">
  <semantics>
    <mrow>
      <mi>η</mi>
      <mrow>
        <mrow>
          <mo fence="true" stretchy="false">(</mo>
          <mrow>
            <mrow>
              <mi>a</mi>
              <mi>,</mi>
              <mi>a</mi>
            </mrow>
          </mrow>
          <mo fence="true" stretchy="false">)</mo>
        </mrow>
        <mo stretchy="false">&lt;</mo>
        <mn>0</mn>
      </mrow>
    </mrow>
    <annotation encoding="StarMath 5.0">%eta ( a , a ) &lt; 0</annotation>
  </semantics>
</math>
</file>

<file path=Object 101/content.xml><?xml version="1.0" encoding="utf-8"?>
<math xmlns="http://www.w3.org/1998/Math/MathML">
  <semantics>
    <msub>
      <mi>ℳ</mi>
      <mrow>
        <mn>1</mn>
        <mi>,</mi>
        <mn>3</mn>
      </mrow>
    </msub>
    <annotation encoding="StarMath 5.0">ℳ sub {1 , 3}</annotation>
  </semantics>
</math>
</file>

<file path=Object 102/content.xml><?xml version="1.0" encoding="utf-8"?>
<math xmlns="http://www.w3.org/1998/Math/MathML" display="block">
  <semantics>
    <mrow>
      <mi>c</mi>
      <mi>t</mi>
    </mrow>
    <annotation encoding="StarMath 5.0">c t</annotation>
  </semantics>
</math>
</file>

<file path=Object 103/content.xml><?xml version="1.0" encoding="utf-8"?>
<math xmlns="http://www.w3.org/1998/Math/MathML" display="block">
  <semantics>
    <mrow>
      <mi>x</mi>
      <mi>,</mi>
      <mi>y</mi>
      <mi>,</mi>
      <mi>z</mi>
    </mrow>
    <annotation encoding="StarMath 5.0">x , y , z</annotation>
  </semantics>
</math>
</file>

<file path=Object 104/content.xml><?xml version="1.0" encoding="utf-8"?>
<math xmlns="http://www.w3.org/1998/Math/MathML">
  <semantics>
    <mrow>
      <msup>
        <mi>X</mi>
        <mn>0</mn>
      </msup>
      <mi>,</mi>
      <msup>
        <mi>X</mi>
        <mn>1</mn>
      </msup>
      <mi>,</mi>
      <msup>
        <mi>X</mi>
        <mn>2</mn>
      </msup>
      <mi>,</mi>
      <msup>
        <mi>X</mi>
        <mn>3</mn>
      </msup>
    </mrow>
    <annotation encoding="StarMath 5.0">X sup 0 , X sup 1 , X sup 2 , X sup 3</annotation>
  </semantics>
</math>
</file>

<file path=Object 105/content.xml><?xml version="1.0" encoding="utf-8"?>
<math xmlns="http://www.w3.org/1998/Math/MathML">
  <semantics>
    <msup>
      <mi>cm</mi>
      <mn>2</mn>
    </msup>
    <annotation encoding="StarMath 5.0">{func cm}^2</annotation>
  </semantics>
</math>
</file>

<file path=Object 106/content.xml><?xml version="1.0" encoding="utf-8"?>
<math xmlns="http://www.w3.org/1998/Math/MathML">
  <semantics>
    <msub>
      <mi>ℳ</mi>
      <mrow>
        <mn>1</mn>
        <mi>,</mi>
        <mn>3</mn>
      </mrow>
    </msub>
    <annotation encoding="StarMath 5.0">ℳ sub {1 , 3}</annotation>
  </semantics>
</math>
</file>

<file path=Object 107/content.xml><?xml version="1.0" encoding="utf-8"?>
<math xmlns="http://www.w3.org/1998/Math/MathML">
  <semantics>
    <msup>
      <mi>X</mi>
      <mn>1</mn>
    </msup>
    <annotation encoding="StarMath 5.0">X sup 1</annotation>
  </semantics>
</math>
</file>

<file path=Object 108/content.xml><?xml version="1.0" encoding="utf-8"?>
<math xmlns="http://www.w3.org/1998/Math/MathML">
  <semantics>
    <msup>
      <mi>X</mi>
      <mn>0</mn>
    </msup>
    <annotation encoding="StarMath 5.0">X sup 0 </annotation>
  </semantics>
</math>
</file>

<file path=Object 109/content.xml><?xml version="1.0" encoding="utf-8"?>
<math xmlns="http://www.w3.org/1998/Math/MathML">
  <semantics>
    <mrow>
      <mi>a</mi>
      <mo stretchy="false">∧</mo>
      <mi>b</mi>
    </mrow>
    <annotation encoding="StarMath 5.0">a and b</annotation>
  </semantics>
</math>
</file>

<file path=Object 11/content.xml><?xml version="1.0" encoding="utf-8"?>
<math xmlns="http://www.w3.org/1998/Math/MathML" display="block">
  <semantics>
    <mrow>
      <mi>?</mi>
      <mi>?</mi>
      <mi>?</mi>
    </mrow>
    <annotation encoding="StarMath 5.0">???</annotation>
  </semantics>
</math>
</file>

<file path=Object 110/content.xml><?xml version="1.0" encoding="utf-8"?>
<math xmlns="http://www.w3.org/1998/Math/MathML" display="block">
  <semantics>
    <mi>a</mi>
    <annotation encoding="StarMath 5.0"> a </annotation>
  </semantics>
</math>
</file>

<file path=Object 111/content.xml><?xml version="1.0" encoding="utf-8"?>
<math xmlns="http://www.w3.org/1998/Math/MathML" display="block">
  <semantics>
    <mi>b</mi>
    <annotation encoding="StarMath 5.0">b</annotation>
  </semantics>
</math>
</file>

<file path=Object 112/content.xml><?xml version="1.0" encoding="utf-8"?>
<math xmlns="http://www.w3.org/1998/Math/MathML" display="block">
  <semantics>
    <mrow>
      <mo fence="true" stretchy="true">|</mo>
      <mrow>
        <mrow>
          <mi>a</mi>
          <mo stretchy="false">∧</mo>
          <mi>b</mi>
        </mrow>
      </mrow>
      <mo fence="true" stretchy="true">|</mo>
    </mrow>
    <annotation encoding="StarMath 5.0">abs {a and b}</annotation>
  </semantics>
</math>
</file>

<file path=Object 113/content.xml><?xml version="1.0" encoding="utf-8"?>
<math xmlns="http://www.w3.org/1998/Math/MathML" display="block">
  <semantics>
    <mi>a</mi>
    <annotation encoding="StarMath 5.0"> a </annotation>
  </semantics>
</math>
</file>

<file path=Object 114/content.xml><?xml version="1.0" encoding="utf-8"?>
<math xmlns="http://www.w3.org/1998/Math/MathML" display="block">
  <semantics>
    <mi>b</mi>
    <annotation encoding="StarMath 5.0">b</annotation>
  </semantics>
</math>
</file>

<file path=Object 115/content.xml><?xml version="1.0" encoding="utf-8"?>
<math xmlns="http://www.w3.org/1998/Math/MathML" display="block">
  <semantics>
    <mi>a</mi>
    <annotation encoding="StarMath 5.0"> a </annotation>
  </semantics>
</math>
</file>

<file path=Object 116/content.xml><?xml version="1.0" encoding="utf-8"?>
<math xmlns="http://www.w3.org/1998/Math/MathML" display="block">
  <semantics>
    <mi>b</mi>
    <annotation encoding="StarMath 5.0">b</annotation>
  </semantics>
</math>
</file>

<file path=Object 117/content.xml><?xml version="1.0" encoding="utf-8"?>
<math xmlns="http://www.w3.org/1998/Math/MathML" display="block">
  <semantics>
    <mi>a</mi>
    <annotation encoding="StarMath 5.0"> a </annotation>
  </semantics>
</math>
</file>

<file path=Object 118/content.xml><?xml version="1.0" encoding="utf-8"?>
<math xmlns="http://www.w3.org/1998/Math/MathML" display="block">
  <semantics>
    <mi>b</mi>
    <annotation encoding="StarMath 5.0">b</annotation>
  </semantics>
</math>
</file>

<file path=Object 119/content.xml><?xml version="1.0" encoding="utf-8"?>
<math xmlns="http://www.w3.org/1998/Math/MathML" display="block">
  <semantics>
    <mrow>
      <mi>a</mi>
      <mo stretchy="false">⋅</mo>
      <mi>b</mi>
    </mrow>
    <annotation encoding="StarMath 5.0">a cdot b </annotation>
  </semantics>
</math>
</file>

<file path=Object 12/content.xml><?xml version="1.0" encoding="utf-8"?>
<math xmlns="http://www.w3.org/1998/Math/MathML" display="block">
  <semantics>
    <mrow>
      <mi>?</mi>
      <mi>?</mi>
      <mi>?</mi>
    </mrow>
    <annotation encoding="StarMath 5.0">???</annotation>
  </semantics>
</math>
</file>

<file path=Object 120/content.xml><?xml version="1.0" encoding="utf-8"?>
<math xmlns="http://www.w3.org/1998/Math/MathML" display="block">
  <semantics>
    <mrow>
      <mi>a</mi>
      <mi>,</mi>
      <mrow>
        <mi>b</mi>
        <mo stretchy="false">∈</mo>
        <msub>
          <mi>ℳ</mi>
          <mrow>
            <mn>1</mn>
            <mi>,</mi>
            <mn>3</mn>
          </mrow>
        </msub>
      </mrow>
    </mrow>
    <annotation encoding="StarMath 5.0">a , b in ℳ sub {1 , 3}</annotation>
  </semantics>
</math>
</file>

<file path=Object 121/content.xml><?xml version="1.0" encoding="utf-8"?>
<math xmlns="http://www.w3.org/1998/Math/MathML">
  <semantics>
    <mrow>
      <mi>a</mi>
      <mo stretchy="false">∧</mo>
      <mi>b</mi>
    </mrow>
    <annotation encoding="StarMath 5.0">a and b</annotation>
  </semantics>
</math>
</file>

<file path=Object 122/content.xml><?xml version="1.0" encoding="utf-8"?>
<math xmlns="http://www.w3.org/1998/Math/MathML">
  <semantics>
    <mrow>
      <mi>a</mi>
      <mo stretchy="false">∧</mo>
      <mi>b</mi>
    </mrow>
    <annotation encoding="StarMath 5.0">a and b</annotation>
  </semantics>
</math>
</file>

<file path=Object 123/content.xml><?xml version="1.0" encoding="utf-8"?>
<math xmlns="http://www.w3.org/1998/Math/MathML" display="block">
  <semantics>
    <mi>a</mi>
    <annotation encoding="StarMath 5.0"> a </annotation>
  </semantics>
</math>
</file>

<file path=Object 124/content.xml><?xml version="1.0" encoding="utf-8"?>
<math xmlns="http://www.w3.org/1998/Math/MathML" display="block">
  <semantics>
    <mi>b</mi>
    <annotation encoding="StarMath 5.0"> b </annotation>
  </semantics>
</math>
</file>

<file path=Object 125/content.xml><?xml version="1.0" encoding="utf-8"?>
<math xmlns="http://www.w3.org/1998/Math/MathML" display="block">
  <semantics>
    <mtable>
      <mtr>
        <mtd columnalign="left">
          <mrow>
            <mrow>
              <mrow>
                <mi>a</mi>
                <mo stretchy="false">⋅</mo>
                <mi>b</mi>
              </mrow>
              <mo stretchy="false">=</mo>
              <mn>½</mn>
            </mrow>
            <mrow>
              <mo fence="true" stretchy="false">(</mo>
              <mrow>
                <mrow>
                  <mi>a</mi>
                  <mrow>
                    <mi>b</mi>
                    <mo stretchy="false">+</mo>
                    <mi>b</mi>
                  </mrow>
                  <mi>a</mi>
                </mrow>
              </mrow>
              <mo fence="true" stretchy="false">)</mo>
            </mrow>
          </mrow>
        </mtd>
      </mtr>
      <mtr>
        <mtd columnalign="left">
          <mrow>
            <mrow>
              <mrow>
                <mi>a</mi>
                <mo stretchy="false">∧</mo>
                <mi>b</mi>
              </mrow>
              <mo stretchy="false">=</mo>
              <mn>½</mn>
            </mrow>
            <mrow>
              <mo fence="true" stretchy="false">(</mo>
              <mrow>
                <mrow>
                  <mi>a</mi>
                  <mrow>
                    <mi>b</mi>
                    <mo stretchy="false">−</mo>
                    <mi>b</mi>
                  </mrow>
                  <mi>a</mi>
                </mrow>
              </mrow>
              <mo fence="true" stretchy="false">)</mo>
            </mrow>
          </mrow>
        </mtd>
      </mtr>
    </mtable>
    <annotation encoding="StarMath 5.0">stack {
alignl a cdot b = ½ ( a b + b a ) #
alignl a and b = ½ ( a b - b a )
}</annotation>
  </semantics>
</math>
</file>

<file path=Object 126/content.xml><?xml version="1.0" encoding="utf-8"?>
<math xmlns="http://www.w3.org/1998/Math/MathML" display="block">
  <semantics>
    <mtable>
      <mtr>
        <mtd columnalign="left">
          <mrow>
            <mi>a</mi>
            <mrow>
              <mi>b</mi>
              <mo stretchy="false">−</mo>
              <mi>b</mi>
            </mrow>
            <mrow>
              <mi>a</mi>
              <mo stretchy="false">=</mo>
              <mrow>
                <mo fence="true" stretchy="true">(</mo>
                <mrow>
                  <mrow>
                    <msup>
                      <mi>a</mi>
                      <mstyle color="blue">
                        <mi>μ</mi>
                      </mstyle>
                    </msup>
                    <msub>
                      <mi>e</mi>
                      <mstyle color="blue">
                        <mi>μ</mi>
                      </mstyle>
                    </msub>
                  </mrow>
                </mrow>
                <mo fence="true" stretchy="true">)</mo>
              </mrow>
            </mrow>
            <mrow>
              <mrow>
                <mo fence="true" stretchy="true">(</mo>
                <mrow>
                  <mrow>
                    <msup>
                      <mi>b</mi>
                      <mstyle color="blue">
                        <mi>ν</mi>
                      </mstyle>
                    </msup>
                    <msub>
                      <mi>e</mi>
                      <mstyle color="blue">
                        <mi>ν</mi>
                      </mstyle>
                    </msub>
                  </mrow>
                </mrow>
                <mo fence="true" stretchy="true">)</mo>
              </mrow>
              <mo stretchy="false">−</mo>
              <mrow>
                <mo fence="true" stretchy="true">(</mo>
                <mrow>
                  <mrow>
                    <msup>
                      <mi>b</mi>
                      <mstyle color="blue">
                        <mi>α</mi>
                      </mstyle>
                    </msup>
                    <msub>
                      <mi>e</mi>
                      <mstyle color="blue">
                        <mi>α</mi>
                      </mstyle>
                    </msub>
                  </mrow>
                </mrow>
                <mo fence="true" stretchy="true">)</mo>
              </mrow>
            </mrow>
            <mrow>
              <mo fence="true" stretchy="true">(</mo>
              <mrow>
                <mrow>
                  <msup>
                    <mi>a</mi>
                    <mstyle color="blue">
                      <mi>β</mi>
                    </mstyle>
                  </msup>
                  <msub>
                    <mi>e</mi>
                    <mstyle color="blue">
                      <mi>β</mi>
                    </mstyle>
                  </msub>
                </mrow>
              </mrow>
              <mo fence="true" stretchy="true">)</mo>
            </mrow>
          </mrow>
        </mtd>
      </mtr>
      <mtr>
        <mtd columnalign="left">
          <mrow>
            <mrow>
              <mphantom>
                <mrow>
                  <mi>a</mi>
                  <mrow>
                    <mi>b</mi>
                    <mo stretchy="false">−</mo>
                    <mi>b</mi>
                  </mrow>
                  <mi>a</mi>
                </mrow>
              </mphantom>
              <mo stretchy="false">=</mo>
              <msup>
                <mi>a</mi>
                <mstyle color="blue">
                  <mi>μ</mi>
                </mstyle>
              </msup>
            </mrow>
            <msup>
              <mi>b</mi>
              <mstyle color="blue">
                <mi>ν</mi>
              </mstyle>
            </msup>
            <msub>
              <mi>e</mi>
              <mstyle color="blue">
                <mi>μ</mi>
              </mstyle>
            </msub>
            <mrow>
              <msub>
                <mi>e</mi>
                <mstyle color="blue">
                  <mi>ν</mi>
                </mstyle>
              </msub>
              <mo stretchy="false">−</mo>
              <msup>
                <mi>a</mi>
                <mstyle color="blue">
                  <mi>β</mi>
                </mstyle>
              </msup>
            </mrow>
            <msup>
              <mi>b</mi>
              <mstyle color="blue">
                <mi>α</mi>
              </mstyle>
            </msup>
            <msub>
              <mi>e</mi>
              <mstyle color="blue">
                <mi>α</mi>
              </mstyle>
            </msub>
            <msub>
              <mi>e</mi>
              <mstyle color="blue">
                <mi>β</mi>
              </mstyle>
            </msub>
          </mrow>
        </mtd>
      </mtr>
      <mtr>
        <mtd columnalign="left">
          <mrow>
            <mrow>
              <mphantom>
                <mrow>
                  <mi>a</mi>
                  <mrow>
                    <mi>b</mi>
                    <mo stretchy="false">−</mo>
                    <mi>b</mi>
                  </mrow>
                  <mi>a</mi>
                </mrow>
              </mphantom>
              <mo stretchy="false">=</mo>
              <msup>
                <mi>a</mi>
                <mstyle color="blue">
                  <mi>μ</mi>
                </mstyle>
              </msup>
            </mrow>
            <msup>
              <mi>b</mi>
              <mstyle color="blue">
                <mi>μ</mi>
              </mstyle>
            </msup>
            <msub>
              <mi>e</mi>
              <mstyle color="blue">
                <mi>μ</mi>
              </mstyle>
            </msub>
            <mrow>
              <msub>
                <mi>e</mi>
                <mstyle color="blue">
                  <mi>μ</mi>
                </mstyle>
              </msub>
              <mo stretchy="false">+</mo>
              <mrow>
                <munder>
                  <mo stretchy="false">∑</mo>
                  <mrow>
                    <mi>μ</mi>
                    <mo stretchy="false">≠</mo>
                    <mi>ν</mi>
                  </mrow>
                </munder>
                <msup>
                  <mi>a</mi>
                  <mstyle color="blue">
                    <mi>μ</mi>
                  </mstyle>
                </msup>
              </mrow>
            </mrow>
            <msup>
              <mi>b</mi>
              <mstyle color="blue">
                <mi>ν</mi>
              </mstyle>
            </msup>
            <msub>
              <mi>e</mi>
              <mstyle color="blue">
                <mi>μ</mi>
              </mstyle>
            </msub>
            <msub>
              <mi>e</mi>
              <mstyle color="blue">
                <mi>ν</mi>
              </mstyle>
            </msub>
          </mrow>
        </mtd>
      </mtr>
      <mtr>
        <mtd columnalign="left">
          <mrow>
            <mphantom>
              <mrow>
                <mi>a</mi>
                <mrow>
                  <mi>b</mi>
                  <mo stretchy="false">−</mo>
                  <mi>b</mi>
                </mrow>
                <mi>a</mi>
              </mrow>
            </mphantom>
            <mrow>
              <mphantom>
                <mtext>  </mtext>
              </mphantom>
              <mo stretchy="false">−</mo>
              <msup>
                <mi>a</mi>
                <mstyle color="blue">
                  <mi>β</mi>
                </mstyle>
              </msup>
            </mrow>
            <msup>
              <mi>b</mi>
              <mstyle color="blue">
                <mi>β</mi>
              </mstyle>
            </msup>
            <msub>
              <mi>e</mi>
              <mstyle color="blue">
                <mi>β</mi>
              </mstyle>
            </msub>
            <mrow>
              <msub>
                <mi>e</mi>
                <mstyle color="blue">
                  <mi>β</mi>
                </mstyle>
              </msub>
              <mo stretchy="false">−</mo>
              <mrow>
                <munder>
                  <mo stretchy="false">∑</mo>
                  <mrow>
                    <mi>β</mi>
                    <mo stretchy="false">≠</mo>
                    <mi>α</mi>
                  </mrow>
                </munder>
                <msup>
                  <mi>a</mi>
                  <mstyle color="blue">
                    <mi>β</mi>
                  </mstyle>
                </msup>
              </mrow>
            </mrow>
            <msup>
              <mi>b</mi>
              <mstyle color="blue">
                <mi>α</mi>
              </mstyle>
            </msup>
            <msub>
              <mi>e</mi>
              <mstyle color="blue">
                <mi>α</mi>
              </mstyle>
            </msub>
            <msub>
              <mi>e</mi>
              <mstyle color="blue">
                <mi>β</mi>
              </mstyle>
            </msub>
          </mrow>
        </mtd>
      </mtr>
      <mtr>
        <mtd columnalign="left">
          <mrow>
            <mrow>
              <mphantom>
                <mrow>
                  <mi>a</mi>
                  <mrow>
                    <mi>b</mi>
                    <mo stretchy="false">−</mo>
                    <mi>b</mi>
                  </mrow>
                  <mi>a</mi>
                </mrow>
              </mphantom>
              <mo stretchy="false">=</mo>
              <mrow>
                <munder>
                  <mo stretchy="false">∑</mo>
                  <mrow>
                    <mi>μ</mi>
                    <mo stretchy="false">≠</mo>
                    <mi>ν</mi>
                  </mrow>
                </munder>
                <msup>
                  <mi>a</mi>
                  <mstyle color="blue">
                    <mi>μ</mi>
                  </mstyle>
                </msup>
              </mrow>
            </mrow>
            <msup>
              <mi>b</mi>
              <mstyle color="blue">
                <mi>ν</mi>
              </mstyle>
            </msup>
            <msub>
              <mi>e</mi>
              <mstyle color="blue">
                <mi>μ</mi>
              </mstyle>
            </msub>
            <mrow>
              <msub>
                <mi>e</mi>
                <mstyle color="blue">
                  <mi>ν</mi>
                </mstyle>
              </msub>
              <mo stretchy="false">−</mo>
              <mrow>
                <munder>
                  <mo stretchy="false">∑</mo>
                  <mrow>
                    <mi>β</mi>
                    <mo stretchy="false">≠</mo>
                    <mi>α</mi>
                  </mrow>
                </munder>
                <msup>
                  <mi>a</mi>
                  <mstyle color="blue">
                    <mi>β</mi>
                  </mstyle>
                </msup>
              </mrow>
            </mrow>
            <msup>
              <mi>b</mi>
              <mstyle color="blue">
                <mi>α</mi>
              </mstyle>
            </msup>
            <msub>
              <mi>e</mi>
              <mstyle color="blue">
                <mi>α</mi>
              </mstyle>
            </msub>
            <msub>
              <mi>e</mi>
              <mstyle color="blue">
                <mi>β</mi>
              </mstyle>
            </msub>
          </mrow>
        </mtd>
      </mtr>
    </mtable>
    <annotation encoding="StarMath 5.0">alignl a b - b a = left ( { a sup {color blue %mu} e sub {color blue %mu} } right ) left ( { b sup {color blue %nu} e sub {color blue %nu} } right ) - left ( { b sup {color blue %alpha} e sub {color blue %alpha} } right ) left ( { a sup {color blue %beta} e sub {color blue %beta} } right ) newline
alignl phantom{a b - b a} = a sup {color blue %mu} b sup {color blue %nu} e sub {color blue %mu} e sub {color blue %nu} - a sup {color blue %beta} b sup {color blue %alpha} e sub {color blue %alpha} e sub {color blue %beta} newline
alignl phantom{a b - b a} = a sup {color blue %mu} b sup {color blue %mu} e sub {color blue %mu} e sub {color blue %mu} + sum from {%mu neq %nu} a sup {color blue %mu} b sup {color blue %nu} e sub {color blue %mu} e sub {color blue %nu} newline
alignl phantom{a b - b a} phantom{"  "}- a sup {color blue %beta} b sup {color blue %beta} e sub {color blue %beta} e sub {color blue %beta} - sum from {%beta neq %alpha} a sup {color blue %beta} b sup {color blue %alpha} e sub {color blue %alpha} e sub {color blue %beta} newline
alignl phantom{a b - b a} = sum from {%mu neq %nu} a sup {color blue %mu} b sup {color blue %nu} e sub {color blue %mu} e sub {color blue %nu} - sum from {%beta neq %alpha} a sup {color blue %beta} b sup {color blue %alpha} e sub {color blue %alpha} e sub {color blue %beta}</annotation>
  </semantics>
</math>
</file>

<file path=Object 127/content.xml><?xml version="1.0" encoding="utf-8"?>
<math xmlns="http://www.w3.org/1998/Math/MathML" display="block">
  <semantics>
    <mi>c</mi>
    <annotation encoding="StarMath 5.0">c</annotation>
  </semantics>
</math>
</file>

<file path=Object 128/content.xml><?xml version="1.0" encoding="utf-8"?>
<math xmlns="http://www.w3.org/1998/Math/MathML" display="block">
  <semantics>
    <mi>d</mi>
    <annotation encoding="StarMath 5.0">d</annotation>
  </semantics>
</math>
</file>

<file path=Object 129/content.xml><?xml version="1.0" encoding="utf-8"?>
<math xmlns="http://www.w3.org/1998/Math/MathML" display="block">
  <semantics>
    <mi>d</mi>
    <annotation encoding="StarMath 5.0">d</annotation>
  </semantics>
</math>
</file>

<file path=Object 13/content.xml><?xml version="1.0" encoding="utf-8"?>
<math xmlns="http://www.w3.org/1998/Math/MathML" display="block">
  <semantics>
    <msub>
      <mstyle mathvariant="sans-serif">
        <mi>C</mi>
      </mstyle>
      <mrow>
        <mn>1</mn>
        <mi>,</mi>
        <mn>3</mn>
      </mrow>
    </msub>
    <annotation encoding="StarMath 5.0">{font sans C} sub {1 , 3}</annotation>
  </semantics>
</math>
</file>

<file path=Object 130/content.xml><?xml version="1.0" encoding="utf-8"?>
<math xmlns="http://www.w3.org/1998/Math/MathML" display="block">
  <semantics>
    <mi>c</mi>
    <annotation encoding="StarMath 5.0">c</annotation>
  </semantics>
</math>
</file>

<file path=Object 131/content.xml><?xml version="1.0" encoding="utf-8"?>
<math xmlns="http://www.w3.org/1998/Math/MathML" display="block">
  <semantics>
    <mi>c</mi>
    <annotation encoding="StarMath 5.0">c</annotation>
  </semantics>
</math>
</file>

<file path=Object 132/content.xml><?xml version="1.0" encoding="utf-8"?>
<math xmlns="http://www.w3.org/1998/Math/MathML" display="block">
  <semantics>
    <mrow>
      <mrow>
        <mrow>
          <mi>c</mi>
          <mo stretchy="false">∧</mo>
          <mi>d</mi>
        </mrow>
        <mo stretchy="false">=</mo>
        <mrow>
          <mi>c</mi>
          <mo stretchy="false">∧</mo>
          <mi>ε</mi>
        </mrow>
      </mrow>
      <mrow>
        <mi>c</mi>
        <mo stretchy="false">=</mo>
        <mi>ε</mi>
      </mrow>
      <mrow>
        <mrow>
          <mi>c</mi>
          <mo stretchy="false">∧</mo>
          <mi>c</mi>
        </mrow>
        <mo stretchy="false">=</mo>
        <mn>0</mn>
      </mrow>
    </mrow>
    <annotation encoding="StarMath 5.0">c and d = c and %varepsilon c = %varepsilon c and c = 0</annotation>
  </semantics>
</math>
</file>

<file path=Object 133/content.xml><?xml version="1.0" encoding="utf-8"?>
<math xmlns="http://www.w3.org/1998/Math/MathML">
  <semantics>
    <msup>
      <mi>a</mi>
      <mstyle color="red">
        <mi>μ</mi>
      </mstyle>
    </msup>
    <annotation encoding="StarMath 5.0">a sup {color red %mu}</annotation>
  </semantics>
</math>
</file>

<file path=Object 134/content.xml><?xml version="1.0" encoding="utf-8"?>
<math xmlns="http://www.w3.org/1998/Math/MathML" display="block">
  <semantics>
    <msup>
      <mi>b</mi>
      <mstyle color="red">
        <mi>ν</mi>
      </mstyle>
    </msup>
    <annotation encoding="StarMath 5.0">b sup {color red %nu}</annotation>
  </semantics>
</math>
</file>

<file path=Object 135/content.xml><?xml version="1.0" encoding="utf-8"?>
<math xmlns="http://www.w3.org/1998/Math/MathML" display="block">
  <semantics>
    <mi>μ</mi>
    <annotation encoding="StarMath 5.0"> %mu</annotation>
  </semantics>
</math>
</file>

<file path=Object 136/content.xml><?xml version="1.0" encoding="utf-8"?>
<math xmlns="http://www.w3.org/1998/Math/MathML" display="block">
  <semantics>
    <mi>ν</mi>
    <annotation encoding="StarMath 5.0"> %nu </annotation>
  </semantics>
</math>
</file>

<file path=Object 137/content.xml><?xml version="1.0" encoding="utf-8"?>
<math xmlns="http://www.w3.org/1998/Math/MathML" display="block">
  <semantics>
    <mi>μ</mi>
    <annotation encoding="StarMath 5.0"> %mu </annotation>
  </semantics>
</math>
</file>

<file path=Object 138/content.xml><?xml version="1.0" encoding="utf-8"?>
<math xmlns="http://www.w3.org/1998/Math/MathML" display="block">
  <semantics>
    <mi>ν</mi>
    <annotation encoding="StarMath 5.0"> %nu </annotation>
  </semantics>
</math>
</file>

<file path=Object 139/content.xml><?xml version="1.0" encoding="utf-8"?>
<math xmlns="http://www.w3.org/1998/Math/MathML" display="block">
  <semantics>
    <mi>β</mi>
    <annotation encoding="StarMath 5.0">%beta </annotation>
  </semantics>
</math>
</file>

<file path=Object 14/content.xml><?xml version="1.0" encoding="utf-8"?>
<math xmlns="http://www.w3.org/1998/Math/MathML">
  <semantics>
    <msub>
      <mstyle mathvariant="sans-serif">
        <mi>C</mi>
      </mstyle>
      <mrow>
        <mn>1</mn>
        <mn>3</mn>
      </mrow>
    </msub>
    <annotation encoding="StarMath 5.0">{font sans C} sub {1 3}</annotation>
  </semantics>
</math>
</file>

<file path=Object 140/content.xml><?xml version="1.0" encoding="utf-8"?>
<math xmlns="http://www.w3.org/1998/Math/MathML" display="block">
  <semantics>
    <mi>α</mi>
    <annotation encoding="StarMath 5.0"> %alpha</annotation>
  </semantics>
</math>
</file>

<file path=Object 141/content.xml><?xml version="1.0" encoding="utf-8"?>
<math xmlns="http://www.w3.org/1998/Math/MathML" display="block">
  <semantics>
    <mi>β</mi>
    <annotation encoding="StarMath 5.0"> %beta </annotation>
  </semantics>
</math>
</file>

<file path=Object 142/content.xml><?xml version="1.0" encoding="utf-8"?>
<math xmlns="http://www.w3.org/1998/Math/MathML" display="block">
  <semantics>
    <mi>α</mi>
    <annotation encoding="StarMath 5.0"> %alpha </annotation>
  </semantics>
</math>
</file>

<file path=Object 143/content.xml><?xml version="1.0" encoding="utf-8"?>
<math xmlns="http://www.w3.org/1998/Math/MathML" display="block">
  <semantics>
    <mrow>
      <mi>μ</mi>
      <mo stretchy="false">≠</mo>
      <mi>ν</mi>
    </mrow>
    <annotation encoding="StarMath 5.0">%mu neq %nu</annotation>
  </semantics>
</math>
</file>

<file path=Object 144/content.xml><?xml version="1.0" encoding="utf-8"?>
<math xmlns="http://www.w3.org/1998/Math/MathML" display="block">
  <semantics>
    <mrow>
      <mi>β</mi>
      <mo stretchy="false">≠</mo>
      <mi>α</mi>
    </mrow>
    <annotation encoding="StarMath 5.0">%beta neq %alpha </annotation>
  </semantics>
</math>
</file>

<file path=Object 145/content.xml><?xml version="1.0" encoding="utf-8"?>
<math xmlns="http://www.w3.org/1998/Math/MathML" display="block">
  <semantics>
    <mtable>
      <mtr>
        <mtd columnalign="left">
          <mrow>
            <mi>a</mi>
            <mrow>
              <mi>b</mi>
              <mo stretchy="false">−</mo>
              <mi>b</mi>
            </mrow>
            <mrow>
              <mi>a</mi>
              <mo stretchy="false">=</mo>
              <mrow>
                <munder>
                  <mo stretchy="false">∑</mo>
                  <mrow>
                    <mi>μ</mi>
                    <mo stretchy="false">≠</mo>
                    <mi>ν</mi>
                  </mrow>
                </munder>
                <msup>
                  <mi>a</mi>
                  <mstyle color="blue">
                    <mi>μ</mi>
                  </mstyle>
                </msup>
              </mrow>
            </mrow>
            <msup>
              <mi>b</mi>
              <mstyle color="blue">
                <mi>ν</mi>
              </mstyle>
            </msup>
            <msub>
              <mi>e</mi>
              <mstyle color="blue">
                <mi>μ</mi>
              </mstyle>
            </msub>
            <mrow>
              <msub>
                <mi>e</mi>
                <mstyle color="blue">
                  <mi>ν</mi>
                </mstyle>
              </msub>
              <mo stretchy="false">−</mo>
              <mrow>
                <munder>
                  <mo stretchy="false">∑</mo>
                  <mrow>
                    <mi>μ</mi>
                    <mo stretchy="false">≠</mo>
                    <mi>ν</mi>
                  </mrow>
                </munder>
                <msup>
                  <mi>a</mi>
                  <mstyle color="blue">
                    <mi>ν</mi>
                  </mstyle>
                </msup>
              </mrow>
            </mrow>
            <msup>
              <mi>b</mi>
              <mstyle color="blue">
                <mi>μ</mi>
              </mstyle>
            </msup>
            <msub>
              <mi>e</mi>
              <mstyle color="blue">
                <mi>μ</mi>
              </mstyle>
            </msub>
            <msub>
              <mi>e</mi>
              <mstyle color="blue">
                <mi>ν</mi>
              </mstyle>
            </msub>
          </mrow>
        </mtd>
      </mtr>
      <mtr>
        <mtd columnalign="left">
          <mrow>
            <mrow>
              <mphantom>
                <mrow>
                  <mi>a</mi>
                  <mrow>
                    <mi>b</mi>
                    <mo stretchy="false">−</mo>
                    <mi>b</mi>
                  </mrow>
                  <mi>a</mi>
                </mrow>
              </mphantom>
              <mo stretchy="false">=</mo>
              <mrow>
                <munder>
                  <mo stretchy="false">∑</mo>
                  <mrow>
                    <mi>μ</mi>
                    <mo stretchy="false">≠</mo>
                    <mi>ν</mi>
                  </mrow>
                </munder>
                <mrow>
                  <mo fence="true" stretchy="true">(</mo>
                  <mrow>
                    <mrow>
                      <msup>
                        <mi>a</mi>
                        <mstyle color="blue">
                          <mi>μ</mi>
                        </mstyle>
                      </msup>
                      <mrow>
                        <msup>
                          <mi>b</mi>
                          <mstyle color="blue">
                            <mi>ν</mi>
                          </mstyle>
                        </msup>
                        <mo stretchy="false">−</mo>
                        <msup>
                          <mi>a</mi>
                          <mstyle color="blue">
                            <mi>ν</mi>
                          </mstyle>
                        </msup>
                      </mrow>
                      <msup>
                        <mi>b</mi>
                        <mstyle color="blue">
                          <mi>μ</mi>
                        </mstyle>
                      </msup>
                    </mrow>
                  </mrow>
                  <mo fence="true" stretchy="true">)</mo>
                </mrow>
              </mrow>
            </mrow>
            <msub>
              <mi>e</mi>
              <mstyle color="blue">
                <mi>μ</mi>
              </mstyle>
            </msub>
            <msub>
              <mi>e</mi>
              <mstyle color="blue">
                <mi>ν</mi>
              </mstyle>
            </msub>
          </mrow>
        </mtd>
      </mtr>
    </mtable>
    <annotation encoding="StarMath 5.0">alignl a b - b a = sum from {%mu neq %nu} a sup {color blue %mu} b sup {color blue %nu} e sub {color blue %mu} e sub {color blue %nu} - sum from {%mu neq %nu} a sup {color blue %nu} b sup {color blue %mu} e sub {color blue %mu} e sub {color blue %nu} newline
alignl phantom{a b - b a} = sum from {%mu neq %nu} left ( { a sup {color blue %mu} b sup {color blue %nu} - a sup {color blue %nu} b sup {color blue %mu} } right ) e sub {color blue %mu} e sub {color blue %nu}</annotation>
  </semantics>
</math>
</file>

<file path=Object 146/content.xml><?xml version="1.0" encoding="utf-8"?>
<math xmlns="http://www.w3.org/1998/Math/MathML" display="block">
  <semantics>
    <mi>β</mi>
    <annotation encoding="StarMath 5.0"> %beta</annotation>
  </semantics>
</math>
</file>

<file path=Object 147/content.xml><?xml version="1.0" encoding="utf-8"?>
<math xmlns="http://www.w3.org/1998/Math/MathML" display="block">
  <semantics>
    <mi>α</mi>
    <annotation encoding="StarMath 5.0"> %alpha </annotation>
  </semantics>
</math>
</file>

<file path=Object 148/content.xml><?xml version="1.0" encoding="utf-8"?>
<math xmlns="http://www.w3.org/1998/Math/MathML" display="block">
  <semantics>
    <mi>ν</mi>
    <annotation encoding="StarMath 5.0"> %nu </annotation>
  </semantics>
</math>
</file>

<file path=Object 149/content.xml><?xml version="1.0" encoding="utf-8"?>
<math xmlns="http://www.w3.org/1998/Math/MathML" display="block">
  <semantics>
    <mi>μ</mi>
    <annotation encoding="StarMath 5.0"> %mu </annotation>
  </semantics>
</math>
</file>

<file path=Object 15/content.xml><?xml version="1.0" encoding="utf-8"?>
<math xmlns="http://www.w3.org/1998/Math/MathML" display="block">
  <semantics>
    <mi>C</mi>
    <annotation encoding="StarMath 5.0"> C </annotation>
  </semantics>
</math>
</file>

<file path=Object 150/content.xml><?xml version="1.0" encoding="utf-8"?>
<math xmlns="http://www.w3.org/1998/Math/MathML" display="block">
  <semantics>
    <mrow>
      <mi>μ</mi>
      <mo stretchy="false">≠</mo>
      <mi>ν</mi>
    </mrow>
    <annotation encoding="StarMath 5.0">%mu neq %nu</annotation>
  </semantics>
</math>
</file>

<file path=Object 151/content.xml><?xml version="1.0" encoding="utf-8"?>
<math xmlns="http://www.w3.org/1998/Math/MathML" display="block">
  <semantics>
    <mrow>
      <mi>μ</mi>
      <mo stretchy="false">≠</mo>
      <mi>ν</mi>
    </mrow>
    <annotation encoding="StarMath 5.0">%mu neq %nu</annotation>
  </semantics>
</math>
</file>

<file path=Object 152/content.xml><?xml version="1.0" encoding="utf-8"?>
<math xmlns="http://www.w3.org/1998/Math/MathML" display="block">
  <semantics>
    <mrow>
      <mi>μ</mi>
      <mo stretchy="false">&lt;</mo>
      <mi>ν</mi>
    </mrow>
    <annotation encoding="StarMath 5.0">%mu &lt; %nu</annotation>
  </semantics>
</math>
</file>

<file path=Object 153/content.xml><?xml version="1.0" encoding="utf-8"?>
<math xmlns="http://www.w3.org/1998/Math/MathML" display="block">
  <semantics>
    <mrow>
      <mi>μ</mi>
      <mo stretchy="false">&gt;</mo>
      <mi>ν</mi>
    </mrow>
    <annotation encoding="StarMath 5.0">%mu &gt; %nu</annotation>
  </semantics>
</math>
</file>

<file path=Object 154/content.xml><?xml version="1.0" encoding="utf-8"?>
<math xmlns="http://www.w3.org/1998/Math/MathML" display="block">
  <semantics>
    <mrow>
      <mi>a</mi>
      <mrow>
        <mi>b</mi>
        <mo stretchy="false">−</mo>
        <mi>b</mi>
      </mrow>
      <mrow>
        <mi>a</mi>
        <mo stretchy="false">=</mo>
        <mrow>
          <munder>
            <mo stretchy="false">∑</mo>
            <mrow>
              <mi>μ</mi>
              <mo stretchy="false">&lt;</mo>
              <mi>ν</mi>
            </mrow>
          </munder>
          <mrow>
            <mo fence="true" stretchy="true">[</mo>
            <mrow>
              <mrow>
                <msup>
                  <mi>a</mi>
                  <mstyle color="blue">
                    <mi>μ</mi>
                  </mstyle>
                </msup>
                <msup>
                  <mi>b</mi>
                  <mstyle color="blue">
                    <mi>ν</mi>
                  </mstyle>
                </msup>
                <msub>
                  <mi>e</mi>
                  <mstyle color="blue">
                    <mi>μ</mi>
                  </mstyle>
                </msub>
                <mrow>
                  <msub>
                    <mi>e</mi>
                    <mstyle color="blue">
                      <mi>ν</mi>
                    </mstyle>
                  </msub>
                  <mo stretchy="false">+</mo>
                  <msup>
                    <mi>a</mi>
                    <mstyle color="blue">
                      <mi>ν</mi>
                    </mstyle>
                  </msup>
                </mrow>
                <msup>
                  <mi>b</mi>
                  <mstyle color="blue">
                    <mi>μ</mi>
                  </mstyle>
                </msup>
                <msub>
                  <mi>e</mi>
                  <mstyle color="blue">
                    <mi>ν</mi>
                  </mstyle>
                </msub>
                <mrow>
                  <msub>
                    <mi>e</mi>
                    <mstyle color="blue">
                      <mi>μ</mi>
                    </mstyle>
                  </msub>
                  <mo stretchy="false">−</mo>
                  <msup>
                    <mi>a</mi>
                    <mstyle color="blue">
                      <mi>ν</mi>
                    </mstyle>
                  </msup>
                </mrow>
                <msup>
                  <mi>b</mi>
                  <mstyle color="blue">
                    <mi>μ</mi>
                  </mstyle>
                </msup>
                <msub>
                  <mi>e</mi>
                  <mstyle color="blue">
                    <mi>μ</mi>
                  </mstyle>
                </msub>
                <mrow>
                  <msub>
                    <mi>e</mi>
                    <mstyle color="blue">
                      <mi>ν</mi>
                    </mstyle>
                  </msub>
                  <mo stretchy="false">−</mo>
                  <msup>
                    <mi>a</mi>
                    <mstyle color="blue">
                      <mi>μ</mi>
                    </mstyle>
                  </msup>
                </mrow>
                <msup>
                  <mi>b</mi>
                  <mstyle color="blue">
                    <mi>ν</mi>
                  </mstyle>
                </msup>
                <msub>
                  <mi>e</mi>
                  <mstyle color="blue">
                    <mi>ν</mi>
                  </mstyle>
                </msub>
                <msub>
                  <mi>e</mi>
                  <mstyle color="blue">
                    <mi>μ</mi>
                  </mstyle>
                </msub>
              </mrow>
            </mrow>
            <mo fence="true" stretchy="true">]</mo>
          </mrow>
        </mrow>
      </mrow>
    </mrow>
    <annotation encoding="StarMath 5.0">alignl a b - b a = sum from {%mu &lt; %nu} left [ { a sup {color blue %mu} b sup {color blue %nu} e sub {color blue %mu} e sub {color blue %nu} + a sup {color blue %nu} b sup {color blue %mu} e sub {color blue %nu} e sub {color blue %mu} - a sup {color blue %nu} b sup {color blue %mu} e sub {color blue %mu} e sub {color blue %nu} - a sup {color blue %mu} b sup {color blue %nu} e sub {color blue %nu} e sub {color blue %mu}} right ]</annotation>
  </semantics>
</math>
</file>

<file path=Object 155/content.xml><?xml version="1.0" encoding="utf-8"?>
<math xmlns="http://www.w3.org/1998/Math/MathML" display="block">
  <semantics>
    <mrow>
      <mi>μ</mi>
      <mo stretchy="false">&lt;</mo>
      <mi>ν</mi>
    </mrow>
    <annotation encoding="StarMath 5.0">%mu &lt; %nu</annotation>
  </semantics>
</math>
</file>

<file path=Object 156/content.xml><?xml version="1.0" encoding="utf-8"?>
<math xmlns="http://www.w3.org/1998/Math/MathML" display="block">
  <semantics>
    <mrow>
      <mi>μ</mi>
      <mo stretchy="false">=</mo>
      <mi>ν</mi>
    </mrow>
    <annotation encoding="StarMath 5.0">%mu = %nu</annotation>
  </semantics>
</math>
</file>

<file path=Object 157/content.xml><?xml version="1.0" encoding="utf-8"?>
<math xmlns="http://www.w3.org/1998/Math/MathML">
  <semantics>
    <mrow>
      <msup>
        <mi>a</mi>
        <mstyle color="red">
          <mi>μ</mi>
        </mstyle>
      </msup>
      <mi>,</mi>
      <msup>
        <mi>b</mi>
        <mstyle color="red">
          <mi>μ</mi>
        </mstyle>
      </msup>
    </mrow>
    <annotation encoding="StarMath 5.0">a sup {color red %mu} , b sup {color red %mu}</annotation>
  </semantics>
</math>
</file>

<file path=Object 158/content.xml><?xml version="1.0" encoding="utf-8"?>
<math xmlns="http://www.w3.org/1998/Math/MathML">
  <semantics>
    <mrow>
      <msub>
        <mi>e</mi>
        <mstyle color="red">
          <mi>μ</mi>
        </mstyle>
      </msub>
      <mi>,</mi>
      <msub>
        <mi>e</mi>
        <mstyle color="red">
          <mi>ν</mi>
        </mstyle>
      </msub>
    </mrow>
    <annotation encoding="StarMath 5.0">e sub {color red %mu} , e sub {color red %nu}</annotation>
  </semantics>
</math>
</file>

<file path=Object 159/content.xml><?xml version="1.0" encoding="utf-8"?>
<math xmlns="http://www.w3.org/1998/Math/MathML" display="block">
  <semantics>
    <mrow>
      <mi>a</mi>
      <mrow>
        <mi>b</mi>
        <mo stretchy="false">−</mo>
        <mi>b</mi>
      </mrow>
      <mrow>
        <mi>a</mi>
        <mo stretchy="false">=</mo>
        <mn>2</mn>
      </mrow>
      <mrow>
        <munder>
          <mo stretchy="false">∑</mo>
          <mrow>
            <mi>μ</mi>
            <mo stretchy="false">&lt;</mo>
            <mi>ν</mi>
          </mrow>
        </munder>
        <mrow>
          <mo fence="true" stretchy="true">(</mo>
          <mrow>
            <mrow>
              <msup>
                <mi>a</mi>
                <mstyle color="blue">
                  <mi>μ</mi>
                </mstyle>
              </msup>
              <mrow>
                <msup>
                  <mi>b</mi>
                  <mstyle color="blue">
                    <mi>ν</mi>
                  </mstyle>
                </msup>
                <mo stretchy="false">−</mo>
                <msup>
                  <mi>a</mi>
                  <mstyle color="blue">
                    <mi>ν</mi>
                  </mstyle>
                </msup>
              </mrow>
              <msup>
                <mi>b</mi>
                <mstyle color="blue">
                  <mi>μ</mi>
                </mstyle>
              </msup>
            </mrow>
          </mrow>
          <mo fence="true" stretchy="true">)</mo>
        </mrow>
      </mrow>
      <msub>
        <mi>e</mi>
        <mstyle color="blue">
          <mi>μ</mi>
        </mstyle>
      </msub>
      <mrow>
        <msub>
          <mi>e</mi>
          <mstyle color="blue">
            <mi>ν</mi>
          </mstyle>
        </msub>
        <mo stretchy="false">=</mo>
        <mn>2</mn>
      </mrow>
      <mrow>
        <munder>
          <mo stretchy="false">∑</mo>
          <mrow>
            <mi>μ</mi>
            <mo stretchy="false">&lt;</mo>
            <mi>ν</mi>
          </mrow>
        </munder>
        <mrow>
          <mo fence="true" stretchy="true">|</mo>
          <mrow>
            <mtable>
              <mtr>
                <mtd>
                  <msup>
                    <mi>a</mi>
                    <mstyle color="blue">
                      <mi>μ</mi>
                    </mstyle>
                  </msup>
                </mtd>
                <mtd>
                  <msup>
                    <mi>a</mi>
                    <mstyle color="blue">
                      <mi>ν</mi>
                    </mstyle>
                  </msup>
                </mtd>
              </mtr>
              <mtr>
                <mtd>
                  <msup>
                    <mi>b</mi>
                    <mstyle color="blue">
                      <mi>μ</mi>
                    </mstyle>
                  </msup>
                </mtd>
                <mtd>
                  <msup>
                    <mi>b</mi>
                    <mstyle color="blue">
                      <mi>ν</mi>
                    </mstyle>
                  </msup>
                </mtd>
              </mtr>
            </mtable>
          </mrow>
          <mo fence="true" stretchy="true">|</mo>
        </mrow>
      </mrow>
      <msub>
        <mi>e</mi>
        <mstyle color="blue">
          <mi>μ</mi>
        </mstyle>
      </msub>
      <msub>
        <mi>e</mi>
        <mstyle color="blue">
          <mi>ν</mi>
        </mstyle>
      </msub>
    </mrow>
    <annotation encoding="StarMath 5.0">alignl a b - b a = 2 sum from {%mu &lt; %nu} left ( { a sup {color blue %mu} b sup {color blue %nu} - a sup {color blue %nu} b sup {color blue %mu} } right ) e sub {color blue %mu} e sub {color blue %nu} = 2 sum from {%mu &lt; %nu} left lline { matrix { a sup {color blue %mu} # a sup {color blue %nu} ## b sup {color blue %mu} # b sup {color blue %nu} } } right rline e sub {color blue %mu} e sub {color blue %nu}</annotation>
  </semantics>
</math>
</file>

<file path=Object 16/content.xml><?xml version="1.0" encoding="utf-8"?>
<math xmlns="http://www.w3.org/1998/Math/MathML">
  <semantics>
    <msub>
      <mstyle mathvariant="sans-serif">
        <mi>C</mi>
      </mstyle>
      <mrow>
        <mn>1</mn>
        <mn>3</mn>
      </mrow>
    </msub>
    <annotation encoding="StarMath 5.0">{font sans C} sub {1 3}</annotation>
  </semantics>
</math>
</file>

<file path=Object 160/content.xml><?xml version="1.0" encoding="utf-8"?>
<math xmlns="http://www.w3.org/1998/Math/MathML" display="block">
  <semantics>
    <mrow>
      <mn>2</mn>
      <mo stretchy="false">×</mo>
      <mn>2</mn>
    </mrow>
    <annotation encoding="StarMath 5.0">2 times 2</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b</mi>
    <annotation encoding="StarMath 5.0">b</annotation>
  </semantics>
</math>
</file>

<file path=Object 163/content.xml><?xml version="1.0" encoding="utf-8"?>
<math xmlns="http://www.w3.org/1998/Math/MathML" display="block">
  <semantics>
    <mi>a</mi>
    <annotation encoding="StarMath 5.0">a</annotation>
  </semantics>
</math>
</file>

<file path=Object 164/content.xml><?xml version="1.0" encoding="utf-8"?>
<math xmlns="http://www.w3.org/1998/Math/MathML" display="block">
  <semantics>
    <mi>b</mi>
    <annotation encoding="StarMath 5.0">b</annotation>
  </semantics>
</math>
</file>

<file path=Object 165/content.xml><?xml version="1.0" encoding="utf-8"?>
<math xmlns="http://www.w3.org/1998/Math/MathML" display="block">
  <semantics>
    <mi>a</mi>
    <annotation encoding="StarMath 5.0">a</annotation>
  </semantics>
</math>
</file>

<file path=Object 166/content.xml><?xml version="1.0" encoding="utf-8"?>
<math xmlns="http://www.w3.org/1998/Math/MathML" display="block">
  <semantics>
    <mi>b</mi>
    <annotation encoding="StarMath 5.0">b</annotation>
  </semantics>
</math>
</file>

<file path=Object 167/content.xml><?xml version="1.0" encoding="utf-8"?>
<math xmlns="http://www.w3.org/1998/Math/MathML">
  <semantics>
    <mrow>
      <msub>
        <mi>e</mi>
        <mstyle color="red">
          <mi>μ</mi>
        </mstyle>
      </msub>
      <msub>
        <mi>e</mi>
        <mstyle color="red">
          <mi>ν</mi>
        </mstyle>
      </msub>
    </mrow>
    <annotation encoding="StarMath 5.0">e sub {color red %mu} e sub {color red %nu}</annotation>
  </semantics>
</math>
</file>

<file path=Object 168/content.xml><?xml version="1.0" encoding="utf-8"?>
<math xmlns="http://www.w3.org/1998/Math/MathML" display="block">
  <semantics>
    <mrow>
      <mi>μ</mi>
      <mo stretchy="false">&lt;</mo>
      <mi>ν</mi>
    </mrow>
    <annotation encoding="StarMath 5.0">%mu &lt; %nu</annotation>
  </semantics>
</math>
</file>

<file path=Object 169/content.xml><?xml version="1.0" encoding="utf-8"?>
<math xmlns="http://www.w3.org/1998/Math/MathML">
  <semantics>
    <mrow>
      <msub>
        <mi>e</mi>
        <mstyle color="red">
          <mi>μ</mi>
        </mstyle>
      </msub>
      <mrow>
        <msub>
          <mi>e</mi>
          <mstyle color="red">
            <mi>ν</mi>
          </mstyle>
        </msub>
        <mo stretchy="false">=</mo>
        <mrow>
          <msub>
            <mi>e</mi>
            <mstyle color="red">
              <mi>μ</mi>
            </mstyle>
          </msub>
          <mo stretchy="false">∧</mo>
          <msub>
            <mi>e</mi>
            <mstyle color="red">
              <mi>ν</mi>
            </mstyle>
          </msub>
        </mrow>
      </mrow>
    </mrow>
    <annotation encoding="StarMath 5.0">e sub {color red %mu} e sub {color red %nu} = e sub {color red %mu} and e sub {color red %nu}</annotation>
  </semantics>
</math>
</file>

<file path=Object 17/content.xml><?xml version="1.0" encoding="utf-8"?>
<math xmlns="http://www.w3.org/1998/Math/MathML">
  <semantics>
    <msub>
      <mi>ℳ</mi>
      <mrow>
        <mn>1</mn>
        <mi>,</mi>
        <mn>3</mn>
      </mrow>
    </msub>
    <annotation encoding="StarMath 5.0">ℳ sub {1 , 3}</annotation>
  </semantics>
</math>
</file>

<file path=Object 170/content.xml><?xml version="1.0" encoding="utf-8"?>
<math xmlns="http://www.w3.org/1998/Math/MathML" display="block">
  <semantics>
    <mi>μ</mi>
    <annotation encoding="StarMath 5.0"> %mu </annotation>
  </semantics>
</math>
</file>

<file path=Object 171/content.xml><?xml version="1.0" encoding="utf-8"?>
<math xmlns="http://www.w3.org/1998/Math/MathML" display="block">
  <semantics>
    <mi>ν</mi>
    <annotation encoding="StarMath 5.0"> %nu </annotation>
  </semantics>
</math>
</file>

<file path=Object 172/content.xml><?xml version="1.0" encoding="utf-8"?>
<math xmlns="http://www.w3.org/1998/Math/MathML">
  <semantics>
    <mrow>
      <mrow>
        <msub>
          <mi>e</mi>
          <mstyle color="red">
            <mi>μ</mi>
          </mstyle>
        </msub>
        <mo stretchy="false">⋅</mo>
        <msub>
          <mi>e</mi>
          <mstyle color="red">
            <mi>ν</mi>
          </mstyle>
        </msub>
      </mrow>
      <mo stretchy="false">=</mo>
      <mn>0</mn>
    </mrow>
    <annotation encoding="StarMath 5.0">e sub {color red %mu} cdot e sub {color red %nu} = 0</annotation>
  </semantics>
</math>
</file>

<file path=Object 173/content.xml><?xml version="1.0" encoding="utf-8"?>
<math xmlns="http://www.w3.org/1998/Math/MathML" display="block">
  <semantics>
    <mrow>
      <msub>
        <mi>e</mi>
        <mstyle color="red">
          <mi>μ</mi>
        </mstyle>
      </msub>
      <mrow>
        <msub>
          <mi>e</mi>
          <mstyle color="red">
            <mi>ν</mi>
          </mstyle>
        </msub>
        <mo stretchy="false">=</mo>
        <mrow>
          <mrow>
            <msub>
              <mi>e</mi>
              <mstyle color="red">
                <mi>μ</mi>
              </mstyle>
            </msub>
            <mo stretchy="false">⋅</mo>
            <msub>
              <mi>e</mi>
              <mstyle color="red">
                <mi>ν</mi>
              </mstyle>
            </msub>
          </mrow>
          <mo stretchy="false">+</mo>
          <mrow>
            <msub>
              <mi>e</mi>
              <mstyle color="red">
                <mi>μ</mi>
              </mstyle>
            </msub>
            <mo stretchy="false">∧</mo>
            <msub>
              <mi>e</mi>
              <mstyle color="red">
                <mi>ν</mi>
              </mstyle>
            </msub>
          </mrow>
        </mrow>
      </mrow>
    </mrow>
    <annotation encoding="StarMath 5.0">e sub {color red %mu} e sub {color red %nu} = e sub {color red %mu} cdot e sub {color red %nu} + e sub {color red %mu} and e sub {color red %nu}</annotation>
  </semantics>
</math>
</file>

<file path=Object 174/content.xml><?xml version="1.0" encoding="utf-8"?>
<math xmlns="http://www.w3.org/1998/Math/MathML">
  <semantics>
    <mrow>
      <msub>
        <mi>e</mi>
        <mstyle color="red">
          <mi>μ</mi>
        </mstyle>
      </msub>
      <mo stretchy="false">∧</mo>
      <msub>
        <mi>e</mi>
        <mstyle color="red">
          <mi>ν</mi>
        </mstyle>
      </msub>
    </mrow>
    <annotation encoding="StarMath 5.0">e sub {color red %mu} and e sub {color red %nu}</annotation>
  </semantics>
</math>
</file>

<file path=Object 175/content.xml><?xml version="1.0" encoding="utf-8"?>
<math xmlns="http://www.w3.org/1998/Math/MathML" display="block">
  <semantics>
    <mrow>
      <mi>μ</mi>
      <mo stretchy="false">&lt;</mo>
      <mi>ν</mi>
    </mrow>
    <annotation encoding="StarMath 5.0">%mu &lt; %nu</annotation>
  </semantics>
</math>
</file>

<file path=Object 176/content.xml><?xml version="1.0" encoding="utf-8"?>
<math xmlns="http://www.w3.org/1998/Math/MathML" display="block">
  <semantics>
    <mrow>
      <mrow>
        <msub>
          <mi>e</mi>
          <mn>0</mn>
        </msub>
        <mo stretchy="false">∧</mo>
        <msub>
          <mi>e</mi>
          <mn>1</mn>
        </msub>
      </mrow>
      <mspace width="2em"/>
      <mi>,</mi>
      <mspace width="2em"/>
      <mrow>
        <msub>
          <mi>e</mi>
          <mn>0</mn>
        </msub>
        <mo stretchy="false">∧</mo>
        <msub>
          <mi>e</mi>
          <mn>2</mn>
        </msub>
      </mrow>
      <mspace width="2em"/>
      <mi>,</mi>
      <mspace width="2em"/>
      <mrow>
        <msub>
          <mi>e</mi>
          <mn>0</mn>
        </msub>
        <mo stretchy="false">∧</mo>
        <msub>
          <mi>e</mi>
          <mn>3</mn>
        </msub>
      </mrow>
      <mspace width="2em"/>
      <mi>,</mi>
      <mspace width="2em"/>
      <mrow>
        <msub>
          <mi>e</mi>
          <mn>1</mn>
        </msub>
        <mo stretchy="false">∧</mo>
        <msub>
          <mi>e</mi>
          <mn>2</mn>
        </msub>
      </mrow>
      <mspace width="2em"/>
      <mi>,</mi>
      <mspace width="2em"/>
      <mrow>
        <msub>
          <mi>e</mi>
          <mn>1</mn>
        </msub>
        <mo stretchy="false">∧</mo>
        <msub>
          <mi>e</mi>
          <mn>3</mn>
        </msub>
      </mrow>
      <mspace width="2em"/>
      <mi>,</mi>
      <mspace width="2em"/>
      <mrow>
        <msub>
          <mi>e</mi>
          <mn>2</mn>
        </msub>
        <mo stretchy="false">∧</mo>
        <msub>
          <mi>e</mi>
          <mn>3</mn>
        </msub>
      </mrow>
    </mrow>
    <annotation encoding="StarMath 5.0">e sub 0 and e sub 1 ~,~ e sub 0 and e sub 2 ~,~ e sub 0 and e sub 3 ~,~ e sub 1 and e sub 2 ~,~ e sub 1 and e sub 3 ~,~ e sub 2 and e sub 3</annotation>
  </semantics>
</math>
</file>

<file path=Object 177/content.xml><?xml version="1.0" encoding="utf-8"?>
<math xmlns="http://www.w3.org/1998/Math/MathML" display="block">
  <semantics>
    <mrow>
      <mi>x</mi>
      <mi>y</mi>
      <mi>,</mi>
      <mi>y</mi>
      <mi>z</mi>
      <mi>,</mi>
      <mi>x</mi>
      <mi>z</mi>
    </mrow>
    <annotation encoding="StarMath 5.0"> x y , y z , x z </annotation>
  </semantics>
</math>
</file>

<file path=Object 178/content.xml><?xml version="1.0" encoding="utf-8"?>
<math xmlns="http://www.w3.org/1998/Math/MathML" display="block">
  <semantics>
    <mrow>
      <mrow/>
      <mo stretchy="false">+</mo>
      <mrow/>
    </mrow>
    <annotation encoding="StarMath 5.0">{{}+{}}</annotation>
  </semantics>
</math>
</file>

<file path=Object 18/content.xml><?xml version="1.0" encoding="utf-8"?>
<math xmlns="http://www.w3.org/1998/Math/MathML">
  <semantics>
    <msub>
      <mstyle mathvariant="sans-serif">
        <mi>C</mi>
      </mstyle>
      <mrow>
        <mn>1</mn>
        <mn>3</mn>
      </mrow>
    </msub>
    <annotation encoding="StarMath 5.0">{font sans C} sub {1 3}</annotation>
  </semantics>
</math>
</file>

<file path=Object 19/content.xml><?xml version="1.0" encoding="utf-8"?>
<math xmlns="http://www.w3.org/1998/Math/MathML">
  <semantics>
    <mrow>
      <mi>a</mi>
      <mrow>
        <mi>b</mi>
        <mo stretchy="false">=</mo>
        <mi>c</mi>
      </mrow>
    </mrow>
    <annotation encoding="StarMath 5.0">a b = c</annotation>
  </semantics>
</math>
</file>

<file path=Object 2/content.xml><?xml version="1.0" encoding="utf-8"?>
<math xmlns="http://www.w3.org/1998/Math/MathML" display="block">
  <semantics>
    <mrow>
      <mrow/>
      <mo stretchy="false">⊕</mo>
      <mrow/>
    </mrow>
    <annotation encoding="StarMath 5.0">{{}oplus{}}</annotation>
  </semantics>
</math>
</file>

<file path=Object 20/content.xml><?xml version="1.0" encoding="utf-8"?>
<math xmlns="http://www.w3.org/1998/Math/MathML">
  <semantics>
    <msub>
      <mi>ℳ</mi>
      <mrow>
        <mn>1</mn>
        <mi>,</mi>
        <mn>3</mn>
      </mrow>
    </msub>
    <annotation encoding="StarMath 5.0">ℳ sub {1 , 3}</annotation>
  </semantics>
</math>
</file>

<file path=Object 21/content.xml><?xml version="1.0" encoding="utf-8"?>
<math xmlns="http://www.w3.org/1998/Math/MathML">
  <semantics>
    <msub>
      <mi>ℳ</mi>
      <mrow>
        <mn>1</mn>
        <mi>,</mi>
        <mn>3</mn>
      </mrow>
    </msub>
    <annotation encoding="StarMath 5.0">ℳ sub {1 , 3}</annotation>
  </semantics>
</math>
</file>

<file path=Object 22/content.xml><?xml version="1.0" encoding="utf-8"?>
<math xmlns="http://www.w3.org/1998/Math/MathML" display="block">
  <semantics>
    <mrow>
      <mrow/>
      <mo stretchy="false">⋅</mo>
      <mrow/>
    </mrow>
    <annotation encoding="StarMath 5.0">{{}cdot{}}</annotation>
  </semantics>
</math>
</file>

<file path=Object 23/content.xml><?xml version="1.0" encoding="utf-8"?>
<math xmlns="http://www.w3.org/1998/Math/MathML" display="block">
  <semantics>
    <mrow>
      <mrow/>
      <mo stretchy="false">∧</mo>
      <mrow/>
    </mrow>
    <annotation encoding="StarMath 5.0">{{}and{}}</annotation>
  </semantics>
</math>
</file>

<file path=Object 24/content.xml><?xml version="1.0" encoding="utf-8"?>
<math xmlns="http://www.w3.org/1998/Math/MathML" display="block">
  <semantics>
    <mtable>
      <mtr>
        <mtd columnalign="left">
          <mrow>
            <mi>a</mi>
            <mrow>
              <mi>b</mi>
              <mo stretchy="false">=</mo>
              <mrow>
                <mrow>
                  <mi>a</mi>
                  <mo stretchy="false">⋅</mo>
                  <mi>b</mi>
                </mrow>
                <mo stretchy="false">+</mo>
                <mrow>
                  <mi>a</mi>
                  <mo stretchy="false">∧</mo>
                  <mi>b</mi>
                </mrow>
              </mrow>
            </mrow>
          </mrow>
        </mtd>
      </mtr>
      <mtr>
        <mtd columnalign="left">
          <mrow>
            <mrow>
              <mphantom>
                <mrow>
                  <mi>a</mi>
                  <mi>b</mi>
                </mrow>
              </mphantom>
              <mo stretchy="false">=</mo>
              <mn>½</mn>
            </mrow>
            <mrow>
              <mrow>
                <mo fence="true" stretchy="false">(</mo>
                <mrow>
                  <mrow>
                    <mi>a</mi>
                    <mrow>
                      <mi>b</mi>
                      <mo stretchy="false">+</mo>
                      <mi>b</mi>
                    </mrow>
                    <mi>a</mi>
                  </mrow>
                </mrow>
                <mo fence="true" stretchy="false">)</mo>
              </mrow>
              <mo stretchy="false">+</mo>
              <mn>½</mn>
            </mrow>
            <mrow>
              <mo fence="true" stretchy="false">(</mo>
              <mrow>
                <mrow>
                  <mi>a</mi>
                  <mrow>
                    <mi>b</mi>
                    <mo stretchy="false">−</mo>
                    <mi>b</mi>
                  </mrow>
                  <mi>a</mi>
                </mrow>
              </mrow>
              <mo fence="true" stretchy="false">)</mo>
            </mrow>
          </mrow>
        </mtd>
      </mtr>
    </mtable>
    <annotation encoding="StarMath 5.0">alignl a b = a cdot b + a and b newline
alignl phantom{a b} = ½ ( a b + b a ) + ½ ( a b - b a )</annotation>
  </semantics>
</math>
</file>

<file path=Object 25/content.xml><?xml version="1.0" encoding="utf-8"?>
<math xmlns="http://www.w3.org/1998/Math/MathML" display="block">
  <semantics>
    <mrow>
      <mi>a</mi>
      <mi>,</mi>
      <mrow>
        <mi>b</mi>
        <mo stretchy="false">∈</mo>
        <msub>
          <mi>ℳ</mi>
          <mrow>
            <mn>1</mn>
            <mi>,</mi>
            <mn>3</mn>
          </mrow>
        </msub>
      </mrow>
    </mrow>
    <annotation encoding="StarMath 5.0">a , b in ℳ sub {1 , 3}</annotation>
  </semantics>
</math>
</file>

<file path=Object 26/content.xml><?xml version="1.0" encoding="utf-8"?>
<math xmlns="http://www.w3.org/1998/Math/MathML" display="block">
  <semantics>
    <mrow>
      <mi>A</mi>
      <mo stretchy="false">∈</mo>
      <msub>
        <mstyle mathvariant="sans-serif">
          <mi>C</mi>
        </mstyle>
        <mrow>
          <mn>1</mn>
          <mn>3</mn>
        </mrow>
      </msub>
    </mrow>
    <annotation encoding="StarMath 5.0">A in {font sans C} sub {1 3}</annotation>
  </semantics>
</math>
</file>

<file path=Object 27/content.xml><?xml version="1.0" encoding="utf-8"?>
<math xmlns="http://www.w3.org/1998/Math/MathML" display="block">
  <semantics>
    <mrow>
      <mi>B</mi>
      <mo stretchy="false">∈</mo>
      <msub>
        <mstyle mathvariant="sans-serif">
          <mi>C</mi>
        </mstyle>
        <mrow>
          <mn>1</mn>
          <mn>3</mn>
        </mrow>
      </msub>
    </mrow>
    <annotation encoding="StarMath 5.0">B in {font sans C} sub {1 3}</annotation>
  </semantics>
</math>
</file>

<file path=Object 28/content.xml><?xml version="1.0" encoding="utf-8"?>
<math xmlns="http://www.w3.org/1998/Math/MathML">
  <semantics>
    <msub>
      <mi>ℳ</mi>
      <mrow>
        <mn>1</mn>
        <mi>,</mi>
        <mn>3</mn>
      </mrow>
    </msub>
    <annotation encoding="StarMath 5.0">ℳ sub {1 , 3}</annotation>
  </semantics>
</math>
</file>

<file path=Object 29/content.xml><?xml version="1.0" encoding="utf-8"?>
<math xmlns="http://www.w3.org/1998/Math/MathML">
  <semantics>
    <msub>
      <mi>ℳ</mi>
      <mrow>
        <mn>1</mn>
        <mi>,</mi>
        <mn>3</mn>
      </mrow>
    </msub>
    <annotation encoding="StarMath 5.0">ℳ sub {1 , 3}</annotation>
  </semantics>
</math>
</file>

<file path=Object 3/content.xml><?xml version="1.0" encoding="utf-8"?>
<math xmlns="http://www.w3.org/1998/Math/MathML" display="block">
  <semantics>
    <mrow>
      <mrow/>
      <mo stretchy="false">⊕</mo>
      <mrow/>
    </mrow>
    <annotation encoding="StarMath 5.0">{{}oplus{}}</annotation>
  </semantics>
</math>
</file>

<file path=Object 30/content.xml><?xml version="1.0" encoding="utf-8"?>
<math xmlns="http://www.w3.org/1998/Math/MathML">
  <semantics>
    <msub>
      <mi>ℳ</mi>
      <mrow>
        <mn>1</mn>
        <mi>,</mi>
        <mn>3</mn>
      </mrow>
    </msub>
    <annotation encoding="StarMath 5.0">ℳ sub {1 , 3}</annotation>
  </semantics>
</math>
</file>

<file path=Object 31/content.xml><?xml version="1.0" encoding="utf-8"?>
<math xmlns="http://www.w3.org/1998/Math/MathML" display="block">
  <semantics>
    <mrow>
      <mi>a</mi>
      <mo stretchy="false">⋅</mo>
      <mi>b</mi>
    </mrow>
    <annotation encoding="StarMath 5.0">a cdot b </annotation>
  </semantics>
</math>
</file>

<file path=Object 32/content.xml><?xml version="1.0" encoding="utf-8"?>
<math xmlns="http://www.w3.org/1998/Math/MathML" display="block">
  <semantics>
    <mrow>
      <mrow/>
      <mo stretchy="false">⋅</mo>
      <mrow/>
    </mrow>
    <annotation encoding="StarMath 5.0">{{}cdot{}}</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i>b</mi>
    <annotation encoding="StarMath 5.0">b</annotation>
  </semantics>
</math>
</file>

<file path=Object 35/content.xml><?xml version="1.0" encoding="utf-8"?>
<math xmlns="http://www.w3.org/1998/Math/MathML">
  <semantics>
    <mrow>
      <mi>η</mi>
      <mrow>
        <mo fence="true" stretchy="false">(</mo>
        <mrow>
          <mrow>
            <mi>a</mi>
            <mi>,</mi>
            <mi>b</mi>
          </mrow>
        </mrow>
        <mo fence="true" stretchy="false">)</mo>
      </mrow>
    </mrow>
    <annotation encoding="StarMath 5.0">%eta ( a , b )</annotation>
  </semantics>
</math>
</file>

<file path=Object 36/content.xml><?xml version="1.0" encoding="utf-8"?>
<math xmlns="http://www.w3.org/1998/Math/MathML" display="block">
  <semantics>
    <mrow>
      <mi>a</mi>
      <mi>,</mi>
      <mi>b</mi>
    </mrow>
    <annotation encoding="StarMath 5.0">a , b</annotation>
  </semantics>
</math>
</file>

<file path=Object 37/content.xml><?xml version="1.0" encoding="utf-8"?>
<math xmlns="http://www.w3.org/1998/Math/MathML">
  <semantics>
    <msub>
      <mi>e</mi>
      <mstyle color="red">
        <mi>μ</mi>
      </mstyle>
    </msub>
    <annotation encoding="StarMath 5.0"> e sub {color red %mu}</annotation>
  </semantics>
</math>
</file>

<file path=Object 38/content.xml><?xml version="1.0" encoding="utf-8"?>
<math xmlns="http://www.w3.org/1998/Math/MathML" display="block">
  <semantics>
    <mrow>
      <mi>a</mi>
      <mrow>
        <mi>b</mi>
        <mo stretchy="false">+</mo>
        <mi>b</mi>
      </mrow>
      <mrow>
        <mi>a</mi>
        <mo stretchy="false">=</mo>
        <mn>2</mn>
      </mrow>
      <mrow>
        <mrow>
          <mo fence="true" stretchy="true">(</mo>
          <mrow>
            <mrow>
              <msup>
                <mi>a</mi>
                <mn>0</mn>
              </msup>
              <msup>
                <mi>b</mi>
                <mn>0</mn>
              </msup>
              <msub>
                <mi>e</mi>
                <mn>0</mn>
              </msub>
              <mrow>
                <msub>
                  <mi>e</mi>
                  <mn>0</mn>
                </msub>
                <mo stretchy="false">+</mo>
                <msup>
                  <mi>a</mi>
                  <mn>1</mn>
                </msup>
              </mrow>
              <msup>
                <mi>b</mi>
                <mn>1</mn>
              </msup>
              <msub>
                <mi>e</mi>
                <mn>1</mn>
              </msub>
              <mrow>
                <msub>
                  <mi>e</mi>
                  <mn>1</mn>
                </msub>
                <mo stretchy="false">+</mo>
                <msup>
                  <mi>a</mi>
                  <mn>2</mn>
                </msup>
              </mrow>
              <msup>
                <mi>b</mi>
                <mn>2</mn>
              </msup>
              <msub>
                <mi>e</mi>
                <mn>2</mn>
              </msub>
              <mrow>
                <msub>
                  <mi>e</mi>
                  <mn>2</mn>
                </msub>
                <mo stretchy="false">+</mo>
                <msup>
                  <mi>a</mi>
                  <mn>3</mn>
                </msup>
              </mrow>
              <msup>
                <mi>b</mi>
                <mn>3</mn>
              </msup>
              <msub>
                <mi>e</mi>
                <mn>3</mn>
              </msub>
              <msub>
                <mi>e</mi>
                <mn>3</mn>
              </msub>
            </mrow>
          </mrow>
          <mo fence="true" stretchy="true">)</mo>
        </mrow>
        <mo stretchy="false">+</mo>
        <mrow>
          <munder>
            <mo stretchy="false">∑</mo>
            <mrow>
              <mi>μ</mi>
              <mo stretchy="false">≠</mo>
              <mi>ν</mi>
            </mrow>
          </munder>
          <msup>
            <mi>a</mi>
            <mstyle color="blue">
              <mi>μ</mi>
            </mstyle>
          </msup>
        </mrow>
      </mrow>
      <msup>
        <mi>b</mi>
        <mstyle color="blue">
          <mi>ν</mi>
        </mstyle>
      </msup>
      <mrow>
        <mo fence="true" stretchy="true">(</mo>
        <mrow>
          <mrow>
            <msub>
              <mi>e</mi>
              <mstyle color="blue">
                <mi>μ</mi>
              </mstyle>
            </msub>
            <mrow>
              <msub>
                <mi>e</mi>
                <mstyle color="blue">
                  <mi>ν</mi>
                </mstyle>
              </msub>
              <mo stretchy="false">+</mo>
              <msub>
                <mi>e</mi>
                <mstyle color="blue">
                  <mi>ν</mi>
                </mstyle>
              </msub>
            </mrow>
            <msub>
              <mi>e</mi>
              <mstyle color="blue">
                <mi>μ</mi>
              </mstyle>
            </msub>
          </mrow>
        </mrow>
        <mo fence="true" stretchy="true">)</mo>
      </mrow>
    </mrow>
    <annotation encoding="StarMath 5.0">a b + b a = 2 left ( { a sup 0 b sup 0 e sub 0 e sub 0 + a sup 1 b sup 1 e sub 1 e sub 1 + a sup 2 b sup 2 e sub 2 e sub 2 + a sup 3 b sup 3 e sub 3 e sub 3 } right ) + sum from {%mu neq %nu} a sup {color blue %mu} b sup {color blue %nu} left ( { e sub {color blue %mu} e sub {color blue %nu} + e sub {color blue %nu} e sub {color blue %mu} } right )</annotation>
  </semantics>
</math>
</file>

<file path=Object 39/content.xml><?xml version="1.0" encoding="utf-8"?>
<math xmlns="http://www.w3.org/1998/Math/MathML" display="block">
  <semantics>
    <mtable>
      <mtr>
        <mtd>
          <mrow>
            <mrow>
              <mo fence="true" stretchy="false">(</mo>
              <mrow>
                <mrow>
                  <mi>a</mi>
                  <mo stretchy="false">+</mo>
                  <mi>b</mi>
                </mrow>
              </mrow>
              <mo fence="true" stretchy="false">)</mo>
            </mrow>
            <mrow>
              <mrow>
                <mo fence="true" stretchy="false">(</mo>
                <mrow>
                  <mrow>
                    <mi>a</mi>
                    <mo stretchy="false">+</mo>
                    <mi>b</mi>
                  </mrow>
                </mrow>
                <mo fence="true" stretchy="false">)</mo>
              </mrow>
              <mo stretchy="false">=</mo>
              <mrow>
                <msup>
                  <mi>a</mi>
                  <mn>2</mn>
                </msup>
                <mo stretchy="false">+</mo>
                <msup>
                  <mi>b</mi>
                  <mn>2</mn>
                </msup>
                <mo stretchy="false">+</mo>
                <mi>a</mi>
              </mrow>
            </mrow>
            <mrow>
              <mi>b</mi>
              <mo stretchy="false">+</mo>
              <mi>b</mi>
            </mrow>
            <mi>a</mi>
          </mrow>
        </mtd>
      </mtr>
      <mtr>
        <mtd columnalign="left">
          <mrow>
            <mrow>
              <msup>
                <mi>a</mi>
                <mn>2</mn>
              </msup>
              <mo stretchy="false">+</mo>
              <msup>
                <mi>b</mi>
                <mn>2</mn>
              </msup>
              <mo stretchy="false">+</mo>
              <mi>a</mi>
            </mrow>
            <mrow>
              <mi>b</mi>
              <mo stretchy="false">+</mo>
              <mi>b</mi>
            </mrow>
            <mrow>
              <mi>a</mi>
              <mo stretchy="false">=</mo>
              <msup>
                <mi>a</mi>
                <mstyle color="blue">
                  <mi>μ</mi>
                </mstyle>
              </msup>
            </mrow>
            <msup>
              <mi>a</mi>
              <mstyle color="blue">
                <mi>ν</mi>
              </mstyle>
            </msup>
            <msub>
              <mi>e</mi>
              <mstyle color="blue">
                <mi>μ</mi>
              </mstyle>
            </msub>
            <mrow>
              <msub>
                <mi>e</mi>
                <mstyle color="blue">
                  <mi>ν</mi>
                </mstyle>
              </msub>
              <mo stretchy="false">+</mo>
              <msup>
                <mi>b</mi>
                <mstyle color="blue">
                  <mi>μ</mi>
                </mstyle>
              </msup>
            </mrow>
            <msup>
              <mi>b</mi>
              <mstyle color="blue">
                <mi>ν</mi>
              </mstyle>
            </msup>
            <msub>
              <mi>e</mi>
              <mstyle color="blue">
                <mi>μ</mi>
              </mstyle>
            </msub>
            <mrow>
              <msub>
                <mi>e</mi>
                <mstyle color="blue">
                  <mi>ν</mi>
                </mstyle>
              </msub>
              <mo stretchy="false">+</mo>
              <msup>
                <mi>a</mi>
                <mstyle color="blue">
                  <mi>μ</mi>
                </mstyle>
              </msup>
            </mrow>
            <msup>
              <mi>b</mi>
              <mstyle color="blue">
                <mi>ν</mi>
              </mstyle>
            </msup>
            <msub>
              <mi>e</mi>
              <mstyle color="blue">
                <mi>μ</mi>
              </mstyle>
            </msub>
            <mrow>
              <msub>
                <mi>e</mi>
                <mstyle color="blue">
                  <mi>ν</mi>
                </mstyle>
              </msub>
              <mo stretchy="false">+</mo>
              <msup>
                <mi>a</mi>
                <mstyle color="blue">
                  <mi>μ</mi>
                </mstyle>
              </msup>
            </mrow>
            <msup>
              <mi>a</mi>
              <mstyle color="blue">
                <mi>ν</mi>
              </mstyle>
            </msup>
            <msub>
              <mi>e</mi>
              <mstyle color="blue">
                <mi>ν</mi>
              </mstyle>
            </msub>
            <msub>
              <mi>e</mi>
              <mstyle color="blue">
                <mi>μ</mi>
              </mstyle>
            </msub>
          </mrow>
        </mtd>
      </mtr>
      <mtr>
        <mtd columnalign="left">
          <mrow>
            <mrow>
              <mphantom>
                <mrow>
                  <mrow>
                    <msup>
                      <mi>a</mi>
                      <mn>2</mn>
                    </msup>
                    <mo stretchy="false">+</mo>
                    <msup>
                      <mi>b</mi>
                      <mn>2</mn>
                    </msup>
                    <mo stretchy="false">+</mo>
                    <mi>a</mi>
                  </mrow>
                  <mrow>
                    <mi>b</mi>
                    <mo stretchy="false">+</mo>
                    <mi>b</mi>
                  </mrow>
                  <mi>a</mi>
                </mrow>
              </mphantom>
              <mo stretchy="false">=</mo>
              <mi>η</mi>
            </mrow>
            <mrow>
              <mrow>
                <mo fence="true" stretchy="false">(</mo>
                <mrow>
                  <mrow>
                    <msup>
                      <mi>a</mi>
                      <mstyle color="blue">
                        <mi>μ</mi>
                      </mstyle>
                    </msup>
                    <msub>
                      <mi>e</mi>
                      <mstyle color="blue">
                        <mi>μ</mi>
                      </mstyle>
                    </msub>
                    <mi>,</mi>
                    <msup>
                      <mi>a</mi>
                      <mstyle color="blue">
                        <mi>ν</mi>
                      </mstyle>
                    </msup>
                    <msub>
                      <mi>e</mi>
                      <mstyle color="blue">
                        <mi>ν</mi>
                      </mstyle>
                    </msub>
                  </mrow>
                </mrow>
                <mo fence="true" stretchy="false">)</mo>
              </mrow>
              <mo stretchy="false">+</mo>
              <mi>η</mi>
            </mrow>
            <mrow>
              <mrow>
                <mo fence="true" stretchy="false">(</mo>
                <mrow>
                  <mrow>
                    <msup>
                      <mi>b</mi>
                      <mstyle color="blue">
                        <mi>μ</mi>
                      </mstyle>
                    </msup>
                    <msub>
                      <mi>e</mi>
                      <mstyle color="blue">
                        <mi>μ</mi>
                      </mstyle>
                    </msub>
                    <mi>,</mi>
                    <msup>
                      <mi>b</mi>
                      <mstyle color="blue">
                        <mi>ν</mi>
                      </mstyle>
                    </msup>
                    <msub>
                      <mi>e</mi>
                      <mstyle color="blue">
                        <mi>ν</mi>
                      </mstyle>
                    </msub>
                  </mrow>
                </mrow>
                <mo fence="true" stretchy="false">)</mo>
              </mrow>
              <mo stretchy="false">+</mo>
              <mi>η</mi>
            </mrow>
            <mrow>
              <mrow>
                <mo fence="true" stretchy="false">(</mo>
                <mrow>
                  <mrow>
                    <msup>
                      <mi>a</mi>
                      <mstyle color="blue">
                        <mi>μ</mi>
                      </mstyle>
                    </msup>
                    <msub>
                      <mi>e</mi>
                      <mstyle color="blue">
                        <mi>μ</mi>
                      </mstyle>
                    </msub>
                    <mi>,</mi>
                    <msup>
                      <mi>b</mi>
                      <mstyle color="blue">
                        <mi>ν</mi>
                      </mstyle>
                    </msup>
                    <msub>
                      <mi>e</mi>
                      <mstyle color="blue">
                        <mi>ν</mi>
                      </mstyle>
                    </msub>
                  </mrow>
                </mrow>
                <mo fence="true" stretchy="false">)</mo>
              </mrow>
              <mo stretchy="false">+</mo>
              <mi>η</mi>
            </mrow>
            <mrow>
              <mo fence="true" stretchy="false">(</mo>
              <mrow>
                <mrow>
                  <msup>
                    <mi>b</mi>
                    <mstyle color="blue">
                      <mi>ν</mi>
                    </mstyle>
                  </msup>
                  <msub>
                    <mi>e</mi>
                    <mstyle color="blue">
                      <mi>ν</mi>
                    </mstyle>
                  </msub>
                  <mi>,</mi>
                  <msup>
                    <mi>a</mi>
                    <mstyle color="blue">
                      <mi>μ</mi>
                    </mstyle>
                  </msup>
                  <msub>
                    <mi>e</mi>
                    <mstyle color="blue">
                      <mi>μ</mi>
                    </mstyle>
                  </msub>
                </mrow>
              </mrow>
              <mo fence="true" stretchy="false">)</mo>
            </mrow>
          </mrow>
        </mtd>
      </mtr>
      <mtr>
        <mtd columnalign="left">
          <mrow>
            <mrow>
              <mphantom>
                <mrow>
                  <mrow>
                    <msup>
                      <mi>a</mi>
                      <mn>2</mn>
                    </msup>
                    <mo stretchy="false">+</mo>
                    <msup>
                      <mi>b</mi>
                      <mn>2</mn>
                    </msup>
                    <mo stretchy="false">+</mo>
                    <mi>a</mi>
                  </mrow>
                  <mrow>
                    <mi>b</mi>
                    <mo stretchy="false">+</mo>
                    <mi>b</mi>
                  </mrow>
                  <mi>a</mi>
                </mrow>
              </mphantom>
              <mo stretchy="false">=</mo>
              <msup>
                <mi>a</mi>
                <mstyle color="blue">
                  <mi>μ</mi>
                </mstyle>
              </msup>
            </mrow>
            <msup>
              <mi>a</mi>
              <mstyle color="blue">
                <mi>μ</mi>
              </mstyle>
            </msup>
            <mi>η</mi>
            <mrow>
              <mrow>
                <mo fence="true" stretchy="false">(</mo>
                <mrow>
                  <mrow>
                    <msub>
                      <mi>e</mi>
                      <mstyle color="blue">
                        <mi>μ</mi>
                      </mstyle>
                    </msub>
                    <mi>,</mi>
                    <msub>
                      <mi>e</mi>
                      <mstyle color="blue">
                        <mi>μ</mi>
                      </mstyle>
                    </msub>
                  </mrow>
                </mrow>
                <mo fence="true" stretchy="false">)</mo>
              </mrow>
              <mo stretchy="false">+</mo>
              <msup>
                <mi>b</mi>
                <mstyle color="blue">
                  <mi>μ</mi>
                </mstyle>
              </msup>
            </mrow>
            <msup>
              <mi>b</mi>
              <mstyle color="blue">
                <mi>μ</mi>
              </mstyle>
            </msup>
            <mi>η</mi>
            <mrow>
              <mrow>
                <mo fence="true" stretchy="false">(</mo>
                <mrow>
                  <mrow>
                    <msub>
                      <mi>e</mi>
                      <mstyle color="blue">
                        <mi>μ</mi>
                      </mstyle>
                    </msub>
                    <mi>,</mi>
                    <msub>
                      <mi>e</mi>
                      <mstyle color="blue">
                        <mi>μ</mi>
                      </mstyle>
                    </msub>
                  </mrow>
                </mrow>
                <mo fence="true" stretchy="false">)</mo>
              </mrow>
              <mo stretchy="false">+</mo>
              <msup>
                <mi>a</mi>
                <mstyle color="blue">
                  <mi>μ</mi>
                </mstyle>
              </msup>
            </mrow>
            <msup>
              <mi>b</mi>
              <mstyle color="blue">
                <mi>ν</mi>
              </mstyle>
            </msup>
            <mi>η</mi>
            <mrow>
              <mrow>
                <mo fence="true" stretchy="false">(</mo>
                <mrow>
                  <mrow>
                    <msub>
                      <mi>e</mi>
                      <mstyle color="blue">
                        <mi>μ</mi>
                      </mstyle>
                    </msub>
                    <mi>,</mi>
                    <msub>
                      <mi>e</mi>
                      <mstyle color="blue">
                        <mi>ν</mi>
                      </mstyle>
                    </msub>
                  </mrow>
                </mrow>
                <mo fence="true" stretchy="false">)</mo>
              </mrow>
              <mo stretchy="false">+</mo>
              <msup>
                <mi>b</mi>
                <mstyle color="blue">
                  <mi>ν</mi>
                </mstyle>
              </msup>
            </mrow>
            <msup>
              <mi>a</mi>
              <mstyle color="blue">
                <mi>μ</mi>
              </mstyle>
            </msup>
            <mi>η</mi>
            <mrow>
              <mo fence="true" stretchy="false">(</mo>
              <mrow>
                <mrow>
                  <msub>
                    <mi>e</mi>
                    <mstyle color="blue">
                      <mi>ν</mi>
                    </mstyle>
                  </msub>
                  <mi>,</mi>
                  <msub>
                    <mi>e</mi>
                    <mstyle color="blue">
                      <mi>μ</mi>
                    </mstyle>
                  </msub>
                </mrow>
              </mrow>
              <mo fence="true" stretchy="false">)</mo>
            </mrow>
          </mrow>
        </mtd>
      </mtr>
    </mtable>
    <annotation encoding="StarMath 5.0">stack {
( a + b ) ( a + b ) = a^2 + b^2 + a b + b a #
alignl a^2 + b^2 + a b + b a = a sup {color blue %mu} a sup {color blue %nu} e sub {color blue %mu} e sub {color blue %nu} + b sup {color blue %mu} b sup {color blue %nu} e sub {color blue %mu} e sub {color blue %nu} + a sup {color blue %mu} b sup {color blue %nu} e sub {color blue %mu} e sub {color blue %nu} + a sup {color blue %mu} a sup {color blue %nu} e sub {color blue %nu} e sub {color blue %mu} #
alignl phantom{a^2 + b^2 + a b + b a} = %eta ( a sup {color blue %mu} e sub {color blue %mu} , a sup {color blue %nu} e sub {color blue %nu} ) + %eta ( b sup {color blue %mu} e sub {color blue %mu} , b sup {color blue %nu} e sub {color blue %nu} ) + %eta ( a sup {color blue %mu} e sub {color blue %mu} , b sup {color blue %nu} e sub {color blue %nu} ) + %eta ( b sup {color blue %nu} e sub {color blue %nu} , a sup {color blue %mu} e sub {color blue %mu} ) #
alignl phantom{a^2 + b^2 + a b + b a} = a sup {color blue %mu} a sup {color blue %mu} %eta ( e sub {color blue %mu} , e sub {color blue %mu} ) + b sup {color blue %mu} b sup {color blue %mu} %eta ( e sub {color blue %mu} , e sub {color blue %mu} ) + a sup {color blue %mu} b sup {color blue %nu} %eta ( e sub {color blue %mu} , e sub {color blue %nu} ) + b sup {color blue %nu} a sup {color blue %mu} %eta ( e sub {color blue %nu} , e sub {color blue %mu} )
}</annotation>
  </semantics>
</math>
</file>

<file path=Object 4/content.xml><?xml version="1.0" encoding="utf-8"?>
<math xmlns="http://www.w3.org/1998/Math/MathML" display="block">
  <semantics>
    <mrow>
      <mrow/>
      <mo stretchy="false">⊕</mo>
      <mrow/>
    </mrow>
    <annotation encoding="StarMath 5.0">{{}oplus{}}</annotation>
  </semantics>
</math>
</file>

<file path=Object 40/content.xml><?xml version="1.0" encoding="utf-8"?>
<math xmlns="http://www.w3.org/1998/Math/MathML">
  <semantics>
    <mrow>
      <mi>η</mi>
      <mrow>
        <mo fence="true" stretchy="false">(</mo>
        <mrow>
          <mrow>
            <mrow>
              <mi>a</mi>
              <mo stretchy="false">+</mo>
              <mi>b</mi>
            </mrow>
            <mi>,</mi>
            <mrow>
              <mi>a</mi>
              <mo stretchy="false">+</mo>
              <mi>b</mi>
            </mrow>
          </mrow>
        </mrow>
        <mo fence="true" stretchy="false">)</mo>
      </mrow>
    </mrow>
    <annotation encoding="StarMath 5.0">%eta ( a + b , a + b )</annotation>
  </semantics>
</math>
</file>

<file path=Object 41/content.xml><?xml version="1.0" encoding="utf-8"?>
<math xmlns="http://www.w3.org/1998/Math/MathML">
  <semantics>
    <mrow>
      <msup>
        <mi>a</mi>
        <mn>2</mn>
      </msup>
      <mi>,</mi>
      <msup>
        <mi>b</mi>
        <mn>2</mn>
      </msup>
    </mrow>
    <annotation encoding="StarMath 5.0">a^2 , b^2</annotation>
  </semantics>
</math>
</file>

<file path=Object 42/content.xml><?xml version="1.0" encoding="utf-8"?>
<math xmlns="http://www.w3.org/1998/Math/MathML" display="block">
  <semantics>
    <mrow>
      <mn>½</mn>
      <mrow>
        <mrow>
          <mo fence="true" stretchy="false">(</mo>
          <mrow>
            <mrow>
              <mi>a</mi>
              <mrow>
                <mi>b</mi>
                <mo stretchy="false">+</mo>
                <mi>b</mi>
              </mrow>
              <mi>a</mi>
            </mrow>
          </mrow>
          <mo fence="true" stretchy="false">)</mo>
        </mrow>
        <mo stretchy="false">=</mo>
        <msup>
          <mi>a</mi>
          <mstyle color="blue">
            <mi>μ</mi>
          </mstyle>
        </msup>
      </mrow>
      <msup>
        <mi>b</mi>
        <mstyle color="blue">
          <mi>ν</mi>
        </mstyle>
      </msup>
      <mi>η</mi>
      <mrow>
        <mrow>
          <mo fence="true" stretchy="false">(</mo>
          <mrow>
            <mrow>
              <msub>
                <mi>e</mi>
                <mstyle color="blue">
                  <mi>μ</mi>
                </mstyle>
              </msub>
              <mi>,</mi>
              <msub>
                <mi>e</mi>
                <mstyle color="blue">
                  <mi>ν</mi>
                </mstyle>
              </msub>
            </mrow>
          </mrow>
          <mo fence="true" stretchy="false">)</mo>
        </mrow>
        <mo stretchy="false">=</mo>
        <mi>η</mi>
      </mrow>
      <mrow>
        <mo fence="true" stretchy="false">(</mo>
        <mrow>
          <mrow>
            <mi>a</mi>
            <mi>,</mi>
            <mi>b</mi>
          </mrow>
        </mrow>
        <mo fence="true" stretchy="false">)</mo>
      </mrow>
    </mrow>
    <annotation encoding="StarMath 5.0">½ ( a b + b a ) = a sup {color blue %mu} b sup {color blue %nu} %eta ( e sub {color blue %mu} , e sub {color blue %nu} ) = %eta ( a , b )</annotation>
  </semantics>
</math>
</file>

<file path=Object 43/content.xml><?xml version="1.0" encoding="utf-8"?>
<math xmlns="http://www.w3.org/1998/Math/MathML" display="block">
  <semantics>
    <mrow>
      <mi>a</mi>
      <mo stretchy="false">∗</mo>
      <mi>b</mi>
    </mrow>
    <annotation encoding="StarMath 5.0">a * b</annotation>
  </semantics>
</math>
</file>

<file path=Object 44/content.xml><?xml version="1.0" encoding="utf-8"?>
<math xmlns="http://www.w3.org/1998/Math/MathML">
  <semantics>
    <mrow>
      <mn>½</mn>
      <mrow>
        <mo fence="true" stretchy="false">(</mo>
        <mrow>
          <mrow>
            <mi>a</mi>
            <mrow>
              <mi>b</mi>
              <mo stretchy="false">−</mo>
              <mi>b</mi>
            </mrow>
            <mi>a</mi>
          </mrow>
        </mrow>
        <mo fence="true" stretchy="false">)</mo>
      </mrow>
    </mrow>
    <annotation encoding="StarMath 5.0"> ½ ( a b - b a )</annotation>
  </semantics>
</math>
</file>

<file path=Object 45/content.xml><?xml version="1.0" encoding="utf-8"?>
<math xmlns="http://www.w3.org/1998/Math/MathML" display="block">
  <semantics>
    <mrow>
      <mi>a</mi>
      <mo stretchy="false">∗</mo>
      <mi>b</mi>
    </mrow>
    <annotation encoding="StarMath 5.0">a * b</annotation>
  </semantics>
</math>
</file>

<file path=Object 46/content.xml><?xml version="1.0" encoding="utf-8"?>
<math xmlns="http://www.w3.org/1998/Math/MathML" display="block">
  <semantics>
    <mrow>
      <mrow>
        <mo stretchy="false">−</mo>
        <mi>b</mi>
      </mrow>
      <mo stretchy="false">∗</mo>
      <mi>a</mi>
    </mrow>
    <annotation encoding="StarMath 5.0">- b * a</annotation>
  </semantics>
</math>
</file>

<file path=Object 47/content.xml><?xml version="1.0" encoding="utf-8"?>
<math xmlns="http://www.w3.org/1998/Math/MathML" display="block">
  <semantics>
    <mrow>
      <mrow/>
      <mo stretchy="false">∗</mo>
      <mrow/>
    </mrow>
    <annotation encoding="StarMath 5.0">{{}*{}}</annotation>
  </semantics>
</math>
</file>

<file path=Object 48/content.xml><?xml version="1.0" encoding="utf-8"?>
<math xmlns="http://www.w3.org/1998/Math/MathML" display="block">
  <semantics>
    <mrow>
      <mrow>
        <mi>a</mi>
        <mo stretchy="false">∗</mo>
        <mi>a</mi>
      </mrow>
      <mo stretchy="false">=</mo>
      <mn>0</mn>
    </mrow>
    <annotation encoding="StarMath 5.0">a * a = 0</annotation>
  </semantics>
</math>
</file>

<file path=Object 49/content.xml><?xml version="1.0" encoding="utf-8"?>
<math xmlns="http://www.w3.org/1998/Math/MathML">
  <semantics>
    <mrow>
      <mi>a</mi>
      <mo stretchy="false">∧</mo>
      <mi>b</mi>
    </mrow>
    <annotation encoding="StarMath 5.0">a and b</annotation>
  </semantics>
</math>
</file>

<file path=Object 5/content.xml><?xml version="1.0" encoding="utf-8"?>
<math xmlns="http://www.w3.org/1998/Math/MathML" display="block">
  <semantics>
    <mrow>
      <mrow/>
      <mo stretchy="false">⊕</mo>
      <mrow/>
    </mrow>
    <annotation encoding="StarMath 5.0">{{}oplus{}}</annotation>
  </semantics>
</math>
</file>

<file path=Object 50/content.xml><?xml version="1.0" encoding="utf-8"?>
<math xmlns="http://www.w3.org/1998/Math/MathML" display="block">
  <semantics>
    <mi>a</mi>
    <annotation encoding="StarMath 5.0">a</annotation>
  </semantics>
</math>
</file>

<file path=Object 51/content.xml><?xml version="1.0" encoding="utf-8"?>
<math xmlns="http://www.w3.org/1998/Math/MathML" display="block">
  <semantics>
    <mi>b</mi>
    <annotation encoding="StarMath 5.0">b</annotation>
  </semantics>
</math>
</file>

<file path=Object 52/content.xml><?xml version="1.0" encoding="utf-8"?>
<math xmlns="http://www.w3.org/1998/Math/MathML" display="block">
  <semantics>
    <mi>a</mi>
    <annotation encoding="StarMath 5.0">a</annotation>
  </semantics>
</math>
</file>

<file path=Object 53/content.xml><?xml version="1.0" encoding="utf-8"?>
<math xmlns="http://www.w3.org/1998/Math/MathML" display="block">
  <semantics>
    <mi>b</mi>
    <annotation encoding="StarMath 5.0">b</annotation>
  </semantics>
</math>
</file>

<file path=Object 54/content.xml><?xml version="1.0" encoding="utf-8"?>
<math xmlns="http://www.w3.org/1998/Math/MathML">
  <semantics>
    <msub>
      <mi>ℳ</mi>
      <mrow>
        <mn>1</mn>
        <mi>,</mi>
        <mn>3</mn>
      </mrow>
    </msub>
    <annotation encoding="StarMath 5.0">ℳ sub {1 , 3}</annotation>
  </semantics>
</math>
</file>

<file path=Object 55/content.xml><?xml version="1.0" encoding="utf-8"?>
<math xmlns="http://www.w3.org/1998/Math/MathML">
  <semantics>
    <mrow>
      <mi>a</mi>
      <mo stretchy="false">∧</mo>
      <mi>b</mi>
      <mo stretchy="false">∧</mo>
      <mi>c</mi>
      <mo stretchy="false">∧</mo>
      <mi>d</mi>
    </mrow>
    <annotation encoding="StarMath 5.0">a and b and c and d</annotation>
  </semantics>
</math>
</file>

<file path=Object 56/content.xml><?xml version="1.0" encoding="utf-8"?>
<math xmlns="http://www.w3.org/1998/Math/MathML">
  <semantics>
    <mrow>
      <mi>a</mi>
      <mo stretchy="false">∧</mo>
      <mi>b</mi>
      <mo stretchy="false">∧</mo>
      <mi>c</mi>
    </mrow>
    <annotation encoding="StarMath 5.0">a and b and c</annotation>
  </semantics>
</math>
</file>

<file path=Object 57/content.xml><?xml version="1.0" encoding="utf-8"?>
<math xmlns="http://www.w3.org/1998/Math/MathML">
  <semantics>
    <mrow>
      <mi>a</mi>
      <mo stretchy="false">∧</mo>
      <mi>b</mi>
    </mrow>
    <annotation encoding="StarMath 5.0">a and b</annotation>
  </semantics>
</math>
</file>

<file path=Object 58/content.xml><?xml version="1.0" encoding="utf-8"?>
<math xmlns="http://www.w3.org/1998/Math/MathML">
  <semantics>
    <mrow>
      <mi>a</mi>
      <mi>,</mi>
      <mi>b</mi>
      <mi>,</mi>
      <mi>c</mi>
      <mi>,</mi>
      <mi>d</mi>
    </mrow>
    <annotation encoding="StarMath 5.0">a , b , c , d</annotation>
  </semantics>
</math>
</file>

<file path=Object 59/content.xml><?xml version="1.0" encoding="utf-8"?>
<math xmlns="http://www.w3.org/1998/Math/MathML">
  <semantics>
    <msub>
      <mi>ℳ</mi>
      <mrow>
        <mn>1</mn>
        <mi>,</mi>
        <mn>3</mn>
      </mrow>
    </msub>
    <annotation encoding="StarMath 5.0">ℳ sub {1 , 3}</annotation>
  </semantics>
</math>
</file>

<file path=Object 6/content.xml><?xml version="1.0" encoding="utf-8"?>
<math xmlns="http://www.w3.org/1998/Math/MathML" display="block">
  <semantics>
    <msub>
      <mi>ℳ</mi>
      <mrow>
        <mn>1</mn>
        <mi>,</mi>
        <mn>3</mn>
      </mrow>
    </msub>
    <annotation encoding="StarMath 5.0">ℳ sub {1 , 3}</annotation>
  </semantics>
</math>
</file>

<file path=Object 60/content.xml><?xml version="1.0" encoding="utf-8"?>
<math xmlns="http://www.w3.org/1998/Math/MathML">
  <semantics>
    <mrow>
      <mi>a</mi>
      <mo stretchy="false">∧</mo>
      <mi>b</mi>
      <mo stretchy="false">∧</mo>
      <mi>c</mi>
      <mo stretchy="false">∧</mo>
      <mi>d</mi>
    </mrow>
    <annotation encoding="StarMath 5.0">a and b and c and d</annotation>
  </semantics>
</math>
</file>

<file path=Object 61/content.xml><?xml version="1.0" encoding="utf-8"?>
<math xmlns="http://www.w3.org/1998/Math/MathML">
  <semantics>
    <mrow>
      <mi>a</mi>
      <mo stretchy="false">∧</mo>
      <mi>b</mi>
    </mrow>
    <annotation encoding="StarMath 5.0">a and b</annotation>
  </semantics>
</math>
</file>

<file path=Object 62/content.xml><?xml version="1.0" encoding="utf-8"?>
<math xmlns="http://www.w3.org/1998/Math/MathML" display="block">
  <semantics>
    <mrow>
      <mn>½</mn>
      <mrow>
        <mo fence="true" stretchy="false">(</mo>
        <mrow>
          <mrow>
            <mi>a</mi>
            <mrow>
              <mi>b</mi>
              <mo stretchy="false">−</mo>
              <mi>b</mi>
            </mrow>
            <mi>a</mi>
          </mrow>
        </mrow>
        <mo fence="true" stretchy="false">)</mo>
      </mrow>
    </mrow>
    <annotation encoding="StarMath 5.0">½ ( a b - b a )</annotation>
  </semantics>
</math>
</file>

<file path=Object 63/content.xml><?xml version="1.0" encoding="utf-8"?>
<math xmlns="http://www.w3.org/1998/Math/MathML" display="block">
  <semantics>
    <mi>a</mi>
    <annotation encoding="StarMath 5.0"> a </annotation>
  </semantics>
</math>
</file>

<file path=Object 64/content.xml><?xml version="1.0" encoding="utf-8"?>
<math xmlns="http://www.w3.org/1998/Math/MathML" display="block">
  <semantics>
    <mi>b</mi>
    <annotation encoding="StarMath 5.0">b</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b</mi>
    <annotation encoding="StarMath 5.0">b</annotation>
  </semantics>
</math>
</file>

<file path=Object 67/content.xml><?xml version="1.0" encoding="utf-8"?>
<math xmlns="http://www.w3.org/1998/Math/MathML" display="block">
  <semantics>
    <mi>c</mi>
    <annotation encoding="StarMath 5.0">c</annotation>
  </semantics>
</math>
</file>

<file path=Object 68/content.xml><?xml version="1.0" encoding="utf-8"?>
<math xmlns="http://www.w3.org/1998/Math/MathML" display="block">
  <semantics>
    <mi>a</mi>
    <annotation encoding="StarMath 5.0">a</annotation>
  </semantics>
</math>
</file>

<file path=Object 69/content.xml><?xml version="1.0" encoding="utf-8"?>
<math xmlns="http://www.w3.org/1998/Math/MathML" display="block">
  <semantics>
    <mi>b</mi>
    <annotation encoding="StarMath 5.0">b</annotation>
  </semantics>
</math>
</file>

<file path=Object 7/content.xml><?xml version="1.0" encoding="utf-8"?>
<math xmlns="http://www.w3.org/1998/Math/MathML" display="block">
  <semantics>
    <mrow>
      <msub>
        <mi>γ</mi>
        <mn>0</mn>
      </msub>
      <mi>,</mi>
      <msub>
        <mi>γ</mi>
        <mn>1</mn>
      </msub>
      <mi>,</mi>
      <msub>
        <mi>γ</mi>
        <mn>2</mn>
      </msub>
      <mi>,</mi>
      <msub>
        <mi>γ</mi>
        <mn>3</mn>
      </msub>
    </mrow>
    <annotation encoding="StarMath 5.0">%gamma sub 0 , %gamma sub 1 , %gamma sub 2 , %gamma sub 3</annotation>
  </semantics>
</math>
</file>

<file path=Object 70/content.xml><?xml version="1.0" encoding="utf-8"?>
<math xmlns="http://www.w3.org/1998/Math/MathML" display="block">
  <semantics>
    <mi>a</mi>
    <annotation encoding="StarMath 5.0">a</annotation>
  </semantics>
</math>
</file>

<file path=Object 71/content.xml><?xml version="1.0" encoding="utf-8"?>
<math xmlns="http://www.w3.org/1998/Math/MathML" display="block">
  <semantics>
    <mi>b</mi>
    <annotation encoding="StarMath 5.0">b</annotation>
  </semantics>
</math>
</file>

<file path=Object 72/content.xml><?xml version="1.0" encoding="utf-8"?>
<math xmlns="http://www.w3.org/1998/Math/MathML" display="block">
  <semantics>
    <mi>a</mi>
    <annotation encoding="StarMath 5.0">a</annotation>
  </semantics>
</math>
</file>

<file path=Object 73/content.xml><?xml version="1.0" encoding="utf-8"?>
<math xmlns="http://www.w3.org/1998/Math/MathML" display="block">
  <semantics>
    <mi>b</mi>
    <annotation encoding="StarMath 5.0">b</annotation>
  </semantics>
</math>
</file>

<file path=Object 74/content.xml><?xml version="1.0" encoding="utf-8"?>
<math xmlns="http://www.w3.org/1998/Math/MathML" display="block">
  <semantics>
    <mi>a</mi>
    <annotation encoding="StarMath 5.0">a</annotation>
  </semantics>
</math>
</file>

<file path=Object 75/content.xml><?xml version="1.0" encoding="utf-8"?>
<math xmlns="http://www.w3.org/1998/Math/MathML" display="block">
  <semantics>
    <mi>b</mi>
    <annotation encoding="StarMath 5.0">b</annotation>
  </semantics>
</math>
</file>

<file path=Object 76/content.xml><?xml version="1.0" encoding="utf-8"?>
<math xmlns="http://www.w3.org/1998/Math/MathML" display="block">
  <semantics>
    <mi>a</mi>
    <annotation encoding="StarMath 5.0">a</annotation>
  </semantics>
</math>
</file>

<file path=Object 77/content.xml><?xml version="1.0" encoding="utf-8"?>
<math xmlns="http://www.w3.org/1998/Math/MathML" display="block">
  <semantics>
    <mi>b</mi>
    <annotation encoding="StarMath 5.0">b</annotation>
  </semantics>
</math>
</file>

<file path=Object 78/content.xml><?xml version="1.0" encoding="utf-8"?>
<math xmlns="http://www.w3.org/1998/Math/MathML" display="block">
  <semantics>
    <mi>a</mi>
    <annotation encoding="StarMath 5.0">a</annotation>
  </semantics>
</math>
</file>

<file path=Object 79/content.xml><?xml version="1.0" encoding="utf-8"?>
<math xmlns="http://www.w3.org/1998/Math/MathML" display="block">
  <semantics>
    <mi>b</mi>
    <annotation encoding="StarMath 5.0">b</annotation>
  </semantics>
</math>
</file>

<file path=Object 8/content.xml><?xml version="1.0" encoding="utf-8"?>
<math xmlns="http://www.w3.org/1998/Math/MathML" display="block">
  <semantics>
    <mi mathvariant="normal">ℝ</mi>
    <annotation encoding="StarMath 5.0">setR</annotation>
  </semantics>
</math>
</file>

<file path=Object 80/content.xml><?xml version="1.0" encoding="utf-8"?>
<math xmlns="http://www.w3.org/1998/Math/MathML" display="block">
  <semantics>
    <mi>c</mi>
    <annotation encoding="StarMath 5.0">c</annotation>
  </semantics>
</math>
</file>

<file path=Object 81/content.xml><?xml version="1.0" encoding="utf-8"?>
<math xmlns="http://www.w3.org/1998/Math/MathML" display="block">
  <semantics>
    <mi>c</mi>
    <annotation encoding="StarMath 5.0">c</annotation>
  </semantics>
</math>
</file>

<file path=Object 82/content.xml><?xml version="1.0" encoding="utf-8"?>
<math xmlns="http://www.w3.org/1998/Math/MathML" display="block">
  <semantics>
    <mi>d</mi>
    <annotation encoding="StarMath 5.0">d</annotation>
  </semantics>
</math>
</file>

<file path=Object 83/content.xml><?xml version="1.0" encoding="utf-8"?>
<math xmlns="http://www.w3.org/1998/Math/MathML" display="block">
  <semantics>
    <mi>c</mi>
    <annotation encoding="StarMath 5.0">c</annotation>
  </semantics>
</math>
</file>

<file path=Object 84/content.xml><?xml version="1.0" encoding="utf-8"?>
<math xmlns="http://www.w3.org/1998/Math/MathML" display="block">
  <semantics>
    <mi>d</mi>
    <annotation encoding="StarMath 5.0">d</annotation>
  </semantics>
</math>
</file>

<file path=Object 85/content.xml><?xml version="1.0" encoding="utf-8"?>
<math xmlns="http://www.w3.org/1998/Math/MathML" display="block">
  <semantics>
    <mi>a</mi>
    <annotation encoding="StarMath 5.0">a</annotation>
  </semantics>
</math>
</file>

<file path=Object 86/content.xml><?xml version="1.0" encoding="utf-8"?>
<math xmlns="http://www.w3.org/1998/Math/MathML" display="block">
  <semantics>
    <mi>b</mi>
    <annotation encoding="StarMath 5.0">b</annotation>
  </semantics>
</math>
</file>

<file path=Object 87/content.xml><?xml version="1.0" encoding="utf-8"?>
<math xmlns="http://www.w3.org/1998/Math/MathML">
  <semantics>
    <msub>
      <mi>ℳ</mi>
      <mrow>
        <mn>1</mn>
        <mi>,</mi>
        <mn>3</mn>
      </mrow>
    </msub>
    <annotation encoding="StarMath 5.0">ℳ sub {1 , 3}</annotation>
  </semantics>
</math>
</file>

<file path=Object 88/content.xml><?xml version="1.0" encoding="utf-8"?>
<math xmlns="http://www.w3.org/1998/Math/MathML">
  <semantics>
    <msub>
      <mi>ℳ</mi>
      <mrow>
        <mn>1</mn>
        <mi>,</mi>
        <mn>3</mn>
      </mrow>
    </msub>
    <annotation encoding="StarMath 5.0">ℳ sub {1 , 3}</annotation>
  </semantics>
</math>
</file>

<file path=Object 89/content.xml><?xml version="1.0" encoding="utf-8"?>
<math xmlns="http://www.w3.org/1998/Math/MathML">
  <semantics>
    <msub>
      <mi>ℳ</mi>
      <mrow>
        <mn>1</mn>
        <mi>,</mi>
        <mn>3</mn>
      </mrow>
    </msub>
    <annotation encoding="StarMath 5.0">ℳ sub {1 , 3}</annotation>
  </semantics>
</math>
</file>

<file path=Object 9/content.xml><?xml version="1.0" encoding="utf-8"?>
<math xmlns="http://www.w3.org/1998/Math/MathML" display="block">
  <semantics>
    <mn>1</mn>
    <annotation encoding="StarMath 5.0">1</annotation>
  </semantics>
</math>
</file>

<file path=Object 90/content.xml><?xml version="1.0" encoding="utf-8"?>
<math xmlns="http://www.w3.org/1998/Math/MathML">
  <semantics>
    <msub>
      <mstyle mathvariant="sans-serif">
        <mi>C</mi>
      </mstyle>
      <mrow>
        <mn>1</mn>
        <mn>3</mn>
      </mrow>
    </msub>
    <annotation encoding="StarMath 5.0">{font sans C} sub {1 3}</annotation>
  </semantics>
</math>
</file>

<file path=Object 91/content.xml><?xml version="1.0" encoding="utf-8"?>
<math xmlns="http://www.w3.org/1998/Math/MathML" display="block">
  <semantics>
    <mrow>
      <mi>a</mi>
      <mo stretchy="false">∧</mo>
      <mi>b</mi>
    </mrow>
    <annotation encoding="StarMath 5.0">a and b</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i>b</mi>
    <annotation encoding="StarMath 5.0">b</annotation>
  </semantics>
</math>
</file>

<file path=Object 94/content.xml><?xml version="1.0" encoding="utf-8"?>
<math xmlns="http://www.w3.org/1998/Math/MathML" display="block">
  <semantics>
    <mi>a</mi>
    <annotation encoding="StarMath 5.0">a</annotation>
  </semantics>
</math>
</file>

<file path=Object 95/content.xml><?xml version="1.0" encoding="utf-8"?>
<math xmlns="http://www.w3.org/1998/Math/MathML" display="block">
  <semantics>
    <mi>b</mi>
    <annotation encoding="StarMath 5.0">b</annotation>
  </semantics>
</math>
</file>

<file path=Object 96/content.xml><?xml version="1.0" encoding="utf-8"?>
<math xmlns="http://www.w3.org/1998/Math/MathML" display="block">
  <semantics>
    <mrow>
      <mrow>
        <mrow>
          <mi>a</mi>
          <mo stretchy="false">∧</mo>
          <mi>b</mi>
        </mrow>
        <mo stretchy="false">≡</mo>
        <mn>½</mn>
      </mrow>
      <mrow>
        <mrow>
          <mo fence="true" stretchy="false">(</mo>
          <mrow>
            <mrow>
              <mi>a</mi>
              <mrow>
                <mi>b</mi>
                <mo stretchy="false">−</mo>
                <mi>b</mi>
              </mrow>
              <mi>a</mi>
            </mrow>
          </mrow>
          <mo fence="true" stretchy="false">)</mo>
        </mrow>
        <mo stretchy="false">=</mo>
        <mrow>
          <mrow>
            <mo stretchy="false">−</mo>
            <mi>b</mi>
          </mrow>
          <mo stretchy="false">∧</mo>
          <mi>a</mi>
        </mrow>
      </mrow>
    </mrow>
    <annotation encoding="StarMath 5.0">a and b equiv ½ ( a b - b a ) = -b and a</annotation>
  </semantics>
</math>
</file>

<file path=Object 97/content.xml><?xml version="1.0" encoding="utf-8"?>
<math xmlns="http://www.w3.org/1998/Math/MathML">
  <semantics>
    <mrow>
      <mi>η</mi>
      <mrow>
        <mrow>
          <mo fence="true" stretchy="false">(</mo>
          <mrow>
            <mrow>
              <mi>a</mi>
              <mi>,</mi>
              <mi>b</mi>
            </mrow>
          </mrow>
          <mo fence="true" stretchy="false">)</mo>
        </mrow>
        <mo stretchy="false">&lt;</mo>
        <mn>0</mn>
      </mrow>
    </mrow>
    <annotation encoding="StarMath 5.0">%eta ( a , b ) &lt; 0</annotation>
  </semantics>
</math>
</file>

<file path=Object 98/content.xml><?xml version="1.0" encoding="utf-8"?>
<math xmlns="http://www.w3.org/1998/Math/MathML" display="block">
  <semantics>
    <mi>a</mi>
    <annotation encoding="StarMath 5.0">a</annotation>
  </semantics>
</math>
</file>

<file path=Object 99/content.xml><?xml version="1.0" encoding="utf-8"?>
<math xmlns="http://www.w3.org/1998/Math/MathML" display="block">
  <semantics>
    <mi>b</mi>
    <annotation encoding="StarMath 5.0">b</annotation>
  </semantics>
</math>
</file>